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0mm" svg:y="0mm">
            <draw:object draw:notify-on-update-of-ranges="Hoja1.A1:Hoja1.A90 Hoja1.B1:Hoja1.B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5.17mm" svg:y="58.74mm">
            <draw:object draw:notify-on-update-of-ranges="Hoja1.E1:Hoja1.E1000 Hoja1.F1:Hoja1.F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6.14mm" svg:y="12.6mm">
            <draw:object draw:notify-on-update-of-ranges="Hoja1.H1:Hoja1.H10 Hoja1.I1:Hoja1.I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.627119" calcext:value-type="float">
            <text:p>0.627119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804652" calcext:value-type="float">
            <text:p>0.804652</text:p>
          </table:table-cell>
          <table:table-cell office:value-type="float" office:value="0.47865" calcext:value-type="float">
            <text:p>0.47865</text:p>
          </table:table-cell>
          <table:table-cell/>
          <table:table-cell office:value-type="float" office:value="0.610169" calcext:value-type="float">
            <text:p>0.610169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305025" calcext:value-type="float">
            <text:p>0.305025</text:p>
          </table:table-cell>
          <table:table-cell office:value-type="float" office:value="0.842965" calcext:value-type="float">
            <text:p>0.842965</text:p>
          </table:table-cell>
          <table:table-cell/>
          <table:table-cell office:value-type="float" office:value="0.610169" calcext:value-type="float">
            <text:p>0.610169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661017" calcext:value-type="float">
            <text:p>0.661017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112303" calcext:value-type="float">
            <text:p>0.112303</text:p>
          </table:table-cell>
          <table:table-cell office:value-type="float" office:value="0.0341417" calcext:value-type="float">
            <text:p>0.0341417</text:p>
          </table:table-cell>
          <table:table-cell/>
          <table:table-cell office:value-type="float" office:value="0.644068" calcext:value-type="float">
            <text:p>0.644068</text:p>
          </table:table-cell>
          <table:table-cell office:value-type="float" office:value="0.541667" calcext:value-type="float">
            <text:p>0.541667</text:p>
          </table:table-cell>
          <table:table-cell table:number-columns-repeated="3"/>
        </table:table-row>
        <table:table-row table:style-name="ro1"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31134" calcext:value-type="float">
            <text:p>0.531134</text:p>
          </table:table-cell>
          <table:table-cell office:value-type="float" office:value="0.210954" calcext:value-type="float">
            <text:p>0.210954</text:p>
          </table:table-cell>
          <table:table-cell/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table:number-columns-repeated="3"/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21074" calcext:value-type="float">
            <text:p>0.321074</text:p>
          </table:table-cell>
          <table:table-cell office:value-type="float" office:value="0.20284" calcext:value-type="float">
            <text:p>0.20284</text:p>
          </table:table-cell>
          <table:table-cell/>
          <table:table-cell office:value-type="float" office:value="0.59322" calcext:value-type="float">
            <text:p>0.59322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0.627119" calcext:value-type="float">
            <text:p>0.627119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0.175329" calcext:value-type="float">
            <text:p>0.175329</text:p>
          </table:table-cell>
          <table:table-cell office:value-type="float" office:value="0.521096" calcext:value-type="float">
            <text:p>0.521096</text:p>
          </table:table-cell>
          <table:table-cell/>
          <table:table-cell office:value-type="float" office:value="0.762712" calcext:value-type="float">
            <text:p>0.762712</text:p>
          </table:table-cell>
          <table:table-cell office:value-type="float" office:value="0.708333" calcext:value-type="float">
            <text:p>0.708333</text:p>
          </table:table-cell>
          <table:table-cell table:number-columns-repeated="3"/>
        </table:table-row>
        <table:table-row table:style-name="ro1">
          <table:table-cell office:value-type="float" office:value="0.38983" calcext:value-type="float">
            <text:p>0.3898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0937238" calcext:value-type="float">
            <text:p>0.0937238</text:p>
          </table:table-cell>
          <table:table-cell office:value-type="float" office:value="0.355428" calcext:value-type="float">
            <text:p>0.3554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table:number-columns-repeated="3"/>
        </table:table-row>
        <table:table-row table:style-name="ro1">
          <table:table-cell office:value-type="float" office:value="0.491525" calcext:value-type="float">
            <text:p>0.491525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906141" calcext:value-type="float">
            <text:p>0.906141</text:p>
          </table:table-cell>
          <table:table-cell office:value-type="float" office:value="0.0593951" calcext:value-type="float">
            <text:p>0.0593951</text:p>
          </table:table-cell>
          <table:table-cell/>
          <table:table-cell office:value-type="float" office:value="0.677966" calcext:value-type="float">
            <text:p>0.677966</text:p>
          </table:table-cell>
          <table:table-cell office:value-type="float" office:value="0.583333" calcext:value-type="float">
            <text:p>0.583333</text:p>
          </table:table-cell>
          <table:table-cell table:number-columns-repeated="3"/>
        </table:table-row>
        <table:table-row table:style-name="ro1">
          <table:table-cell office:value-type="float" office:value="0.423729" calcext:value-type="float">
            <text:p>0.4237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576313" calcext:value-type="float">
            <text:p>0.576313</text:p>
          </table:table-cell>
          <table:table-cell office:value-type="float" office:value="0.756189" calcext:value-type="float">
            <text:p>0.756189</text:p>
          </table:table-cell>
          <table:table-cell/>
          <table:table-cell office:value-type="float" office:value="0.79661" calcext:value-type="float">
            <text:p>0.79661</text:p>
          </table:table-cell>
          <table:table-cell office:value-type="float" office:value="0.916667" calcext:value-type="float">
            <text:p>0.916667</text:p>
          </table:table-cell>
          <table:table-cell table:number-columns-repeated="3"/>
        </table:table-row>
        <table:table-row table:style-name="ro1">
          <table:table-cell office:value-type="float" office:value="0.542373" calcext:value-type="float">
            <text:p>0.542373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316487" calcext:value-type="float">
            <text:p>0.316487</text:p>
          </table:table-cell>
          <table:table-cell office:value-type="float" office:value="0.181911" calcext:value-type="float">
            <text:p>0.181911</text:p>
          </table:table-cell>
          <table:table-cell/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table:number-columns-repeated="3"/>
        </table:table-row>
        <table:table-row table:style-name="ro1">
          <table:table-cell office:value-type="float" office:value="0.508475" calcext:value-type="float">
            <text:p>0.50847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175298" calcext:value-type="float">
            <text:p>0.175298</text:p>
          </table:table-cell>
          <table:table-cell office:value-type="float" office:value="0.292339" calcext:value-type="float">
            <text:p>0.292339</text:p>
          </table:table-cell>
          <table:table-cell table:number-columns-repeated="6"/>
        </table:table-row>
        <table:table-row table:style-name="ro1">
          <table:table-cell office:value-type="float" office:value="0.627119" calcext:value-type="float">
            <text:p>0.627119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167226" calcext:value-type="float">
            <text:p>0.167226</text:p>
          </table:table-cell>
          <table:table-cell office:value-type="float" office:value="0.596248" calcext:value-type="float">
            <text:p>0.596248</text:p>
          </table:table-cell>
          <table:table-cell table:number-columns-repeated="6"/>
        </table:table-row>
        <table:table-row table:style-name="ro1">
          <table:table-cell office:value-type="float" office:value="0.440678" calcext:value-type="float">
            <text:p>0.44067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44075" calcext:value-type="float">
            <text:p>0.344075</text:p>
          </table:table-cell>
          <table:table-cell office:value-type="float" office:value="0.112435" calcext:value-type="float">
            <text:p>0.112435</text:p>
          </table:table-cell>
          <table:table-cell table:number-columns-repeated="6"/>
        </table:table-row>
        <table:table-row table:style-name="ro1">
          <table:table-cell office:value-type="float" office:value="0.576271" calcext:value-type="float">
            <text:p>0.576271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0402766" calcext:value-type="float">
            <text:p>0.0402766</text:p>
          </table:table-cell>
          <table:table-cell office:value-type="float" office:value="0.727147" calcext:value-type="float">
            <text:p>0.727147</text:p>
          </table:table-cell>
          <table:table-cell table:number-columns-repeated="6"/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899311" calcext:value-type="float">
            <text:p>0.899311</text:p>
          </table:table-cell>
          <table:table-cell office:value-type="float" office:value="0.622488" calcext:value-type="float">
            <text:p>0.622488</text:p>
          </table:table-cell>
          <table:table-cell table:number-columns-repeated="6"/>
        </table:table-row>
        <table:table-row table:style-name="ro1">
          <table:table-cell office:value-type="float" office:value="0.525424" calcext:value-type="float">
            <text:p>0.525424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101138" calcext:value-type="float">
            <text:p>0.101138</text:p>
          </table:table-cell>
          <table:table-cell office:value-type="float" office:value="0.954085" calcext:value-type="float">
            <text:p>0.954085</text:p>
          </table:table-cell>
          <table:table-cell table:number-columns-repeated="6"/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546927" calcext:value-type="float">
            <text:p>0.546927</text:p>
          </table:table-cell>
          <table:table-cell office:value-type="float" office:value="0.213442" calcext:value-type="float">
            <text:p>0.213442</text:p>
          </table:table-cell>
          <table:table-cell table:number-columns-repeated="6"/>
        </table:table-row>
        <table:table-row table:style-name="ro1">
          <table:table-cell office:value-type="float" office:value="0.491525" calcext:value-type="float">
            <text:p>0.491525</text:p>
          </table:table-cell>
          <table:table-cell office:value-type="float" office:value="0.416667" calcext:value-type="float">
            <text:p>0.416667</text:p>
          </table:table-cell>
          <table:table-cell table:number-columns-repeated="2"/>
          <table:table-cell office:value-type="float" office:value="0.988226" calcext:value-type="float">
            <text:p>0.988226</text:p>
          </table:table-cell>
          <table:table-cell office:value-type="float" office:value="0.0780613" calcext:value-type="float">
            <text:p>0.0780613</text:p>
          </table:table-cell>
          <table:table-cell table:number-columns-repeated="6"/>
        </table:table-row>
        <table:table-row table:style-name="ro1"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424396" calcext:value-type="float">
            <text:p>0.424396</text:p>
          </table:table-cell>
          <table:table-cell office:value-type="float" office:value="0.3093" calcext:value-type="float">
            <text:p>0.3093</text:p>
          </table:table-cell>
          <table:table-cell table:number-columns-repeated="6"/>
        </table:table-row>
        <table:table-row table:style-name="ro1"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280901" calcext:value-type="float">
            <text:p>0.280901</text:p>
          </table:table-cell>
          <table:table-cell office:value-type="float" office:value="0.599724" calcext:value-type="float">
            <text:p>0.599724</text:p>
          </table:table-cell>
          <table:table-cell table:number-columns-repeated="6"/>
        </table:table-row>
        <table:table-row table:style-name="ro1">
          <table:table-cell office:value-type="float" office:value="0.661017" calcext:value-type="float">
            <text:p>0.661017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830395" calcext:value-type="float">
            <text:p>0.830395</text:p>
          </table:table-cell>
          <table:table-cell office:value-type="float" office:value="0.374625" calcext:value-type="float">
            <text:p>0.374625</text:p>
          </table:table-cell>
          <table:table-cell table:number-columns-repeated="6"/>
        </table:table-row>
        <table:table-row table:style-name="ro1">
          <table:table-cell office:value-type="float" office:value="0.627119" calcext:value-type="float">
            <text:p>0.627119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  <table:table-cell office:value-type="float" office:value="0.955152" calcext:value-type="float">
            <text:p>0.955152</text:p>
          </table:table-cell>
          <table:table-cell office:value-type="float" office:value="0.736537" calcext:value-type="float">
            <text:p>0.736537</text:p>
          </table:table-cell>
          <table:table-cell table:number-columns-repeated="6"/>
        </table:table-row>
        <table:table-row table:style-name="ro1">
          <table:table-cell office:value-type="float" office:value="0.559322" calcext:value-type="float">
            <text:p>0.55932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492726" calcext:value-type="float">
            <text:p>0.492726</text:p>
          </table:table-cell>
          <table:table-cell office:value-type="float" office:value="0.750507" calcext:value-type="float">
            <text:p>0.750507</text:p>
          </table:table-cell>
          <table:table-cell table:number-columns-repeated="6"/>
        </table:table-row>
        <table:table-row table:style-name="ro1">
          <table:table-cell office:value-type="float" office:value="0.576271" calcext:value-type="float">
            <text:p>0.576271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0428455" calcext:value-type="float">
            <text:p>0.0428455</text:p>
          </table:table-cell>
          <table:table-cell office:value-type="float" office:value="0.880603" calcext:value-type="float">
            <text:p>0.880603</text:p>
          </table:table-cell>
          <table:table-cell table:number-columns-repeated="6"/>
        </table:table-row>
        <table:table-row table:style-name="ro1">
          <table:table-cell office:value-type="float" office:value="0.677966" calcext:value-type="float">
            <text:p>0.677966</text:p>
          </table:table-cell>
          <table:table-cell office:value-type="float" office:value="0.666667" calcext:value-type="float">
            <text:p>0.666667</text:p>
          </table:table-cell>
          <table:table-cell table:number-columns-repeated="2"/>
          <table:table-cell office:value-type="float" office:value="0.264272" calcext:value-type="float">
            <text:p>0.264272</text:p>
          </table:table-cell>
          <table:table-cell office:value-type="float" office:value="0.38692" calcext:value-type="float">
            <text:p>0.38692</text:p>
          </table:table-cell>
          <table:table-cell table:number-columns-repeated="6"/>
        </table:table-row>
        <table:table-row table:style-name="ro1">
          <table:table-cell office:value-type="float" office:value="0.423729" calcext:value-type="float">
            <text:p>0.4237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993038" calcext:value-type="float">
            <text:p>0.993038</text:p>
          </table:table-cell>
          <table:table-cell office:value-type="float" office:value="0.304549" calcext:value-type="float">
            <text:p>0.304549</text:p>
          </table:table-cell>
          <table:table-cell table:number-columns-repeated="6"/>
        </table:table-row>
        <table:table-row table:style-name="ro1">
          <table:table-cell office:value-type="float" office:value="0.474576" calcext:value-type="float">
            <text:p>0.474576</text:p>
          </table:table-cell>
          <table:table-cell office:value-type="float" office:value="0.416667" calcext:value-type="float">
            <text:p>0.416667</text:p>
          </table:table-cell>
          <table:table-cell table:number-columns-repeated="2"/>
          <table:table-cell office:value-type="float" office:value="0.114068" calcext:value-type="float">
            <text:p>0.114068</text:p>
          </table:table-cell>
          <table:table-cell office:value-type="float" office:value="0.892349" calcext:value-type="float">
            <text:p>0.892349</text:p>
          </table:table-cell>
          <table:table-cell table:number-columns-repeated="6"/>
        </table:table-row>
        <table:table-row table:style-name="ro1">
          <table:table-cell office:value-type="float" office:value="0.457627" calcext:value-type="float">
            <text:p>0.457627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596311" calcext:value-type="float">
            <text:p>0.596311</text:p>
          </table:table-cell>
          <table:table-cell office:value-type="float" office:value="0.0281754" calcext:value-type="float">
            <text:p>0.0281754</text:p>
          </table:table-cell>
          <table:table-cell table:number-columns-repeated="6"/>
        </table:table-row>
        <table:table-row table:style-name="ro1">
          <table:table-cell office:value-type="float" office:value="0.491525" calcext:value-type="float">
            <text:p>0.491525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  <table:table-cell office:value-type="float" office:value="0.717211" calcext:value-type="float">
            <text:p>0.717211</text:p>
          </table:table-cell>
          <table:table-cell office:value-type="float" office:value="0.143239" calcext:value-type="float">
            <text:p>0.143239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0.241617" calcext:value-type="float">
            <text:p>0.241617</text:p>
          </table:table-cell>
          <table:table-cell office:value-type="float" office:value="0.705437" calcext:value-type="float">
            <text:p>0.705437</text:p>
          </table:table-cell>
          <table:table-cell table:number-columns-repeated="6"/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2213" calcext:value-type="float">
            <text:p>0.2213</text:p>
          </table:table-cell>
          <table:table-cell office:value-type="float" office:value="0.666013" calcext:value-type="float">
            <text:p>0.666013</text:p>
          </table:table-cell>
          <table:table-cell table:number-columns-repeated="6"/>
        </table:table-row>
        <table:table-row table:style-name="ro1">
          <table:table-cell office:value-type="float" office:value="0.627119" calcext:value-type="float">
            <text:p>0.627119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0147372" calcext:value-type="float">
            <text:p>0.0147372</text:p>
          </table:table-cell>
          <table:table-cell office:value-type="float" office:value="0.502201" calcext:value-type="float">
            <text:p>0.502201</text:p>
          </table:table-cell>
          <table:table-cell table:number-columns-repeated="6"/>
        </table:table-row>
        <table:table-row table:style-name="ro1">
          <table:table-cell office:value-type="float" office:value="0.576271" calcext:value-type="float">
            <text:p>0.57627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265737" calcext:value-type="float">
            <text:p>0.265737</text:p>
          </table:table-cell>
          <table:table-cell office:value-type="float" office:value="0.845133" calcext:value-type="float">
            <text:p>0.845133</text:p>
          </table:table-cell>
          <table:table-cell table:number-columns-repeated="6"/>
        </table:table-row>
        <table:table-row table:style-name="ro1">
          <table:table-cell office:value-type="float" office:value="0.525424" calcext:value-type="float">
            <text:p>0.52542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876826" calcext:value-type="float">
            <text:p>0.876826</text:p>
          </table:table-cell>
          <table:table-cell office:value-type="float" office:value="0.22089" calcext:value-type="float">
            <text:p>0.22089</text:p>
          </table:table-cell>
          <table:table-cell table:number-columns-repeated="6"/>
        </table:table-row>
        <table:table-row table:style-name="ro1">
          <table:table-cell office:value-type="float" office:value="0.508475" calcext:value-type="float">
            <text:p>0.5084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81669" calcext:value-type="float">
            <text:p>0.581669</text:p>
          </table:table-cell>
          <table:table-cell office:value-type="float" office:value="0.310846" calcext:value-type="float">
            <text:p>0.310846</text:p>
          </table:table-cell>
          <table:table-cell table:number-columns-repeated="6"/>
        </table:table-row>
        <table:table-row table:style-name="ro1">
          <table:table-cell office:value-type="float" office:value="0.576271" calcext:value-type="float">
            <text:p>0.576271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  <table:table-cell office:value-type="float" office:value="0.752355" calcext:value-type="float">
            <text:p>0.752355</text:p>
          </table:table-cell>
          <table:table-cell office:value-type="float" office:value="0.074395" calcext:value-type="float">
            <text:p>0.074395</text:p>
          </table:table-cell>
          <table:table-cell table:number-columns-repeated="6"/>
        </table:table-row>
        <table:table-row table:style-name="ro1">
          <table:table-cell office:value-type="float" office:value="0.610169" calcext:value-type="float">
            <text:p>0.610169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0613531" calcext:value-type="float">
            <text:p>0.0613531</text:p>
          </table:table-cell>
          <table:table-cell office:value-type="float" office:value="0.465732" calcext:value-type="float">
            <text:p>0.465732</text:p>
          </table:table-cell>
          <table:table-cell table:number-columns-repeated="6"/>
        </table:table-row>
        <table:table-row table:style-name="ro1">
          <table:table-cell office:value-type="float" office:value="0.508475" calcext:value-type="float">
            <text:p>0.508475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  <table:table-cell office:value-type="float" office:value="0.742419" calcext:value-type="float">
            <text:p>0.742419</text:p>
          </table:table-cell>
          <table:table-cell office:value-type="float" office:value="0.104199" calcext:value-type="float">
            <text:p>0.104199</text:p>
          </table:table-cell>
          <table:table-cell table:number-columns-repeated="6"/>
        </table:table-row>
        <table:table-row table:style-name="ro1">
          <table:table-cell office:value-type="float" office:value="0.38983" calcext:value-type="float">
            <text:p>0.3898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0.346335" calcext:value-type="float">
            <text:p>0.346335</text:p>
          </table:table-cell>
          <table:table-cell office:value-type="float" office:value="0.00669084" calcext:value-type="float">
            <text:p>0.00669084</text:p>
          </table:table-cell>
          <table:table-cell table:number-columns-repeated="6"/>
        </table:table-row>
        <table:table-row table:style-name="ro1">
          <table:table-cell office:value-type="float" office:value="0.542373" calcext:value-type="float">
            <text:p>0.54237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1124" calcext:value-type="float">
            <text:p>0.31124</text:p>
          </table:table-cell>
          <table:table-cell office:value-type="float" office:value="0.605187" calcext:value-type="float">
            <text:p>0.605187</text:p>
          </table:table-cell>
          <table:table-cell table:number-columns-repeated="6"/>
        </table:table-row>
        <table:table-row table:style-name="ro1">
          <table:table-cell office:value-type="float" office:value="0.542373" calcext:value-type="float">
            <text:p>0.542373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  <table:table-cell office:value-type="float" office:value="0.231721" calcext:value-type="float">
            <text:p>0.231721</text:p>
          </table:table-cell>
          <table:table-cell office:value-type="float" office:value="0.238277" calcext:value-type="float">
            <text:p>0.238277</text:p>
          </table:table-cell>
          <table:table-cell table:number-columns-repeated="6"/>
        </table:table-row>
        <table:table-row table:style-name="ro1">
          <table:table-cell office:value-type="float" office:value="0.542373" calcext:value-type="float">
            <text:p>0.54237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68313" calcext:value-type="float">
            <text:p>0.368313</text:p>
          </table:table-cell>
          <table:table-cell office:value-type="float" office:value="0.828033" calcext:value-type="float">
            <text:p>0.828033</text:p>
          </table:table-cell>
          <table:table-cell table:number-columns-repeated="6"/>
        </table:table-row>
        <table:table-row table:style-name="ro1">
          <table:table-cell office:value-type="float" office:value="0.559322" calcext:value-type="float">
            <text:p>0.55932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266452" calcext:value-type="float">
            <text:p>0.266452</text:p>
          </table:table-cell>
          <table:table-cell office:value-type="float" office:value="0.0855244" calcext:value-type="float">
            <text:p>0.0855244</text:p>
          </table:table-cell>
          <table:table-cell table:number-columns-repeated="6"/>
        </table:table-row>
        <table:table-row table:style-name="ro1">
          <table:table-cell office:value-type="float" office:value="0.338983" calcext:value-type="float">
            <text:p>0.338983</text:p>
          </table:table-cell>
          <table:table-cell office:value-type="float" office:value="0.416667" calcext:value-type="float">
            <text:p>0.416667</text:p>
          </table:table-cell>
          <table:table-cell table:number-columns-repeated="2"/>
          <table:table-cell office:value-type="float" office:value="0.971271" calcext:value-type="float">
            <text:p>0.971271</text:p>
          </table:table-cell>
          <table:table-cell office:value-type="float" office:value="0.508069" calcext:value-type="float">
            <text:p>0.508069</text:p>
          </table:table-cell>
          <table:table-cell table:number-columns-repeated="6"/>
        </table:table-row>
        <table:table-row table:style-name="ro1">
          <table:table-cell office:value-type="float" office:value="0.525424" calcext:value-type="float">
            <text:p>0.52542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790962" calcext:value-type="float">
            <text:p>0.790962</text:p>
          </table:table-cell>
          <table:table-cell office:value-type="float" office:value="0.192572" calcext:value-type="float">
            <text:p>0.192572</text:p>
          </table:table-cell>
          <table:table-cell table:number-columns-repeated="6"/>
        </table:table-row>
        <table:table-row table:style-name="ro1">
          <table:table-cell office:value-type="float" office:value="0.847458" calcext:value-type="float">
            <text:p>0.8474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74082" calcext:value-type="float">
            <text:p>0.174082</text:p>
          </table:table-cell>
          <table:table-cell office:value-type="float" office:value="0.805699" calcext:value-type="float">
            <text:p>0.805699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694773" calcext:value-type="float">
            <text:p>0.694773</text:p>
          </table:table-cell>
          <table:table-cell office:value-type="float" office:value="0.439819" calcext:value-type="float">
            <text:p>0.439819</text:p>
          </table:table-cell>
          <table:table-cell table:number-columns-repeated="6"/>
        </table:table-row>
        <table:table-row table:style-name="ro1">
          <table:table-cell office:value-type="float" office:value="0.830508" calcext:value-type="float">
            <text:p>0.830508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660709" calcext:value-type="float">
            <text:p>0.660709</text:p>
          </table:table-cell>
          <table:table-cell office:value-type="float" office:value="0.232501" calcext:value-type="float">
            <text:p>0.232501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882446" calcext:value-type="float">
            <text:p>0.882446</text:p>
          </table:table-cell>
          <table:table-cell office:value-type="float" office:value="0.413064" calcext:value-type="float">
            <text:p>0.413064</text:p>
          </table:table-cell>
          <table:table-cell table:number-columns-repeated="6"/>
        </table:table-row>
        <table:table-row table:style-name="ro1">
          <table:table-cell office:value-type="float" office:value="0.813559" calcext:value-type="float">
            <text:p>0.813559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306896" calcext:value-type="float">
            <text:p>0.306896</text:p>
          </table:table-cell>
          <table:table-cell office:value-type="float" office:value="0.943799" calcext:value-type="float">
            <text:p>0.943799</text:p>
          </table:table-cell>
          <table:table-cell table:number-columns-repeated="6"/>
        </table:table-row>
        <table:table-row table:style-name="ro1">
          <table:table-cell office:value-type="float" office:value="0.949153" calcext:value-type="float">
            <text:p>0.949153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878796" calcext:value-type="float">
            <text:p>0.878796</text:p>
          </table:table-cell>
          <table:table-cell office:value-type="float" office:value="0.0493145" calcext:value-type="float">
            <text:p>0.0493145</text:p>
          </table:table-cell>
          <table:table-cell table:number-columns-repeated="6"/>
        </table:table-row>
        <table:table-row table:style-name="ro1">
          <table:table-cell office:value-type="float" office:value="0.59322" calcext:value-type="float">
            <text:p>0.59322</text:p>
          </table:table-cell>
          <table:table-cell office:value-type="float" office:value="0.666667" calcext:value-type="float">
            <text:p>0.666667</text:p>
          </table:table-cell>
          <table:table-cell table:number-columns-repeated="2"/>
          <table:table-cell office:value-type="float" office:value="0.0479975" calcext:value-type="float">
            <text:p>0.0479975</text:p>
          </table:table-cell>
          <table:table-cell office:value-type="float" office:value="0.225131" calcext:value-type="float">
            <text:p>0.225131</text:p>
          </table:table-cell>
          <table:table-cell table:number-columns-repeated="6"/>
        </table:table-row>
        <table:table-row table:style-name="ro1">
          <table:table-cell office:value-type="float" office:value="0.898305" calcext:value-type="float">
            <text:p>0.898305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0560053" calcext:value-type="float">
            <text:p>0.0560053</text:p>
          </table:table-cell>
          <table:table-cell office:value-type="float" office:value="0.539116" calcext:value-type="float">
            <text:p>0.539116</text:p>
          </table:table-cell>
          <table:table-cell table:number-columns-repeated="6"/>
        </table:table-row>
        <table:table-row table:style-name="ro1">
          <table:table-cell office:value-type="float" office:value="0.813559" calcext:value-type="float">
            <text:p>0.813559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144303" calcext:value-type="float">
            <text:p>0.144303</text:p>
          </table:table-cell>
          <table:table-cell office:value-type="float" office:value="0.796225" calcext:value-type="float">
            <text:p>0.796225</text:p>
          </table:table-cell>
          <table:table-cell table:number-columns-repeated="6"/>
        </table:table-row>
        <table:table-row table:style-name="ro1">
          <table:table-cell office:value-type="float" office:value="0.864407" calcext:value-type="float">
            <text:p>0.864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24258" calcext:value-type="float">
            <text:p>0.624258</text:p>
          </table:table-cell>
          <table:table-cell office:value-type="float" office:value="0.871973" calcext:value-type="float">
            <text:p>0.871973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194801" calcext:value-type="float">
            <text:p>0.194801</text:p>
          </table:table-cell>
          <table:table-cell office:value-type="float" office:value="0.482873" calcext:value-type="float">
            <text:p>0.482873</text:p>
          </table:table-cell>
          <table:table-cell table:number-columns-repeated="6"/>
        </table:table-row>
        <table:table-row table:style-name="ro1">
          <table:table-cell office:value-type="float" office:value="0.728814" calcext:value-type="float">
            <text:p>0.728814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544727" calcext:value-type="float">
            <text:p>0.0544727</text:p>
          </table:table-cell>
          <table:table-cell office:value-type="float" office:value="0.654653" calcext:value-type="float">
            <text:p>0.654653</text:p>
          </table:table-cell>
          <table:table-cell table:number-columns-repeated="6"/>
        </table:table-row>
        <table:table-row table:style-name="ro1">
          <table:table-cell office:value-type="float" office:value="0.762712" calcext:value-type="float">
            <text:p>0.762712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0781335" calcext:value-type="float">
            <text:p>0.0781335</text:p>
          </table:table-cell>
          <table:table-cell office:value-type="float" office:value="0.936918" calcext:value-type="float">
            <text:p>0.936918</text:p>
          </table:table-cell>
          <table:table-cell table:number-columns-repeated="6"/>
        </table:table-row>
        <table:table-row table:style-name="ro1">
          <table:table-cell office:value-type="float" office:value="0.677966" calcext:value-type="float">
            <text:p>0.677966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0677173" calcext:value-type="float">
            <text:p>0.0677173</text:p>
          </table:table-cell>
          <table:table-cell office:value-type="float" office:value="0.385029" calcext:value-type="float">
            <text:p>0.385029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958333" calcext:value-type="float">
            <text:p>0.958333</text:p>
          </table:table-cell>
          <table:table-cell table:number-columns-repeated="2"/>
          <table:table-cell office:value-type="float" office:value="0.434344" calcext:value-type="float">
            <text:p>0.434344</text:p>
          </table:table-cell>
          <table:table-cell office:value-type="float" office:value="0.928715" calcext:value-type="float">
            <text:p>0.928715</text:p>
          </table:table-cell>
          <table:table-cell table:number-columns-repeated="6"/>
        </table:table-row>
        <table:table-row table:style-name="ro1">
          <table:table-cell office:value-type="float" office:value="0.728814" calcext:value-type="float">
            <text:p>0.728814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171645" calcext:value-type="float">
            <text:p>0.171645</text:p>
          </table:table-cell>
          <table:table-cell office:value-type="float" office:value="0.490349" calcext:value-type="float">
            <text:p>0.490349</text:p>
          </table:table-cell>
          <table:table-cell table:number-columns-repeated="6"/>
        </table:table-row>
        <table:table-row table:style-name="ro1">
          <table:table-cell office:value-type="float" office:value="0.966102" calcext:value-type="float">
            <text:p>0.966102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467831" calcext:value-type="float">
            <text:p>0.467831</text:p>
          </table:table-cell>
          <table:table-cell office:value-type="float" office:value="0.736148" calcext:value-type="float">
            <text:p>0.736148</text:p>
          </table:table-cell>
          <table:table-cell table:number-columns-repeated="6"/>
        </table:table-row>
        <table:table-row table:style-name="ro1">
          <table:table-cell office:value-type="float" office:value="0.661017" calcext:value-type="float">
            <text:p>0.661017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124751" calcext:value-type="float">
            <text:p>0.124751</text:p>
          </table:table-cell>
          <table:table-cell office:value-type="float" office:value="0.156631" calcext:value-type="float">
            <text:p>0.156631</text:p>
          </table:table-cell>
          <table:table-cell table:number-columns-repeated="6"/>
        </table:table-row>
        <table:table-row table:style-name="ro1">
          <table:table-cell office:value-type="float" office:value="0.966102" calcext:value-type="float">
            <text:p>0.966102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335089" calcext:value-type="float">
            <text:p>0.335089</text:p>
          </table:table-cell>
          <table:table-cell office:value-type="float" office:value="0.722891" calcext:value-type="float">
            <text:p>0.722891</text:p>
          </table:table-cell>
          <table:table-cell table:number-columns-repeated="6"/>
        </table:table-row>
        <table:table-row table:style-name="ro1">
          <table:table-cell office:value-type="float" office:value="0.661017" calcext:value-type="float">
            <text:p>0.661017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111994" calcext:value-type="float">
            <text:p>0.111994</text:p>
          </table:table-cell>
          <table:table-cell office:value-type="float" office:value="0.54026" calcext:value-type="float">
            <text:p>0.54026</text:p>
          </table:table-cell>
          <table:table-cell table:number-columns-repeated="6"/>
        </table:table-row>
        <table:table-row table:style-name="ro1">
          <table:table-cell office:value-type="float" office:value="0.79661" calcext:value-type="float">
            <text:p>0.79661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269256" calcext:value-type="float">
            <text:p>0.269256</text:p>
          </table:table-cell>
          <table:table-cell office:value-type="float" office:value="0.306795" calcext:value-type="float">
            <text:p>0.306795</text:p>
          </table:table-cell>
          <table:table-cell table:number-columns-repeated="6"/>
        </table:table-row>
        <table:table-row table:style-name="ro1">
          <table:table-cell office:value-type="float" office:value="0.847458" calcext:value-type="float">
            <text:p>0.847458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023134" calcext:value-type="float">
            <text:p>0.023134</text:p>
          </table:table-cell>
          <table:table-cell office:value-type="float" office:value="0.2632" calcext:value-type="float">
            <text:p>0.2632</text:p>
          </table:table-cell>
          <table:table-cell table:number-columns-repeated="6"/>
        </table:table-row>
        <table:table-row table:style-name="ro1">
          <table:table-cell office:value-type="float" office:value="0.661017" calcext:value-type="float">
            <text:p>0.661017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152427" calcext:value-type="float">
            <text:p>0.152427</text:p>
          </table:table-cell>
          <table:table-cell office:value-type="float" office:value="0.0776068" calcext:value-type="float">
            <text:p>0.0776068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917853" calcext:value-type="float">
            <text:p>0.917853</text:p>
          </table:table-cell>
          <table:table-cell office:value-type="float" office:value="0.230561" calcext:value-type="float">
            <text:p>0.230561</text:p>
          </table:table-cell>
          <table:table-cell table:number-columns-repeated="6"/>
        </table:table-row>
        <table:table-row table:style-name="ro1">
          <table:table-cell office:value-type="float" office:value="0.813559" calcext:value-type="float">
            <text:p>0.813559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0.0145252" calcext:value-type="float">
            <text:p>0.0145252</text:p>
          </table:table-cell>
          <table:table-cell office:value-type="float" office:value="0.985571" calcext:value-type="float">
            <text:p>0.985571</text:p>
          </table:table-cell>
          <table:table-cell table:number-columns-repeated="6"/>
        </table:table-row>
        <table:table-row table:style-name="ro1">
          <table:table-cell office:value-type="float" office:value="0.864407" calcext:value-type="float">
            <text:p>0.864407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61559" calcext:value-type="float">
            <text:p>0.61559</text:p>
          </table:table-cell>
          <table:table-cell office:value-type="float" office:value="0.895243" calcext:value-type="float">
            <text:p>0.895243</text:p>
          </table:table-cell>
          <table:table-cell table:number-columns-repeated="6"/>
        </table:table-row>
        <table:table-row table:style-name="ro1">
          <table:table-cell office:value-type="float" office:value="0.915254" calcext:value-type="float">
            <text:p>0.915254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932084" calcext:value-type="float">
            <text:p>0.932084</text:p>
          </table:table-cell>
          <table:table-cell office:value-type="float" office:value="0.0499338" calcext:value-type="float">
            <text:p>0.0499338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823958" calcext:value-type="float">
            <text:p>0.823958</text:p>
          </table:table-cell>
          <table:table-cell office:value-type="float" office:value="0.103729" calcext:value-type="float">
            <text:p>0.103729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583333" calcext:value-type="float">
            <text:p>0.583333</text:p>
          </table:table-cell>
          <table:table-cell table:number-columns-repeated="2"/>
          <table:table-cell office:value-type="float" office:value="0.540283" calcext:value-type="float">
            <text:p>0.540283</text:p>
          </table:table-cell>
          <table:table-cell office:value-type="float" office:value="0.291789" calcext:value-type="float">
            <text:p>0.291789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541667" calcext:value-type="float">
            <text:p>0.541667</text:p>
          </table:table-cell>
          <table:table-cell table:number-columns-repeated="2"/>
          <table:table-cell office:value-type="float" office:value="0.839877" calcext:value-type="float">
            <text:p>0.839877</text:p>
          </table:table-cell>
          <table:table-cell office:value-type="float" office:value="0.397877" calcext:value-type="float">
            <text:p>0.397877</text:p>
          </table:table-cell>
          <table:table-cell table:number-columns-repeated="6"/>
        </table:table-row>
        <table:table-row table:style-name="ro1">
          <table:table-cell office:value-type="float" office:value="0.864407" calcext:value-type="float">
            <text:p>0.864407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903923" calcext:value-type="float">
            <text:p>0.903923</text:p>
          </table:table-cell>
          <table:table-cell office:value-type="float" office:value="0.37225" calcext:value-type="float">
            <text:p>0.37225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958333" calcext:value-type="float">
            <text:p>0.958333</text:p>
          </table:table-cell>
          <table:table-cell table:number-columns-repeated="2"/>
          <table:table-cell office:value-type="float" office:value="0.860992" calcext:value-type="float">
            <text:p>0.860992</text:p>
          </table:table-cell>
          <table:table-cell office:value-type="float" office:value="0.0286739" calcext:value-type="float">
            <text:p>0.0286739</text:p>
          </table:table-cell>
          <table:table-cell table:number-columns-repeated="6"/>
        </table:table-row>
        <table:table-row table:style-name="ro1">
          <table:table-cell office:value-type="float" office:value="0.762712" calcext:value-type="float">
            <text:p>0.762712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528881" calcext:value-type="float">
            <text:p>0.528881</text:p>
          </table:table-cell>
          <table:table-cell office:value-type="float" office:value="0.196081" calcext:value-type="float">
            <text:p>0.196081</text:p>
          </table:table-cell>
          <table:table-cell table:number-columns-repeated="6"/>
        </table:table-row>
        <table:table-row table:style-name="ro1">
          <table:table-cell office:value-type="float" office:value="0.644068" calcext:value-type="float">
            <text:p>0.644068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751565" calcext:value-type="float">
            <text:p>0.751565</text:p>
          </table:table-cell>
          <table:table-cell office:value-type="float" office:value="0.281041" calcext:value-type="float">
            <text:p>0.281041</text:p>
          </table:table-cell>
          <table:table-cell table:number-columns-repeated="6"/>
        </table:table-row>
        <table:table-row table:style-name="ro1">
          <table:table-cell office:value-type="float" office:value="0.745763" calcext:value-type="float">
            <text:p>0.745763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  <table:table-cell office:value-type="float" office:value="0.821301" calcext:value-type="float">
            <text:p>0.821301</text:p>
          </table:table-cell>
          <table:table-cell office:value-type="float" office:value="0.180468" calcext:value-type="float">
            <text:p>0.180468</text:p>
          </table:table-cell>
          <table:table-cell table:number-columns-repeated="6"/>
        </table:table-row>
        <table:table-row table:style-name="ro1">
          <table:table-cell office:value-type="float" office:value="0.779661" calcext:value-type="float">
            <text:p>0.779661</text:p>
          </table:table-cell>
          <table:table-cell office:value-type="float" office:value="0.958333" calcext:value-type="float">
            <text:p>0.958333</text:p>
          </table:table-cell>
          <table:table-cell table:number-columns-repeated="2"/>
          <table:table-cell office:value-type="float" office:value="0.170353" calcext:value-type="float">
            <text:p>0.170353</text:p>
          </table:table-cell>
          <table:table-cell office:value-type="float" office:value="0.844435" calcext:value-type="float">
            <text:p>0.844435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443668" calcext:value-type="float">
            <text:p>0.443668</text:p>
          </table:table-cell>
          <table:table-cell office:value-type="float" office:value="0.322781" calcext:value-type="float">
            <text:p>0.322781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922042" calcext:value-type="float">
            <text:p>0.922042</text:p>
          </table:table-cell>
          <table:table-cell office:value-type="float" office:value="0.361522" calcext:value-type="float">
            <text:p>0.361522</text:p>
          </table:table-cell>
          <table:table-cell table:number-columns-repeated="6"/>
        </table:table-row>
        <table:table-row table:style-name="ro1">
          <table:table-cell office:value-type="float" office:value="0.830508" calcext:value-type="float">
            <text:p>0.830508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553342" calcext:value-type="float">
            <text:p>0.553342</text:p>
          </table:table-cell>
          <table:table-cell office:value-type="float" office:value="0.936567" calcext:value-type="float">
            <text:p>0.936567</text:p>
          </table:table-cell>
          <table:table-cell table:number-columns-repeated="6"/>
        </table:table-row>
        <table:table-row table:style-name="ro1">
          <table:table-cell office:value-type="float" office:value="0.79661" calcext:value-type="float">
            <text:p>0.796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47092" calcext:value-type="float">
            <text:p>0.347092</text:p>
          </table:table-cell>
          <table:table-cell office:value-type="float" office:value="0.168932" calcext:value-type="float">
            <text:p>0.168932</text:p>
          </table:table-cell>
          <table:table-cell table:number-columns-repeated="6"/>
        </table:table-row>
        <table:table-row table:style-name="ro1">
          <table:table-cell office:value-type="float" office:value="0.711864" calcext:value-type="float">
            <text:p>0.711864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83181" calcext:value-type="float">
            <text:p>0.83181</text:p>
          </table:table-cell>
          <table:table-cell office:value-type="float" office:value="0.279176" calcext:value-type="float">
            <text:p>0.279176</text:p>
          </table:table-cell>
          <table:table-cell table:number-columns-repeated="6"/>
        </table:table-row>
        <table:table-row table:style-name="ro1">
          <table:table-cell office:value-type="float" office:value="0.677966" calcext:value-type="float">
            <text:p>0.677966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18865" calcext:value-type="float">
            <text:p>0.218865</text:p>
          </table:table-cell>
          <table:table-cell office:value-type="float" office:value="0.655768" calcext:value-type="float">
            <text:p>0.655768</text:p>
          </table:table-cell>
          <table:table-cell table:number-columns-repeated="6"/>
        </table:table-row>
        <table:table-row table:style-name="ro1">
          <table:table-cell office:value-type="float" office:value="0.711864" calcext:value-type="float">
            <text:p>0.711864</text:p>
          </table:table-cell>
          <table:table-cell office:value-type="float" office:value="0.791667" calcext:value-type="float">
            <text:p>0.791667</text:p>
          </table:table-cell>
          <table:table-cell table:number-columns-repeated="2"/>
          <table:table-cell office:value-type="float" office:value="0.382905" calcext:value-type="float">
            <text:p>0.382905</text:p>
          </table:table-cell>
          <table:table-cell office:value-type="float" office:value="0.759148" calcext:value-type="float">
            <text:p>0.759148</text:p>
          </table:table-cell>
          <table:table-cell table:number-columns-repeated="6"/>
        </table:table-row>
        <table:table-row table:style-name="ro1">
          <table:table-cell office:value-type="float" office:value="0.745763" calcext:value-type="float">
            <text:p>0.745763</text:p>
          </table:table-cell>
          <table:table-cell office:value-type="float" office:value="0.916667" calcext:value-type="float">
            <text:p>0.916667</text:p>
          </table:table-cell>
          <table:table-cell table:number-columns-repeated="2"/>
          <table:table-cell office:value-type="float" office:value="0.947556" calcext:value-type="float">
            <text:p>0.947556</text:p>
          </table:table-cell>
          <table:table-cell office:value-type="float" office:value="0.222782" calcext:value-type="float">
            <text:p>0.222782</text:p>
          </table:table-cell>
          <table:table-cell table:number-columns-repeated="6"/>
        </table:table-row>
        <table:table-row table:style-name="ro1">
          <table:table-cell office:value-type="float" office:value="0.694915" calcext:value-type="float">
            <text:p>0.694915</text:p>
          </table:table-cell>
          <table:table-cell office:value-type="float" office:value="0.708333" calcext:value-type="float">
            <text:p>0.708333</text:p>
          </table:table-cell>
          <table:table-cell table:number-columns-repeated="2"/>
          <table:table-cell office:value-type="float" office:value="0.157025" calcext:value-type="float">
            <text:p>0.157025</text:p>
          </table:table-cell>
          <table:table-cell office:value-type="float" office:value="0.85148" calcext:value-type="float">
            <text:p>0.851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5032" calcext:value-type="float">
            <text:p>0.595032</text:p>
          </table:table-cell>
          <table:table-cell office:value-type="float" office:value="0.018017" calcext:value-type="float">
            <text:p>0.0180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0154" calcext:value-type="float">
            <text:p>0.880154</text:p>
          </table:table-cell>
          <table:table-cell office:value-type="float" office:value="0.123913" calcext:value-type="float">
            <text:p>0.123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4098" calcext:value-type="float">
            <text:p>0.214098</text:p>
          </table:table-cell>
          <table:table-cell office:value-type="float" office:value="0.631719" calcext:value-type="float">
            <text:p>0.6317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4954" calcext:value-type="float">
            <text:p>0.404954</text:p>
          </table:table-cell>
          <table:table-cell office:value-type="float" office:value="0.12531" calcext:value-type="float">
            <text:p>0.125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5277" calcext:value-type="float">
            <text:p>0.495277</text:p>
          </table:table-cell>
          <table:table-cell office:value-type="float" office:value="0.226255" calcext:value-type="float">
            <text:p>0.2262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5778" calcext:value-type="float">
            <text:p>0.305778</text:p>
          </table:table-cell>
          <table:table-cell office:value-type="float" office:value="0.665631" calcext:value-type="float">
            <text:p>0.66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06904" calcext:value-type="float">
            <text:p>0.0706904</text:p>
          </table:table-cell>
          <table:table-cell office:value-type="float" office:value="0.749446" calcext:value-type="float">
            <text:p>0.7494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8411" calcext:value-type="float">
            <text:p>0.988411</text:p>
          </table:table-cell>
          <table:table-cell office:value-type="float" office:value="0.992733" calcext:value-type="float">
            <text:p>0.9927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0968" calcext:value-type="float">
            <text:p>0.110968</text:p>
          </table:table-cell>
          <table:table-cell office:value-type="float" office:value="0.541753" calcext:value-type="float">
            <text:p>0.5417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93" calcext:value-type="float">
            <text:p>0.9293</text:p>
          </table:table-cell>
          <table:table-cell office:value-type="float" office:value="0.45806" calcext:value-type="float">
            <text:p>0.45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6877" calcext:value-type="float">
            <text:p>0.416877</text:p>
          </table:table-cell>
          <table:table-cell office:value-type="float" office:value="0.120142" calcext:value-type="float">
            <text:p>0.1201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8698" calcext:value-type="float">
            <text:p>0.688698</text:p>
          </table:table-cell>
          <table:table-cell office:value-type="float" office:value="0.364434" calcext:value-type="float">
            <text:p>0.3644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2924" calcext:value-type="float">
            <text:p>0.342924</text:p>
          </table:table-cell>
          <table:table-cell office:value-type="float" office:value="0.845723" calcext:value-type="float">
            <text:p>0.8457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5913" calcext:value-type="float">
            <text:p>0.215913</text:p>
          </table:table-cell>
          <table:table-cell office:value-type="float" office:value="0.937956" calcext:value-type="float">
            <text:p>0.9379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374" calcext:value-type="float">
            <text:p>0.86374</text:p>
          </table:table-cell>
          <table:table-cell office:value-type="float" office:value="0.0960671" calcext:value-type="float">
            <text:p>0.09606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18685" calcext:value-type="float">
            <text:p>0.0618685</text:p>
          </table:table-cell>
          <table:table-cell office:value-type="float" office:value="0.0778378" calcext:value-type="float">
            <text:p>0.07783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7786" calcext:value-type="float">
            <text:p>0.727786</text:p>
          </table:table-cell>
          <table:table-cell office:value-type="float" office:value="0.466822" calcext:value-type="float">
            <text:p>0.4668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03148" calcext:value-type="float">
            <text:p>0.203148</text:p>
          </table:table-cell>
          <table:table-cell office:value-type="float" office:value="0.223063" calcext:value-type="float">
            <text:p>0.2230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3077" calcext:value-type="float">
            <text:p>0.693077</text:p>
          </table:table-cell>
          <table:table-cell office:value-type="float" office:value="0.508926" calcext:value-type="float">
            <text:p>0.5089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8372" calcext:value-type="float">
            <text:p>0.258372</text:p>
          </table:table-cell>
          <table:table-cell office:value-type="float" office:value="0.877105" calcext:value-type="float">
            <text:p>0.8771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65" calcext:value-type="float">
            <text:p>0.7565</text:p>
          </table:table-cell>
          <table:table-cell office:value-type="float" office:value="0.36934" calcext:value-type="float">
            <text:p>0.369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8858" calcext:value-type="float">
            <text:p>0.418858</text:p>
          </table:table-cell>
          <table:table-cell office:value-type="float" office:value="0.6858" calcext:value-type="float">
            <text:p>0.68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7401" calcext:value-type="float">
            <text:p>0.827401</text:p>
          </table:table-cell>
          <table:table-cell office:value-type="float" office:value="0.129543" calcext:value-type="float">
            <text:p>0.1295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691" calcext:value-type="float">
            <text:p>0.44691</text:p>
          </table:table-cell>
          <table:table-cell office:value-type="float" office:value="0.564637" calcext:value-type="float">
            <text:p>0.5646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90925" calcext:value-type="float">
            <text:p>0.0590925</text:p>
          </table:table-cell>
          <table:table-cell office:value-type="float" office:value="0.863787" calcext:value-type="float">
            <text:p>0.8637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8221" calcext:value-type="float">
            <text:p>0.228221</text:p>
          </table:table-cell>
          <table:table-cell office:value-type="float" office:value="0.0277026" calcext:value-type="float">
            <text:p>0.02770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5658" calcext:value-type="float">
            <text:p>0.965658</text:p>
          </table:table-cell>
          <table:table-cell office:value-type="float" office:value="0.457253" calcext:value-type="float">
            <text:p>0.4572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40202" calcext:value-type="float">
            <text:p>0.540202</text:p>
          </table:table-cell>
          <table:table-cell office:value-type="float" office:value="0.0275267" calcext:value-type="float">
            <text:p>0.02752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5091" calcext:value-type="float">
            <text:p>0.535091</text:p>
          </table:table-cell>
          <table:table-cell office:value-type="float" office:value="0.267987" calcext:value-type="float">
            <text:p>0.2679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4349" calcext:value-type="float">
            <text:p>0.494349</text:p>
          </table:table-cell>
          <table:table-cell office:value-type="float" office:value="0.738239" calcext:value-type="float">
            <text:p>0.7382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1051" calcext:value-type="float">
            <text:p>0.491051</text:p>
          </table:table-cell>
          <table:table-cell office:value-type="float" office:value="0.187426" calcext:value-type="float">
            <text:p>0.1874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7165" calcext:value-type="float">
            <text:p>0.247165</text:p>
          </table:table-cell>
          <table:table-cell office:value-type="float" office:value="0.379744" calcext:value-type="float">
            <text:p>0.3797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1194" calcext:value-type="float">
            <text:p>0.951194</text:p>
          </table:table-cell>
          <table:table-cell office:value-type="float" office:value="0.505537" calcext:value-type="float">
            <text:p>0.5055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685" calcext:value-type="float">
            <text:p>0.25685</text:p>
          </table:table-cell>
          <table:table-cell office:value-type="float" office:value="0.707694" calcext:value-type="float">
            <text:p>0.7076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3494" calcext:value-type="float">
            <text:p>0.393494</text:p>
          </table:table-cell>
          <table:table-cell office:value-type="float" office:value="0.702278" calcext:value-type="float">
            <text:p>0.7022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6915" calcext:value-type="float">
            <text:p>0.266915</text:p>
          </table:table-cell>
          <table:table-cell office:value-type="float" office:value="0.864343" calcext:value-type="float">
            <text:p>0.8643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2133" calcext:value-type="float">
            <text:p>0.612133</text:p>
          </table:table-cell>
          <table:table-cell office:value-type="float" office:value="0.932413" calcext:value-type="float">
            <text:p>0.9324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9397" calcext:value-type="float">
            <text:p>0.979397</text:p>
          </table:table-cell>
          <table:table-cell office:value-type="float" office:value="0.205647" calcext:value-type="float">
            <text:p>0.2056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6547" calcext:value-type="float">
            <text:p>0.376547</text:p>
          </table:table-cell>
          <table:table-cell office:value-type="float" office:value="0.945055" calcext:value-type="float">
            <text:p>0.9450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2581" calcext:value-type="float">
            <text:p>0.972581</text:p>
          </table:table-cell>
          <table:table-cell office:value-type="float" office:value="0.197991" calcext:value-type="float">
            <text:p>0.1979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4736" calcext:value-type="float">
            <text:p>0.184736</text:p>
          </table:table-cell>
          <table:table-cell office:value-type="float" office:value="0.46693" calcext:value-type="float">
            <text:p>0.46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4357" calcext:value-type="float">
            <text:p>0.654357</text:p>
          </table:table-cell>
          <table:table-cell office:value-type="float" office:value="0.183395" calcext:value-type="float">
            <text:p>0.18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55311" calcext:value-type="float">
            <text:p>0.0555311</text:p>
          </table:table-cell>
          <table:table-cell office:value-type="float" office:value="0.60555" calcext:value-type="float">
            <text:p>0.605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8932" calcext:value-type="float">
            <text:p>0.688932</text:p>
          </table:table-cell>
          <table:table-cell office:value-type="float" office:value="0.312381" calcext:value-type="float">
            <text:p>0.31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3245" calcext:value-type="float">
            <text:p>0.313245</text:p>
          </table:table-cell>
          <table:table-cell office:value-type="float" office:value="0.56381" calcext:value-type="float">
            <text:p>0.56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8088" calcext:value-type="float">
            <text:p>0.988088</text:p>
          </table:table-cell>
          <table:table-cell office:value-type="float" office:value="0.706739" calcext:value-type="float">
            <text:p>0.7067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6087" calcext:value-type="float">
            <text:p>0.266087</text:p>
          </table:table-cell>
          <table:table-cell office:value-type="float" office:value="0.793339" calcext:value-type="float">
            <text:p>0.793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7682" calcext:value-type="float">
            <text:p>0.657682</text:p>
          </table:table-cell>
          <table:table-cell office:value-type="float" office:value="0.251335" calcext:value-type="float">
            <text:p>0.2513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4696" calcext:value-type="float">
            <text:p>0.484696</text:p>
          </table:table-cell>
          <table:table-cell office:value-type="float" office:value="0.269815" calcext:value-type="float">
            <text:p>0.2698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3747" calcext:value-type="float">
            <text:p>0.183747</text:p>
          </table:table-cell>
          <table:table-cell office:value-type="float" office:value="0.464093" calcext:value-type="float">
            <text:p>0.4640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9148" calcext:value-type="float">
            <text:p>0.409148</text:p>
          </table:table-cell>
          <table:table-cell office:value-type="float" office:value="0.138362" calcext:value-type="float">
            <text:p>0.1383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6353" calcext:value-type="float">
            <text:p>0.336353</text:p>
          </table:table-cell>
          <table:table-cell office:value-type="float" office:value="0.661779" calcext:value-type="float">
            <text:p>0.6617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866" calcext:value-type="float">
            <text:p>0.84866</text:p>
          </table:table-cell>
          <table:table-cell office:value-type="float" office:value="0.272583" calcext:value-type="float">
            <text:p>0.272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7565" calcext:value-type="float">
            <text:p>0.337565</text:p>
          </table:table-cell>
          <table:table-cell office:value-type="float" office:value="0.503016" calcext:value-type="float">
            <text:p>0.5030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8567" calcext:value-type="float">
            <text:p>0.108567</text:p>
          </table:table-cell>
          <table:table-cell office:value-type="float" office:value="0.144911" calcext:value-type="float">
            <text:p>0.1449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5477" calcext:value-type="float">
            <text:p>0.705477</text:p>
          </table:table-cell>
          <table:table-cell office:value-type="float" office:value="0.421811" calcext:value-type="float">
            <text:p>0.4218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855" calcext:value-type="float">
            <text:p>0.12855</text:p>
          </table:table-cell>
          <table:table-cell office:value-type="float" office:value="0.974808" calcext:value-type="float">
            <text:p>0.9748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6904" calcext:value-type="float">
            <text:p>0.486904</text:p>
          </table:table-cell>
          <table:table-cell office:value-type="float" office:value="0.675693" calcext:value-type="float">
            <text:p>0.675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781" calcext:value-type="float">
            <text:p>0.50781</text:p>
          </table:table-cell>
          <table:table-cell office:value-type="float" office:value="0.144586" calcext:value-type="float">
            <text:p>0.1445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7028" calcext:value-type="float">
            <text:p>0.927028</text:p>
          </table:table-cell>
          <table:table-cell office:value-type="float" office:value="0.992507" calcext:value-type="float">
            <text:p>0.9925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4401" calcext:value-type="float">
            <text:p>0.414401</text:p>
          </table:table-cell>
          <table:table-cell office:value-type="float" office:value="0.110775" calcext:value-type="float">
            <text:p>0.1107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66" calcext:value-type="float">
            <text:p>0.4566</text:p>
          </table:table-cell>
          <table:table-cell office:value-type="float" office:value="0.889862" calcext:value-type="float">
            <text:p>0.8898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1069" calcext:value-type="float">
            <text:p>0.671069</text:p>
          </table:table-cell>
          <table:table-cell office:value-type="float" office:value="0.865748" calcext:value-type="float">
            <text:p>0.865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82239" calcext:value-type="float">
            <text:p>0.0282239</text:p>
          </table:table-cell>
          <table:table-cell office:value-type="float" office:value="0.148112" calcext:value-type="float">
            <text:p>0.1481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7477" calcext:value-type="float">
            <text:p>0.247477</text:p>
          </table:table-cell>
          <table:table-cell office:value-type="float" office:value="0.364577" calcext:value-type="float">
            <text:p>0.3645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0989" calcext:value-type="float">
            <text:p>0.80989</text:p>
          </table:table-cell>
          <table:table-cell office:value-type="float" office:value="0.0961367" calcext:value-type="float">
            <text:p>0.09613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716" calcext:value-type="float">
            <text:p>0.63716</text:p>
          </table:table-cell>
          <table:table-cell office:value-type="float" office:value="0.147456" calcext:value-type="float">
            <text:p>0.147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9153" calcext:value-type="float">
            <text:p>0.599153</text:p>
          </table:table-cell>
          <table:table-cell office:value-type="float" office:value="0.0931388" calcext:value-type="float">
            <text:p>0.0931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40552" calcext:value-type="float">
            <text:p>0.540552</text:p>
          </table:table-cell>
          <table:table-cell office:value-type="float" office:value="0.70772" calcext:value-type="float">
            <text:p>0.707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805" calcext:value-type="float">
            <text:p>0.23805</text:p>
          </table:table-cell>
          <table:table-cell office:value-type="float" office:value="0.246029" calcext:value-type="float">
            <text:p>0.246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531" calcext:value-type="float">
            <text:p>0.129531</text:p>
          </table:table-cell>
          <table:table-cell office:value-type="float" office:value="0.94677" calcext:value-type="float">
            <text:p>0.946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9595" calcext:value-type="float">
            <text:p>0.939595</text:p>
          </table:table-cell>
          <table:table-cell office:value-type="float" office:value="0.258081" calcext:value-type="float">
            <text:p>0.2580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1577" calcext:value-type="float">
            <text:p>0.921577</text:p>
          </table:table-cell>
          <table:table-cell office:value-type="float" office:value="0.426499" calcext:value-type="float">
            <text:p>0.4264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3775" calcext:value-type="float">
            <text:p>0.933775</text:p>
          </table:table-cell>
          <table:table-cell office:value-type="float" office:value="0.429387" calcext:value-type="float">
            <text:p>0.4293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1085" calcext:value-type="float">
            <text:p>0.571085</text:p>
          </table:table-cell>
          <table:table-cell office:value-type="float" office:value="0.860803" calcext:value-type="float">
            <text:p>0.8608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1894" calcext:value-type="float">
            <text:p>0.421894</text:p>
          </table:table-cell>
          <table:table-cell office:value-type="float" office:value="0.985486" calcext:value-type="float">
            <text:p>0.985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5348" calcext:value-type="float">
            <text:p>0.875348</text:p>
          </table:table-cell>
          <table:table-cell office:value-type="float" office:value="0.642647" calcext:value-type="float">
            <text:p>0.6426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8149" calcext:value-type="float">
            <text:p>0.268149</text:p>
          </table:table-cell>
          <table:table-cell office:value-type="float" office:value="0.600649" calcext:value-type="float">
            <text:p>0.6006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78549" calcext:value-type="float">
            <text:p>0.0878549</text:p>
          </table:table-cell>
          <table:table-cell office:value-type="float" office:value="0.905309" calcext:value-type="float">
            <text:p>0.9053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8448" calcext:value-type="float">
            <text:p>0.998448</text:p>
          </table:table-cell>
          <table:table-cell office:value-type="float" office:value="0.288657" calcext:value-type="float">
            <text:p>0.2886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4728" calcext:value-type="float">
            <text:p>0.394728</text:p>
          </table:table-cell>
          <table:table-cell office:value-type="float" office:value="0.236498" calcext:value-type="float">
            <text:p>0.2364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3267" calcext:value-type="float">
            <text:p>0.183267</text:p>
          </table:table-cell>
          <table:table-cell office:value-type="float" office:value="0.474281" calcext:value-type="float">
            <text:p>0.4742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2341" calcext:value-type="float">
            <text:p>0.782341</text:p>
          </table:table-cell>
          <table:table-cell office:value-type="float" office:value="0.104845" calcext:value-type="float">
            <text:p>0.104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6918" calcext:value-type="float">
            <text:p>0.576918</text:p>
          </table:table-cell>
          <table:table-cell office:value-type="float" office:value="0.956126" calcext:value-type="float">
            <text:p>0.956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462" calcext:value-type="float">
            <text:p>0.83462</text:p>
          </table:table-cell>
          <table:table-cell office:value-type="float" office:value="0.332699" calcext:value-type="float">
            <text:p>0.332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1143" calcext:value-type="float">
            <text:p>0.191143</text:p>
          </table:table-cell>
          <table:table-cell office:value-type="float" office:value="0.578861" calcext:value-type="float">
            <text:p>0.5788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6271" calcext:value-type="float">
            <text:p>0.236271</text:p>
          </table:table-cell>
          <table:table-cell office:value-type="float" office:value="0.981902" calcext:value-type="float">
            <text:p>0.9819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44674" calcext:value-type="float">
            <text:p>0.644674</text:p>
          </table:table-cell>
          <table:table-cell office:value-type="float" office:value="0.154" calcext:value-type="float">
            <text:p>0.1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4429" calcext:value-type="float">
            <text:p>0.264429</text:p>
          </table:table-cell>
          <table:table-cell office:value-type="float" office:value="0.827941" calcext:value-type="float">
            <text:p>0.8279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8281" calcext:value-type="float">
            <text:p>0.628281</text:p>
          </table:table-cell>
          <table:table-cell office:value-type="float" office:value="0.0467695" calcext:value-type="float">
            <text:p>0.04676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2786" calcext:value-type="float">
            <text:p>0.932786</text:p>
          </table:table-cell>
          <table:table-cell office:value-type="float" office:value="0.529061" calcext:value-type="float">
            <text:p>0.5290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2885" calcext:value-type="float">
            <text:p>0.762885</text:p>
          </table:table-cell>
          <table:table-cell office:value-type="float" office:value="0.467019" calcext:value-type="float">
            <text:p>0.467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926518" calcext:value-type="float">
            <text:p>0.000926518</text:p>
          </table:table-cell>
          <table:table-cell office:value-type="float" office:value="0.339803" calcext:value-type="float">
            <text:p>0.3398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83" calcext:value-type="float">
            <text:p>0.8883</text:p>
          </table:table-cell>
          <table:table-cell office:value-type="float" office:value="0.257765" calcext:value-type="float">
            <text:p>0.2577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90976" calcext:value-type="float">
            <text:p>0.790976</text:p>
          </table:table-cell>
          <table:table-cell office:value-type="float" office:value="0.0794429" calcext:value-type="float">
            <text:p>0.07944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6626" calcext:value-type="float">
            <text:p>0.836626</text:p>
          </table:table-cell>
          <table:table-cell office:value-type="float" office:value="0.0272466" calcext:value-type="float">
            <text:p>0.0272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13451" calcext:value-type="float">
            <text:p>0.0613451</text:p>
          </table:table-cell>
          <table:table-cell office:value-type="float" office:value="0.407205" calcext:value-type="float">
            <text:p>0.4072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1666" calcext:value-type="float">
            <text:p>0.531666</text:p>
          </table:table-cell>
          <table:table-cell office:value-type="float" office:value="0.643897" calcext:value-type="float">
            <text:p>0.6438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5639" calcext:value-type="float">
            <text:p>0.065639</text:p>
          </table:table-cell>
          <table:table-cell office:value-type="float" office:value="0.941395" calcext:value-type="float">
            <text:p>0.941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4553" calcext:value-type="float">
            <text:p>0.974553</text:p>
          </table:table-cell>
          <table:table-cell office:value-type="float" office:value="0.411081" calcext:value-type="float">
            <text:p>0.4110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9571" calcext:value-type="float">
            <text:p>0.349571</text:p>
          </table:table-cell>
          <table:table-cell office:value-type="float" office:value="0.593867" calcext:value-type="float">
            <text:p>0.5938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251" calcext:value-type="float">
            <text:p>0.151251</text:p>
          </table:table-cell>
          <table:table-cell office:value-type="float" office:value="0.994245" calcext:value-type="float">
            <text:p>0.9942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47867" calcext:value-type="float">
            <text:p>0.747867</text:p>
          </table:table-cell>
          <table:table-cell office:value-type="float" office:value="0.41568" calcext:value-type="float">
            <text:p>0.415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2187" calcext:value-type="float">
            <text:p>0.822187</text:p>
          </table:table-cell>
          <table:table-cell office:value-type="float" office:value="0.376149" calcext:value-type="float">
            <text:p>0.3761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6245" calcext:value-type="float">
            <text:p>0.46245</text:p>
          </table:table-cell>
          <table:table-cell office:value-type="float" office:value="0.754973" calcext:value-type="float">
            <text:p>0.7549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521" calcext:value-type="float">
            <text:p>0.90521</text:p>
          </table:table-cell>
          <table:table-cell office:value-type="float" office:value="0.225334" calcext:value-type="float">
            <text:p>0.2253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1992" calcext:value-type="float">
            <text:p>0.221992</text:p>
          </table:table-cell>
          <table:table-cell office:value-type="float" office:value="0.906137" calcext:value-type="float">
            <text:p>0.9061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2901" calcext:value-type="float">
            <text:p>0.902901</text:p>
          </table:table-cell>
          <table:table-cell office:value-type="float" office:value="0.15539" calcext:value-type="float">
            <text:p>0.155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288" calcext:value-type="float">
            <text:p>0.53288</text:p>
          </table:table-cell>
          <table:table-cell office:value-type="float" office:value="0.739527" calcext:value-type="float">
            <text:p>0.7395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2637" calcext:value-type="float">
            <text:p>0.182637</text:p>
          </table:table-cell>
          <table:table-cell office:value-type="float" office:value="0.594225" calcext:value-type="float">
            <text:p>0.5942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6731" calcext:value-type="float">
            <text:p>0.146731</text:p>
          </table:table-cell>
          <table:table-cell office:value-type="float" office:value="0.714303" calcext:value-type="float">
            <text:p>0.7143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8122" calcext:value-type="float">
            <text:p>0.238122</text:p>
          </table:table-cell>
          <table:table-cell office:value-type="float" office:value="0.21237" calcext:value-type="float">
            <text:p>0.212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5698" calcext:value-type="float">
            <text:p>0.655698</text:p>
          </table:table-cell>
          <table:table-cell office:value-type="float" office:value="0.212675" calcext:value-type="float">
            <text:p>0.2126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3452" calcext:value-type="float">
            <text:p>0.623452</text:p>
          </table:table-cell>
          <table:table-cell office:value-type="float" office:value="0.00526886" calcext:value-type="float">
            <text:p>0.00526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06542" calcext:value-type="float">
            <text:p>0.806542</text:p>
          </table:table-cell>
          <table:table-cell office:value-type="float" office:value="0.774703" calcext:value-type="float">
            <text:p>0.7747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9514" calcext:value-type="float">
            <text:p>0.999514</text:p>
          </table:table-cell>
          <table:table-cell office:value-type="float" office:value="0.55441" calcext:value-type="float">
            <text:p>0.554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0383" calcext:value-type="float">
            <text:p>0.190383</text:p>
          </table:table-cell>
          <table:table-cell office:value-type="float" office:value="0.821701" calcext:value-type="float">
            <text:p>0.821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0559" calcext:value-type="float">
            <text:p>0.930559</text:p>
          </table:table-cell>
          <table:table-cell office:value-type="float" office:value="0.652832" calcext:value-type="float">
            <text:p>0.6528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6674" calcext:value-type="float">
            <text:p>0.576674</text:p>
          </table:table-cell>
          <table:table-cell office:value-type="float" office:value="0.835769" calcext:value-type="float">
            <text:p>0.8357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41906" calcext:value-type="float">
            <text:p>0.741906</text:p>
          </table:table-cell>
          <table:table-cell office:value-type="float" office:value="0.443304" calcext:value-type="float">
            <text:p>0.4433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3802" calcext:value-type="float">
            <text:p>0.443802</text:p>
          </table:table-cell>
          <table:table-cell office:value-type="float" office:value="0.10632" calcext:value-type="float">
            <text:p>0.106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6741" calcext:value-type="float">
            <text:p>0.896741</text:p>
          </table:table-cell>
          <table:table-cell office:value-type="float" office:value="0.346703" calcext:value-type="float">
            <text:p>0.3467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1709" calcext:value-type="float">
            <text:p>0.261709</text:p>
          </table:table-cell>
          <table:table-cell office:value-type="float" office:value="0.429621" calcext:value-type="float">
            <text:p>0.429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62296" calcext:value-type="float">
            <text:p>0.0862296</text:p>
          </table:table-cell>
          <table:table-cell office:value-type="float" office:value="0.444346" calcext:value-type="float">
            <text:p>0.4443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38464" calcext:value-type="float">
            <text:p>0.0238464</text:p>
          </table:table-cell>
          <table:table-cell office:value-type="float" office:value="0.232961" calcext:value-type="float">
            <text:p>0.232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8649" calcext:value-type="float">
            <text:p>0.158649</text:p>
          </table:table-cell>
          <table:table-cell office:value-type="float" office:value="0.261968" calcext:value-type="float">
            <text:p>0.2619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5331" calcext:value-type="float">
            <text:p>0.445331</text:p>
          </table:table-cell>
          <table:table-cell office:value-type="float" office:value="0.814346" calcext:value-type="float">
            <text:p>0.8143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74643" calcext:value-type="float">
            <text:p>0.474643</text:p>
          </table:table-cell>
          <table:table-cell office:value-type="float" office:value="0.0687829" calcext:value-type="float">
            <text:p>0.06878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19615" calcext:value-type="float">
            <text:p>0.819615</text:p>
          </table:table-cell>
          <table:table-cell office:value-type="float" office:value="0.281186" calcext:value-type="float">
            <text:p>0.2811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5596" calcext:value-type="float">
            <text:p>0.835596</text:p>
          </table:table-cell>
          <table:table-cell office:value-type="float" office:value="0.0338683" calcext:value-type="float">
            <text:p>0.03386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67" calcext:value-type="float">
            <text:p>0.6867</text:p>
          </table:table-cell>
          <table:table-cell office:value-type="float" office:value="0.217505" calcext:value-type="float">
            <text:p>0.217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61707" calcext:value-type="float">
            <text:p>0.0161707</text:p>
          </table:table-cell>
          <table:table-cell office:value-type="float" office:value="0.343829" calcext:value-type="float">
            <text:p>0.3438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817133" calcext:value-type="float">
            <text:p>0.00817133</text:p>
          </table:table-cell>
          <table:table-cell office:value-type="float" office:value="0.459973" calcext:value-type="float">
            <text:p>0.4599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0148" calcext:value-type="float">
            <text:p>0.450148</text:p>
          </table:table-cell>
          <table:table-cell office:value-type="float" office:value="0.904913" calcext:value-type="float">
            <text:p>0.904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4534" calcext:value-type="float">
            <text:p>0.334534</text:p>
          </table:table-cell>
          <table:table-cell office:value-type="float" office:value="0.892906" calcext:value-type="float">
            <text:p>0.8929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6204" calcext:value-type="float">
            <text:p>0.156204</text:p>
          </table:table-cell>
          <table:table-cell office:value-type="float" office:value="0.35838" calcext:value-type="float">
            <text:p>0.358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867" calcext:value-type="float">
            <text:p>0.125867</text:p>
          </table:table-cell>
          <table:table-cell office:value-type="float" office:value="0.314853" calcext:value-type="float">
            <text:p>0.3148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199" calcext:value-type="float">
            <text:p>0.129199</text:p>
          </table:table-cell>
          <table:table-cell office:value-type="float" office:value="0.0949922" calcext:value-type="float">
            <text:p>0.0949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9981" calcext:value-type="float">
            <text:p>0.639981</text:p>
          </table:table-cell>
          <table:table-cell office:value-type="float" office:value="0.948815" calcext:value-type="float">
            <text:p>0.9488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6178" calcext:value-type="float">
            <text:p>0.376178</text:p>
          </table:table-cell>
          <table:table-cell office:value-type="float" office:value="0.483466" calcext:value-type="float">
            <text:p>0.483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7944" calcext:value-type="float">
            <text:p>0.767944</text:p>
          </table:table-cell>
          <table:table-cell office:value-type="float" office:value="0.211774" calcext:value-type="float">
            <text:p>0.2117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7928" calcext:value-type="float">
            <text:p>0.977928</text:p>
          </table:table-cell>
          <table:table-cell office:value-type="float" office:value="0.204035" calcext:value-type="float">
            <text:p>0.2040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2423" calcext:value-type="float">
            <text:p>0.102423</text:p>
          </table:table-cell>
          <table:table-cell office:value-type="float" office:value="0.373829" calcext:value-type="float">
            <text:p>0.3738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56865" calcext:value-type="float">
            <text:p>0.0856865</text:p>
          </table:table-cell>
          <table:table-cell office:value-type="float" office:value="0.0165202" calcext:value-type="float">
            <text:p>0.01652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02005" calcext:value-type="float">
            <text:p>0.802005</text:p>
          </table:table-cell>
          <table:table-cell office:value-type="float" office:value="0.24189" calcext:value-type="float">
            <text:p>0.241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4901" calcext:value-type="float">
            <text:p>0.374901</text:p>
          </table:table-cell>
          <table:table-cell office:value-type="float" office:value="0.927871" calcext:value-type="float">
            <text:p>0.9278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6743" calcext:value-type="float">
            <text:p>0.556743</text:p>
          </table:table-cell>
          <table:table-cell office:value-type="float" office:value="0.995249" calcext:value-type="float">
            <text:p>0.9952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9069" calcext:value-type="float">
            <text:p>0.499069</text:p>
          </table:table-cell>
          <table:table-cell office:value-type="float" office:value="0.685942" calcext:value-type="float">
            <text:p>0.685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02415" calcext:value-type="float">
            <text:p>0.0902415</text:p>
          </table:table-cell>
          <table:table-cell office:value-type="float" office:value="0.13905" calcext:value-type="float">
            <text:p>0.139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2516" calcext:value-type="float">
            <text:p>0.622516</text:p>
          </table:table-cell>
          <table:table-cell office:value-type="float" office:value="0.402701" calcext:value-type="float">
            <text:p>0.402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8194" calcext:value-type="float">
            <text:p>0.678194</text:p>
          </table:table-cell>
          <table:table-cell office:value-type="float" office:value="0.139851" calcext:value-type="float">
            <text:p>0.1398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5974" calcext:value-type="float">
            <text:p>0.235974</text:p>
          </table:table-cell>
          <table:table-cell office:value-type="float" office:value="0.112788" calcext:value-type="float">
            <text:p>0.1127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02058" calcext:value-type="float">
            <text:p>0.0802058</text:p>
          </table:table-cell>
          <table:table-cell office:value-type="float" office:value="0.159654" calcext:value-type="float">
            <text:p>0.1596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9862" calcext:value-type="float">
            <text:p>0.889862</text:p>
          </table:table-cell>
          <table:table-cell office:value-type="float" office:value="0.182629" calcext:value-type="float">
            <text:p>0.1826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17279" calcext:value-type="float">
            <text:p>0.0917279</text:p>
          </table:table-cell>
          <table:table-cell office:value-type="float" office:value="0.619169" calcext:value-type="float">
            <text:p>0.6191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88369" calcext:value-type="float">
            <text:p>0.588369</text:p>
          </table:table-cell>
          <table:table-cell office:value-type="float" office:value="0.893732" calcext:value-type="float">
            <text:p>0.8937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1604" calcext:value-type="float">
            <text:p>0.821604</text:p>
          </table:table-cell>
          <table:table-cell office:value-type="float" office:value="0.417803" calcext:value-type="float">
            <text:p>0.4178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8519" calcext:value-type="float">
            <text:p>0.958519</text:p>
          </table:table-cell>
          <table:table-cell office:value-type="float" office:value="0.320673" calcext:value-type="float">
            <text:p>0.3206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3745" calcext:value-type="float">
            <text:p>0.103745</text:p>
          </table:table-cell>
          <table:table-cell office:value-type="float" office:value="0.0487601" calcext:value-type="float">
            <text:p>0.04876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9722" calcext:value-type="float">
            <text:p>0.459722</text:p>
          </table:table-cell>
          <table:table-cell office:value-type="float" office:value="0.738502" calcext:value-type="float">
            <text:p>0.7385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518" calcext:value-type="float">
            <text:p>0.51518</text:p>
          </table:table-cell>
          <table:table-cell office:value-type="float" office:value="0.0822387" calcext:value-type="float">
            <text:p>0.08223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203" calcext:value-type="float">
            <text:p>0.141203</text:p>
          </table:table-cell>
          <table:table-cell office:value-type="float" office:value="0.193373" calcext:value-type="float">
            <text:p>0.1933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209" calcext:value-type="float">
            <text:p>0.22209</text:p>
          </table:table-cell>
          <table:table-cell office:value-type="float" office:value="0.952679" calcext:value-type="float">
            <text:p>0.9526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9496" calcext:value-type="float">
            <text:p>0.849496</text:p>
          </table:table-cell>
          <table:table-cell office:value-type="float" office:value="0.565976" calcext:value-type="float">
            <text:p>0.5659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0435" calcext:value-type="float">
            <text:p>0.390435</text:p>
          </table:table-cell>
          <table:table-cell office:value-type="float" office:value="0.0854693" calcext:value-type="float">
            <text:p>0.0854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8764" calcext:value-type="float">
            <text:p>0.678764</text:p>
          </table:table-cell>
          <table:table-cell office:value-type="float" office:value="0.47064" calcext:value-type="float">
            <text:p>0.470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5123" calcext:value-type="float">
            <text:p>0.245123</text:p>
          </table:table-cell>
          <table:table-cell office:value-type="float" office:value="0.568626" calcext:value-type="float">
            <text:p>0.5686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0475" calcext:value-type="float">
            <text:p>0.140475</text:p>
          </table:table-cell>
          <table:table-cell office:value-type="float" office:value="0.744997" calcext:value-type="float">
            <text:p>0.7449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7776" calcext:value-type="float">
            <text:p>0.397776</text:p>
          </table:table-cell>
          <table:table-cell office:value-type="float" office:value="0.728843" calcext:value-type="float">
            <text:p>0.7288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873" calcext:value-type="float">
            <text:p>0.63873</text:p>
          </table:table-cell>
          <table:table-cell office:value-type="float" office:value="0.258835" calcext:value-type="float">
            <text:p>0.25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2113" calcext:value-type="float">
            <text:p>0.692113</text:p>
          </table:table-cell>
          <table:table-cell office:value-type="float" office:value="0.460333" calcext:value-type="float">
            <text:p>0.4603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1006" calcext:value-type="float">
            <text:p>0.781006</text:p>
          </table:table-cell>
          <table:table-cell office:value-type="float" office:value="0.780384" calcext:value-type="float">
            <text:p>0.7803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9391" calcext:value-type="float">
            <text:p>0.699391</text:p>
          </table:table-cell>
          <table:table-cell office:value-type="float" office:value="0.240728" calcext:value-type="float">
            <text:p>0.240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8886" calcext:value-type="float">
            <text:p>0.518886</text:p>
          </table:table-cell>
          <table:table-cell office:value-type="float" office:value="0.214571" calcext:value-type="float">
            <text:p>0.2145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2967" calcext:value-type="float">
            <text:p>0.322967</text:p>
          </table:table-cell>
          <table:table-cell office:value-type="float" office:value="0.660089" calcext:value-type="float">
            <text:p>0.6600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7945" calcext:value-type="float">
            <text:p>0.407945</text:p>
          </table:table-cell>
          <table:table-cell office:value-type="float" office:value="0.545056" calcext:value-type="float">
            <text:p>0.545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2769" calcext:value-type="float">
            <text:p>0.612769</text:p>
          </table:table-cell>
          <table:table-cell office:value-type="float" office:value="0.25744" calcext:value-type="float">
            <text:p>0.257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1032" calcext:value-type="float">
            <text:p>0.111032</text:p>
          </table:table-cell>
          <table:table-cell office:value-type="float" office:value="0.00320332" calcext:value-type="float">
            <text:p>0.003203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2909" calcext:value-type="float">
            <text:p>0.342909</text:p>
          </table:table-cell>
          <table:table-cell office:value-type="float" office:value="0.789796" calcext:value-type="float">
            <text:p>0.789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8423" calcext:value-type="float">
            <text:p>0.358423</text:p>
          </table:table-cell>
          <table:table-cell office:value-type="float" office:value="0.127113" calcext:value-type="float">
            <text:p>0.1271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6639" calcext:value-type="float">
            <text:p>0.366639</text:p>
          </table:table-cell>
          <table:table-cell office:value-type="float" office:value="0.498897" calcext:value-type="float">
            <text:p>0.4988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7741" calcext:value-type="float">
            <text:p>0.227741</text:p>
          </table:table-cell>
          <table:table-cell office:value-type="float" office:value="0.51084" calcext:value-type="float">
            <text:p>0.510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325" calcext:value-type="float">
            <text:p>0.02325</text:p>
          </table:table-cell>
          <table:table-cell office:value-type="float" office:value="0.919853" calcext:value-type="float">
            <text:p>0.9198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1173" calcext:value-type="float">
            <text:p>0.971173</text:p>
          </table:table-cell>
          <table:table-cell office:value-type="float" office:value="0.699888" calcext:value-type="float">
            <text:p>0.6998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0484" calcext:value-type="float">
            <text:p>0.570484</text:p>
          </table:table-cell>
          <table:table-cell office:value-type="float" office:value="0.752179" calcext:value-type="float">
            <text:p>0.752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0272" calcext:value-type="float">
            <text:p>0.480272</text:p>
          </table:table-cell>
          <table:table-cell office:value-type="float" office:value="0.269876" calcext:value-type="float">
            <text:p>0.2698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2907" calcext:value-type="float">
            <text:p>0.992907</text:p>
          </table:table-cell>
          <table:table-cell office:value-type="float" office:value="0.999158" calcext:value-type="float">
            <text:p>0.9991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4447" calcext:value-type="float">
            <text:p>0.484447</text:p>
          </table:table-cell>
          <table:table-cell office:value-type="float" office:value="0.315873" calcext:value-type="float">
            <text:p>0.3158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093" calcext:value-type="float">
            <text:p>0.86093</text:p>
          </table:table-cell>
          <table:table-cell office:value-type="float" office:value="0.272016" calcext:value-type="float">
            <text:p>0.2720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831" calcext:value-type="float">
            <text:p>0.149831</text:p>
          </table:table-cell>
          <table:table-cell office:value-type="float" office:value="0.971962" calcext:value-type="float">
            <text:p>0.9719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5219" calcext:value-type="float">
            <text:p>0.275219</text:p>
          </table:table-cell>
          <table:table-cell office:value-type="float" office:value="0.492741" calcext:value-type="float">
            <text:p>0.4927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07734" calcext:value-type="float">
            <text:p>0.0807734</text:p>
          </table:table-cell>
          <table:table-cell office:value-type="float" office:value="0.120181" calcext:value-type="float">
            <text:p>0.1201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6176" calcext:value-type="float">
            <text:p>0.876176</text:p>
          </table:table-cell>
          <table:table-cell office:value-type="float" office:value="0.447412" calcext:value-type="float">
            <text:p>0.4474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1827" calcext:value-type="float">
            <text:p>0.211827</text:p>
          </table:table-cell>
          <table:table-cell office:value-type="float" office:value="0.84682" calcext:value-type="float">
            <text:p>0.846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9126" calcext:value-type="float">
            <text:p>0.259126</text:p>
          </table:table-cell>
          <table:table-cell office:value-type="float" office:value="0.235077" calcext:value-type="float">
            <text:p>0.2350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6673" calcext:value-type="float">
            <text:p>0.766673</text:p>
          </table:table-cell>
          <table:table-cell office:value-type="float" office:value="0.230299" calcext:value-type="float">
            <text:p>0.2302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4965" calcext:value-type="float">
            <text:p>0.934965</text:p>
          </table:table-cell>
          <table:table-cell office:value-type="float" office:value="0.337157" calcext:value-type="float">
            <text:p>0.3371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2478" calcext:value-type="float">
            <text:p>0.982478</text:p>
          </table:table-cell>
          <table:table-cell office:value-type="float" office:value="0.415237" calcext:value-type="float">
            <text:p>0.4152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07033" calcext:value-type="float">
            <text:p>0.607033</text:p>
          </table:table-cell>
          <table:table-cell office:value-type="float" office:value="0.975385" calcext:value-type="float">
            <text:p>0.9753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4395" calcext:value-type="float">
            <text:p>0.414395</text:p>
          </table:table-cell>
          <table:table-cell office:value-type="float" office:value="0.0914798" calcext:value-type="float">
            <text:p>0.0914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1258" calcext:value-type="float">
            <text:p>0.291258</text:p>
          </table:table-cell>
          <table:table-cell office:value-type="float" office:value="0.0736421" calcext:value-type="float">
            <text:p>0.07364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3871" calcext:value-type="float">
            <text:p>0.983871</text:p>
          </table:table-cell>
          <table:table-cell office:value-type="float" office:value="0.152188" calcext:value-type="float">
            <text:p>0.1521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5658" calcext:value-type="float">
            <text:p>0.345658</text:p>
          </table:table-cell>
          <table:table-cell office:value-type="float" office:value="0.133702" calcext:value-type="float">
            <text:p>0.1337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415" calcext:value-type="float">
            <text:p>0.12415</text:p>
          </table:table-cell>
          <table:table-cell office:value-type="float" office:value="0.620877" calcext:value-type="float">
            <text:p>0.6208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6443" calcext:value-type="float">
            <text:p>0.626443</text:p>
          </table:table-cell>
          <table:table-cell office:value-type="float" office:value="0.885908" calcext:value-type="float">
            <text:p>0.8859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994" calcext:value-type="float">
            <text:p>0.36994</text:p>
          </table:table-cell>
          <table:table-cell office:value-type="float" office:value="0.707217" calcext:value-type="float">
            <text:p>0.7072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608968" calcext:value-type="float">
            <text:p>0.00608968</text:p>
          </table:table-cell>
          <table:table-cell office:value-type="float" office:value="0.246116" calcext:value-type="float">
            <text:p>0.246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629" calcext:value-type="float">
            <text:p>0.154629</text:p>
          </table:table-cell>
          <table:table-cell office:value-type="float" office:value="0.625168" calcext:value-type="float">
            <text:p>0.6251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4402" calcext:value-type="float">
            <text:p>0.994402</text:p>
          </table:table-cell>
          <table:table-cell office:value-type="float" office:value="0.366456" calcext:value-type="float">
            <text:p>0.366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71988" calcext:value-type="float">
            <text:p>0.471988</text:p>
          </table:table-cell>
          <table:table-cell office:value-type="float" office:value="0.253529" calcext:value-type="float">
            <text:p>0.2535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01533" calcext:value-type="float">
            <text:p>0.601533</text:p>
          </table:table-cell>
          <table:table-cell office:value-type="float" office:value="0.238661" calcext:value-type="float">
            <text:p>0.2386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1735" calcext:value-type="float">
            <text:p>0.951735</text:p>
          </table:table-cell>
          <table:table-cell office:value-type="float" office:value="0.182851" calcext:value-type="float">
            <text:p>0.1828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4331" calcext:value-type="float">
            <text:p>0.274331</text:p>
          </table:table-cell>
          <table:table-cell office:value-type="float" office:value="0.732949" calcext:value-type="float">
            <text:p>0.7329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9772" calcext:value-type="float">
            <text:p>0.439772</text:p>
          </table:table-cell>
          <table:table-cell office:value-type="float" office:value="0.258202" calcext:value-type="float">
            <text:p>0.2582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1905" calcext:value-type="float">
            <text:p>0.391905</text:p>
          </table:table-cell>
          <table:table-cell office:value-type="float" office:value="0.00928646" calcext:value-type="float">
            <text:p>0.009286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6307" calcext:value-type="float">
            <text:p>0.406307</text:p>
          </table:table-cell>
          <table:table-cell office:value-type="float" office:value="0.0183477" calcext:value-type="float">
            <text:p>0.01834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23634" calcext:value-type="float">
            <text:p>0.0223634</text:p>
          </table:table-cell>
          <table:table-cell office:value-type="float" office:value="0.880193" calcext:value-type="float">
            <text:p>0.8801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6453" calcext:value-type="float">
            <text:p>0.526453</text:p>
          </table:table-cell>
          <table:table-cell office:value-type="float" office:value="0.0167657" calcext:value-type="float">
            <text:p>0.01676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6649" calcext:value-type="float">
            <text:p>0.246649</text:p>
          </table:table-cell>
          <table:table-cell office:value-type="float" office:value="0.998441" calcext:value-type="float">
            <text:p>0.9984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0294" calcext:value-type="float">
            <text:p>0.270294</text:p>
          </table:table-cell>
          <table:table-cell office:value-type="float" office:value="0.848183" calcext:value-type="float">
            <text:p>0.8481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7102" calcext:value-type="float">
            <text:p>0.237102</text:p>
          </table:table-cell>
          <table:table-cell office:value-type="float" office:value="0.754122" calcext:value-type="float">
            <text:p>0.7541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4681" calcext:value-type="float">
            <text:p>0.384681</text:p>
          </table:table-cell>
          <table:table-cell office:value-type="float" office:value="0.81292" calcext:value-type="float">
            <text:p>0.812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0428" calcext:value-type="float">
            <text:p>0.220428</text:p>
          </table:table-cell>
          <table:table-cell office:value-type="float" office:value="0.336416" calcext:value-type="float">
            <text:p>0.3364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5771" calcext:value-type="float">
            <text:p>0.995771</text:p>
          </table:table-cell>
          <table:table-cell office:value-type="float" office:value="0.662118" calcext:value-type="float">
            <text:p>0.6621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2547" calcext:value-type="float">
            <text:p>0.702547</text:p>
          </table:table-cell>
          <table:table-cell office:value-type="float" office:value="0.270102" calcext:value-type="float">
            <text:p>0.2701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5067" calcext:value-type="float">
            <text:p>0.395067</text:p>
          </table:table-cell>
          <table:table-cell office:value-type="float" office:value="0.142319" calcext:value-type="float">
            <text:p>0.1423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8304" calcext:value-type="float">
            <text:p>0.528304</text:p>
          </table:table-cell>
          <table:table-cell office:value-type="float" office:value="0.280203" calcext:value-type="float">
            <text:p>0.2802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775" calcext:value-type="float">
            <text:p>0.92775</text:p>
          </table:table-cell>
          <table:table-cell office:value-type="float" office:value="0.920209" calcext:value-type="float">
            <text:p>0.9202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949" calcext:value-type="float">
            <text:p>0.28949</text:p>
          </table:table-cell>
          <table:table-cell office:value-type="float" office:value="0.334057" calcext:value-type="float">
            <text:p>0.3340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8556" calcext:value-type="float">
            <text:p>0.938556</text:p>
          </table:table-cell>
          <table:table-cell office:value-type="float" office:value="0.184685" calcext:value-type="float">
            <text:p>0.1846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0304" calcext:value-type="float">
            <text:p>0.110304</text:p>
          </table:table-cell>
          <table:table-cell office:value-type="float" office:value="0.664121" calcext:value-type="float">
            <text:p>0.6641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59692" calcext:value-type="float">
            <text:p>0.0859692</text:p>
          </table:table-cell>
          <table:table-cell office:value-type="float" office:value="0.132668" calcext:value-type="float">
            <text:p>0.1326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433" calcext:value-type="float">
            <text:p>0.149433</text:p>
          </table:table-cell>
          <table:table-cell office:value-type="float" office:value="0.790964" calcext:value-type="float">
            <text:p>0.7909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9146" calcext:value-type="float">
            <text:p>0.639146</text:p>
          </table:table-cell>
          <table:table-cell office:value-type="float" office:value="0.847965" calcext:value-type="float">
            <text:p>0.8479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385" calcext:value-type="float">
            <text:p>0.17385</text:p>
          </table:table-cell>
          <table:table-cell office:value-type="float" office:value="0.023827" calcext:value-type="float">
            <text:p>0.0238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60885" calcext:value-type="float">
            <text:p>0.660885</text:p>
          </table:table-cell>
          <table:table-cell office:value-type="float" office:value="0.394277" calcext:value-type="float">
            <text:p>0.3942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0243" calcext:value-type="float">
            <text:p>0.360243</text:p>
          </table:table-cell>
          <table:table-cell office:value-type="float" office:value="0.656656" calcext:value-type="float">
            <text:p>0.6566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63954" calcext:value-type="float">
            <text:p>0.0563954</text:p>
          </table:table-cell>
          <table:table-cell office:value-type="float" office:value="0.0627899" calcext:value-type="float">
            <text:p>0.06278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6758" calcext:value-type="float">
            <text:p>0.926758</text:p>
          </table:table-cell>
          <table:table-cell office:value-type="float" office:value="0.451462" calcext:value-type="float">
            <text:p>0.4514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05109" calcext:value-type="float">
            <text:p>0.205109</text:p>
          </table:table-cell>
          <table:table-cell office:value-type="float" office:value="0.455062" calcext:value-type="float">
            <text:p>0.4550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31665" calcext:value-type="float">
            <text:p>0.731665</text:p>
          </table:table-cell>
          <table:table-cell office:value-type="float" office:value="0.132859" calcext:value-type="float">
            <text:p>0.1328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5271" calcext:value-type="float">
            <text:p>0.375271</text:p>
          </table:table-cell>
          <table:table-cell office:value-type="float" office:value="0.0211552" calcext:value-type="float">
            <text:p>0.02115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66915" calcext:value-type="float">
            <text:p>0.466915</text:p>
          </table:table-cell>
          <table:table-cell office:value-type="float" office:value="0.313828" calcext:value-type="float">
            <text:p>0.3138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0584" calcext:value-type="float">
            <text:p>0.20584</text:p>
          </table:table-cell>
          <table:table-cell office:value-type="float" office:value="0.57722" calcext:value-type="float">
            <text:p>0.577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7948" calcext:value-type="float">
            <text:p>0.977948</text:p>
          </table:table-cell>
          <table:table-cell office:value-type="float" office:value="0.291809" calcext:value-type="float">
            <text:p>0.2918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9888" calcext:value-type="float">
            <text:p>0.709888</text:p>
          </table:table-cell>
          <table:table-cell office:value-type="float" office:value="0.522263" calcext:value-type="float">
            <text:p>0.5222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4231" calcext:value-type="float">
            <text:p>0.904231</text:p>
          </table:table-cell>
          <table:table-cell office:value-type="float" office:value="0.859321" calcext:value-type="float">
            <text:p>0.8593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3226" calcext:value-type="float">
            <text:p>0.313226</text:p>
          </table:table-cell>
          <table:table-cell office:value-type="float" office:value="0.515094" calcext:value-type="float">
            <text:p>0.5150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9048" calcext:value-type="float">
            <text:p>0.279048</text:p>
          </table:table-cell>
          <table:table-cell office:value-type="float" office:value="0.952372" calcext:value-type="float">
            <text:p>0.9523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6199" calcext:value-type="float">
            <text:p>0.976199</text:p>
          </table:table-cell>
          <table:table-cell office:value-type="float" office:value="0.0239443" calcext:value-type="float">
            <text:p>0.02394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7175" calcext:value-type="float">
            <text:p>0.847175</text:p>
          </table:table-cell>
          <table:table-cell office:value-type="float" office:value="0.336443" calcext:value-type="float">
            <text:p>0.3364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9233" calcext:value-type="float">
            <text:p>0.399233</text:p>
          </table:table-cell>
          <table:table-cell office:value-type="float" office:value="0.607359" calcext:value-type="float">
            <text:p>0.607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5033" calcext:value-type="float">
            <text:p>0.355033</text:p>
          </table:table-cell>
          <table:table-cell office:value-type="float" office:value="0.604342" calcext:value-type="float">
            <text:p>0.604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24212" calcext:value-type="float">
            <text:p>0.0624212</text:p>
          </table:table-cell>
          <table:table-cell office:value-type="float" office:value="0.0866983" calcext:value-type="float">
            <text:p>0.08669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372" calcext:value-type="float">
            <text:p>0.7372</text:p>
          </table:table-cell>
          <table:table-cell office:value-type="float" office:value="0.437692" calcext:value-type="float">
            <text:p>0.4376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7854" calcext:value-type="float">
            <text:p>0.107854</text:p>
          </table:table-cell>
          <table:table-cell office:value-type="float" office:value="0.204116" calcext:value-type="float">
            <text:p>0.204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152" calcext:value-type="float">
            <text:p>0.75152</text:p>
          </table:table-cell>
          <table:table-cell office:value-type="float" office:value="0.313693" calcext:value-type="float">
            <text:p>0.313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1731" calcext:value-type="float">
            <text:p>0.251731</text:p>
          </table:table-cell>
          <table:table-cell office:value-type="float" office:value="0.509733" calcext:value-type="float">
            <text:p>0.5097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0544" calcext:value-type="float">
            <text:p>0.350544</text:p>
          </table:table-cell>
          <table:table-cell office:value-type="float" office:value="0.564957" calcext:value-type="float">
            <text:p>0.5649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48277" calcext:value-type="float">
            <text:p>0.0248277</text:p>
          </table:table-cell>
          <table:table-cell office:value-type="float" office:value="0.629592" calcext:value-type="float">
            <text:p>0.6295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24904" calcext:value-type="float">
            <text:p>0.0824904</text:p>
          </table:table-cell>
          <table:table-cell office:value-type="float" office:value="0.493529" calcext:value-type="float">
            <text:p>0.4935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1831" calcext:value-type="float">
            <text:p>0.411831</text:p>
          </table:table-cell>
          <table:table-cell office:value-type="float" office:value="0.929666" calcext:value-type="float">
            <text:p>0.9296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9972" calcext:value-type="float">
            <text:p>0.829972</text:p>
          </table:table-cell>
          <table:table-cell office:value-type="float" office:value="0.0924317" calcext:value-type="float">
            <text:p>0.09243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3236" calcext:value-type="float">
            <text:p>0.833236</text:p>
          </table:table-cell>
          <table:table-cell office:value-type="float" office:value="0.229204" calcext:value-type="float">
            <text:p>0.229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979" calcext:value-type="float">
            <text:p>0.69979</text:p>
          </table:table-cell>
          <table:table-cell office:value-type="float" office:value="0.188269" calcext:value-type="float">
            <text:p>0.1882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4967" calcext:value-type="float">
            <text:p>0.274967</text:p>
          </table:table-cell>
          <table:table-cell office:value-type="float" office:value="0.570746" calcext:value-type="float">
            <text:p>0.5707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9904" calcext:value-type="float">
            <text:p>0.199904</text:p>
          </table:table-cell>
          <table:table-cell office:value-type="float" office:value="0.382821" calcext:value-type="float">
            <text:p>0.3828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0893" calcext:value-type="float">
            <text:p>0.680893</text:p>
          </table:table-cell>
          <table:table-cell office:value-type="float" office:value="0.302017" calcext:value-type="float">
            <text:p>0.3020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74205" calcext:value-type="float">
            <text:p>0.0474205</text:p>
          </table:table-cell>
          <table:table-cell office:value-type="float" office:value="0.932624" calcext:value-type="float">
            <text:p>0.9326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1175" calcext:value-type="float">
            <text:p>0.81175</text:p>
          </table:table-cell>
          <table:table-cell office:value-type="float" office:value="0.397964" calcext:value-type="float">
            <text:p>0.3979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7581" calcext:value-type="float">
            <text:p>0.497581</text:p>
          </table:table-cell>
          <table:table-cell office:value-type="float" office:value="0.836578" calcext:value-type="float">
            <text:p>0.8365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75568" calcext:value-type="float">
            <text:p>0.0275568</text:p>
          </table:table-cell>
          <table:table-cell office:value-type="float" office:value="0.0149105" calcext:value-type="float">
            <text:p>0.01491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4465" calcext:value-type="float">
            <text:p>0.224465</text:p>
          </table:table-cell>
          <table:table-cell office:value-type="float" office:value="0.110047" calcext:value-type="float">
            <text:p>0.1100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844" calcext:value-type="float">
            <text:p>0.50844</text:p>
          </table:table-cell>
          <table:table-cell office:value-type="float" office:value="0.636296" calcext:value-type="float">
            <text:p>0.6362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97128" calcext:value-type="float">
            <text:p>0.0397128</text:p>
          </table:table-cell>
          <table:table-cell office:value-type="float" office:value="0.338411" calcext:value-type="float">
            <text:p>0.3384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12182" calcext:value-type="float">
            <text:p>0.0612182</text:p>
          </table:table-cell>
          <table:table-cell office:value-type="float" office:value="0.401162" calcext:value-type="float">
            <text:p>0.4011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073" calcext:value-type="float">
            <text:p>0.19073</text:p>
          </table:table-cell>
          <table:table-cell office:value-type="float" office:value="0.336186" calcext:value-type="float">
            <text:p>0.3361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1908" calcext:value-type="float">
            <text:p>0.971908</text:p>
          </table:table-cell>
          <table:table-cell office:value-type="float" office:value="0.390634" calcext:value-type="float">
            <text:p>0.3906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2967" calcext:value-type="float">
            <text:p>0.302967</text:p>
          </table:table-cell>
          <table:table-cell office:value-type="float" office:value="0.0229509" calcext:value-type="float">
            <text:p>0.02295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17538" calcext:value-type="float">
            <text:p>0.717538</text:p>
          </table:table-cell>
          <table:table-cell office:value-type="float" office:value="0.350388" calcext:value-type="float">
            <text:p>0.35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5575" calcext:value-type="float">
            <text:p>0.955575</text:p>
          </table:table-cell>
          <table:table-cell office:value-type="float" office:value="0.529288" calcext:value-type="float">
            <text:p>0.5292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48352" calcext:value-type="float">
            <text:p>0.748352</text:p>
          </table:table-cell>
          <table:table-cell office:value-type="float" office:value="0.453155" calcext:value-type="float">
            <text:p>0.453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5866" calcext:value-type="float">
            <text:p>0.365866</text:p>
          </table:table-cell>
          <table:table-cell office:value-type="float" office:value="0.775909" calcext:value-type="float">
            <text:p>0.7759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68066" calcext:value-type="float">
            <text:p>0.468066</text:p>
          </table:table-cell>
          <table:table-cell office:value-type="float" office:value="0.590331" calcext:value-type="float">
            <text:p>0.5903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6627" calcext:value-type="float">
            <text:p>0.226627</text:p>
          </table:table-cell>
          <table:table-cell office:value-type="float" office:value="0.925669" calcext:value-type="float">
            <text:p>0.9256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4917" calcext:value-type="float">
            <text:p>0.314917</text:p>
          </table:table-cell>
          <table:table-cell office:value-type="float" office:value="0.955355" calcext:value-type="float">
            <text:p>0.9553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3873" calcext:value-type="float">
            <text:p>0.383873</text:p>
          </table:table-cell>
          <table:table-cell office:value-type="float" office:value="0.859836" calcext:value-type="float">
            <text:p>0.8598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3694" calcext:value-type="float">
            <text:p>0.283694</text:p>
          </table:table-cell>
          <table:table-cell office:value-type="float" office:value="0.574603" calcext:value-type="float">
            <text:p>0.5746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6022" calcext:value-type="float">
            <text:p>0.196022</text:p>
          </table:table-cell>
          <table:table-cell office:value-type="float" office:value="0.255602" calcext:value-type="float">
            <text:p>0.255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237164" calcext:value-type="float">
            <text:p>0.00237164</text:p>
          </table:table-cell>
          <table:table-cell office:value-type="float" office:value="0.307296" calcext:value-type="float">
            <text:p>0.3072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0549" calcext:value-type="float">
            <text:p>0.330549</text:p>
          </table:table-cell>
          <table:table-cell office:value-type="float" office:value="0.305339" calcext:value-type="float">
            <text:p>0.305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0247" calcext:value-type="float">
            <text:p>0.330247</text:p>
          </table:table-cell>
          <table:table-cell office:value-type="float" office:value="0.0480872" calcext:value-type="float">
            <text:p>0.04808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5726" calcext:value-type="float">
            <text:p>0.655726</text:p>
          </table:table-cell>
          <table:table-cell office:value-type="float" office:value="0.285821" calcext:value-type="float">
            <text:p>0.2858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7375" calcext:value-type="float">
            <text:p>0.577375</text:p>
          </table:table-cell>
          <table:table-cell office:value-type="float" office:value="0.404078" calcext:value-type="float">
            <text:p>0.40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9987" calcext:value-type="float">
            <text:p>0.179987</text:p>
          </table:table-cell>
          <table:table-cell office:value-type="float" office:value="0.207042" calcext:value-type="float">
            <text:p>0.207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3572" calcext:value-type="float">
            <text:p>0.533572</text:p>
          </table:table-cell>
          <table:table-cell office:value-type="float" office:value="0.0659432" calcext:value-type="float">
            <text:p>0.06594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3548" calcext:value-type="float">
            <text:p>0.183548</text:p>
          </table:table-cell>
          <table:table-cell office:value-type="float" office:value="0.760199" calcext:value-type="float">
            <text:p>0.7601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1612" calcext:value-type="float">
            <text:p>0.991612</text:p>
          </table:table-cell>
          <table:table-cell office:value-type="float" office:value="0.498465" calcext:value-type="float">
            <text:p>0.4984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0997" calcext:value-type="float">
            <text:p>0.380997</text:p>
          </table:table-cell>
          <table:table-cell office:value-type="float" office:value="0.0994269" calcext:value-type="float">
            <text:p>0.09942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403" calcext:value-type="float">
            <text:p>0.67403</text:p>
          </table:table-cell>
          <table:table-cell office:value-type="float" office:value="0.846088" calcext:value-type="float">
            <text:p>0.8460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0293" calcext:value-type="float">
            <text:p>0.920293</text:p>
          </table:table-cell>
          <table:table-cell office:value-type="float" office:value="0.639268" calcext:value-type="float">
            <text:p>0.6392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6563" calcext:value-type="float">
            <text:p>0.946563</text:p>
          </table:table-cell>
          <table:table-cell office:value-type="float" office:value="0.0916655" calcext:value-type="float">
            <text:p>0.09166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8003" calcext:value-type="float">
            <text:p>0.228003</text:p>
          </table:table-cell>
          <table:table-cell office:value-type="float" office:value="0.27681" calcext:value-type="float">
            <text:p>0.276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753" calcext:value-type="float">
            <text:p>0.139753</text:p>
          </table:table-cell>
          <table:table-cell office:value-type="float" office:value="0.88373" calcext:value-type="float">
            <text:p>0.883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62631" calcext:value-type="float">
            <text:p>0.562631</text:p>
          </table:table-cell>
          <table:table-cell office:value-type="float" office:value="0.717128" calcext:value-type="float">
            <text:p>0.7171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7808" calcext:value-type="float">
            <text:p>0.287808</text:p>
          </table:table-cell>
          <table:table-cell office:value-type="float" office:value="0.301607" calcext:value-type="float">
            <text:p>0.3016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865" calcext:value-type="float">
            <text:p>0.50865</text:p>
          </table:table-cell>
          <table:table-cell office:value-type="float" office:value="0.193941" calcext:value-type="float">
            <text:p>0.1939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3738" calcext:value-type="float">
            <text:p>0.533738</text:p>
          </table:table-cell>
          <table:table-cell office:value-type="float" office:value="0.692198" calcext:value-type="float">
            <text:p>0.6921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4139" calcext:value-type="float">
            <text:p>0.954139</text:p>
          </table:table-cell>
          <table:table-cell office:value-type="float" office:value="0.525351" calcext:value-type="float">
            <text:p>0.5253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0662" calcext:value-type="float">
            <text:p>0.190662</text:p>
          </table:table-cell>
          <table:table-cell office:value-type="float" office:value="0.669693" calcext:value-type="float">
            <text:p>0.669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558" calcext:value-type="float">
            <text:p>0.31558</text:p>
          </table:table-cell>
          <table:table-cell office:value-type="float" office:value="0.571659" calcext:value-type="float">
            <text:p>0.5716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635" calcext:value-type="float">
            <text:p>0.23635</text:p>
          </table:table-cell>
          <table:table-cell office:value-type="float" office:value="0.44315" calcext:value-type="float">
            <text:p>0.443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11734" calcext:value-type="float">
            <text:p>0.811734</text:p>
          </table:table-cell>
          <table:table-cell office:value-type="float" office:value="0.156643" calcext:value-type="float">
            <text:p>0.1566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24178" calcext:value-type="float">
            <text:p>0.0824178</text:p>
          </table:table-cell>
          <table:table-cell office:value-type="float" office:value="0.57285" calcext:value-type="float">
            <text:p>0.572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93076" calcext:value-type="float">
            <text:p>0.0793076</text:p>
          </table:table-cell>
          <table:table-cell office:value-type="float" office:value="0.0289812" calcext:value-type="float">
            <text:p>0.02898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64516" calcext:value-type="float">
            <text:p>0.664516</text:p>
          </table:table-cell>
          <table:table-cell office:value-type="float" office:value="0.307311" calcext:value-type="float">
            <text:p>0.307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5791" calcext:value-type="float">
            <text:p>0.305791</text:p>
          </table:table-cell>
          <table:table-cell office:value-type="float" office:value="0.804269" calcext:value-type="float">
            <text:p>0.8042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1041" calcext:value-type="float">
            <text:p>0.191041</text:p>
          </table:table-cell>
          <table:table-cell office:value-type="float" office:value="0.868422" calcext:value-type="float">
            <text:p>0.8684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003" calcext:value-type="float">
            <text:p>0.17003</text:p>
          </table:table-cell>
          <table:table-cell office:value-type="float" office:value="0.181765" calcext:value-type="float">
            <text:p>0.1817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6644" calcext:value-type="float">
            <text:p>0.946644</text:p>
          </table:table-cell>
          <table:table-cell office:value-type="float" office:value="0.678679" calcext:value-type="float">
            <text:p>0.6786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5706" calcext:value-type="float">
            <text:p>0.375706</text:p>
          </table:table-cell>
          <table:table-cell office:value-type="float" office:value="0.480382" calcext:value-type="float">
            <text:p>0.480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573269" calcext:value-type="float">
            <text:p>0.00573269</text:p>
          </table:table-cell>
          <table:table-cell office:value-type="float" office:value="0.561539" calcext:value-type="float">
            <text:p>0.5615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9538" calcext:value-type="float">
            <text:p>0.999538</text:p>
          </table:table-cell>
          <table:table-cell office:value-type="float" office:value="0.321313" calcext:value-type="float">
            <text:p>0.3213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198" calcext:value-type="float">
            <text:p>0.133198</text:p>
          </table:table-cell>
          <table:table-cell office:value-type="float" office:value="0.768658" calcext:value-type="float">
            <text:p>0.7686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696" calcext:value-type="float">
            <text:p>0.28696</text:p>
          </table:table-cell>
          <table:table-cell office:value-type="float" office:value="0.369548" calcext:value-type="float">
            <text:p>0.3695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1808" calcext:value-type="float">
            <text:p>0.211808</text:p>
          </table:table-cell>
          <table:table-cell office:value-type="float" office:value="0.098694" calcext:value-type="float">
            <text:p>0.0986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6192" calcext:value-type="float">
            <text:p>0.526192</text:p>
          </table:table-cell>
          <table:table-cell office:value-type="float" office:value="0.294226" calcext:value-type="float">
            <text:p>0.2942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3207" calcext:value-type="float">
            <text:p>0.323207</text:p>
          </table:table-cell>
          <table:table-cell office:value-type="float" office:value="0.33606" calcext:value-type="float">
            <text:p>0.336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281" calcext:value-type="float">
            <text:p>0.91281</text:p>
          </table:table-cell>
          <table:table-cell office:value-type="float" office:value="0.628998" calcext:value-type="float">
            <text:p>0.6289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0329" calcext:value-type="float">
            <text:p>0.140329</text:p>
          </table:table-cell>
          <table:table-cell office:value-type="float" office:value="0.103851" calcext:value-type="float">
            <text:p>0.1038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742" calcext:value-type="float">
            <text:p>0.49742</text:p>
          </table:table-cell>
          <table:table-cell office:value-type="float" office:value="0.661725" calcext:value-type="float">
            <text:p>0.6617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349" calcext:value-type="float">
            <text:p>0.84349</text:p>
          </table:table-cell>
          <table:table-cell office:value-type="float" office:value="0.529343" calcext:value-type="float">
            <text:p>0.5293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6129" calcext:value-type="float">
            <text:p>0.346129</text:p>
          </table:table-cell>
          <table:table-cell office:value-type="float" office:value="0.219196" calcext:value-type="float">
            <text:p>0.2191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972518" calcext:value-type="float">
            <text:p>0.00972518</text:p>
          </table:table-cell>
          <table:table-cell office:value-type="float" office:value="0.717007" calcext:value-type="float">
            <text:p>0.7170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49041" calcext:value-type="float">
            <text:p>0.549041</text:p>
          </table:table-cell>
          <table:table-cell office:value-type="float" office:value="0.0154579" calcext:value-type="float">
            <text:p>0.01545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8546" calcext:value-type="float">
            <text:p>0.278546</text:p>
          </table:table-cell>
          <table:table-cell office:value-type="float" office:value="0.548579" calcext:value-type="float">
            <text:p>0.5485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7237" calcext:value-type="float">
            <text:p>0.317237</text:p>
          </table:table-cell>
          <table:table-cell office:value-type="float" office:value="0.623731" calcext:value-type="float">
            <text:p>0.6237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2425" calcext:value-type="float">
            <text:p>0.722425</text:p>
          </table:table-cell>
          <table:table-cell office:value-type="float" office:value="0.307484" calcext:value-type="float">
            <text:p>0.3074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327" calcext:value-type="float">
            <text:p>0.82327</text:p>
          </table:table-cell>
          <table:table-cell office:value-type="float" office:value="0.393969" calcext:value-type="float">
            <text:p>0.3939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2983" calcext:value-type="float">
            <text:p>0.912983</text:p>
          </table:table-cell>
          <table:table-cell office:value-type="float" office:value="0.146477" calcext:value-type="float">
            <text:p>0.1464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9644" calcext:value-type="float">
            <text:p>0.929644</text:p>
          </table:table-cell>
          <table:table-cell office:value-type="float" office:value="0.272896" calcext:value-type="float">
            <text:p>0.2728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0346" calcext:value-type="float">
            <text:p>0.940346</text:p>
          </table:table-cell>
          <table:table-cell office:value-type="float" office:value="0.375574" calcext:value-type="float">
            <text:p>0.3755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16863" calcext:value-type="float">
            <text:p>0.0416863</text:p>
          </table:table-cell>
          <table:table-cell office:value-type="float" office:value="0.286475" calcext:value-type="float">
            <text:p>0.2864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477" calcext:value-type="float">
            <text:p>0.59477</text:p>
          </table:table-cell>
          <table:table-cell office:value-type="float" office:value="0.0514115" calcext:value-type="float">
            <text:p>0.05141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348177" calcext:value-type="float">
            <text:p>0.00348177</text:p>
          </table:table-cell>
          <table:table-cell office:value-type="float" office:value="0.143811" calcext:value-type="float">
            <text:p>0.1438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68693" calcext:value-type="float">
            <text:p>0.0668693</text:p>
          </table:table-cell>
          <table:table-cell office:value-type="float" office:value="0.282028" calcext:value-type="float">
            <text:p>0.2820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239" calcext:value-type="float">
            <text:p>0.69239</text:p>
          </table:table-cell>
          <table:table-cell office:value-type="float" office:value="0.40364" calcext:value-type="float">
            <text:p>0.403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3772" calcext:value-type="float">
            <text:p>0.693772</text:p>
          </table:table-cell>
          <table:table-cell office:value-type="float" office:value="0.00962697" calcext:value-type="float">
            <text:p>0.009626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73712" calcext:value-type="float">
            <text:p>0.0273712</text:p>
          </table:table-cell>
          <table:table-cell office:value-type="float" office:value="0.475064" calcext:value-type="float">
            <text:p>0.4750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8672" calcext:value-type="float">
            <text:p>0.538672</text:p>
          </table:table-cell>
          <table:table-cell office:value-type="float" office:value="0.749796" calcext:value-type="float">
            <text:p>0.749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2549" calcext:value-type="float">
            <text:p>0.782549</text:p>
          </table:table-cell>
          <table:table-cell office:value-type="float" office:value="0.361942" calcext:value-type="float">
            <text:p>0.36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765" calcext:value-type="float">
            <text:p>0.143765</text:p>
          </table:table-cell>
          <table:table-cell office:value-type="float" office:value="0.695532" calcext:value-type="float">
            <text:p>0.6955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8419" calcext:value-type="float">
            <text:p>0.508419</text:p>
          </table:table-cell>
          <table:table-cell office:value-type="float" office:value="0.873795" calcext:value-type="float">
            <text:p>0.8737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1325" calcext:value-type="float">
            <text:p>0.521325</text:p>
          </table:table-cell>
          <table:table-cell office:value-type="float" office:value="0.283895" calcext:value-type="float">
            <text:p>0.2838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44153" calcext:value-type="float">
            <text:p>0.744153</text:p>
          </table:table-cell>
          <table:table-cell office:value-type="float" office:value="0.45097" calcext:value-type="float">
            <text:p>0.45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6791" calcext:value-type="float">
            <text:p>0.556791</text:p>
          </table:table-cell>
          <table:table-cell office:value-type="float" office:value="0.276237" calcext:value-type="float">
            <text:p>0.2762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3313" calcext:value-type="float">
            <text:p>0.963313</text:p>
          </table:table-cell>
          <table:table-cell office:value-type="float" office:value="0.497137" calcext:value-type="float">
            <text:p>0.4971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1811" calcext:value-type="float">
            <text:p>0.651811</text:p>
          </table:table-cell>
          <table:table-cell office:value-type="float" office:value="0.00499916" calcext:value-type="float">
            <text:p>0.004999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3612" calcext:value-type="float">
            <text:p>0.783612</text:p>
          </table:table-cell>
          <table:table-cell office:value-type="float" office:value="0.246581" calcext:value-type="float">
            <text:p>0.2465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64106" calcext:value-type="float">
            <text:p>0.0564106</text:p>
          </table:table-cell>
          <table:table-cell office:value-type="float" office:value="0.787094" calcext:value-type="float">
            <text:p>0.7870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0392" calcext:value-type="float">
            <text:p>0.390392</text:p>
          </table:table-cell>
          <table:table-cell office:value-type="float" office:value="0.12328" calcext:value-type="float">
            <text:p>0.123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91211" calcext:value-type="float">
            <text:p>0.0691211</text:p>
          </table:table-cell>
          <table:table-cell office:value-type="float" office:value="0.0827825" calcext:value-type="float">
            <text:p>0.0827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692" calcext:value-type="float">
            <text:p>0.52692</text:p>
          </table:table-cell>
          <table:table-cell office:value-type="float" office:value="0.762893" calcext:value-type="float">
            <text:p>0.762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24094" calcext:value-type="float">
            <text:p>0.0924094</text:p>
          </table:table-cell>
          <table:table-cell office:value-type="float" office:value="0.554292" calcext:value-type="float">
            <text:p>0.5542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7957" calcext:value-type="float">
            <text:p>0.237957</text:p>
          </table:table-cell>
          <table:table-cell office:value-type="float" office:value="0.631081" calcext:value-type="float">
            <text:p>0.6310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4087" calcext:value-type="float">
            <text:p>0.304087</text:p>
          </table:table-cell>
          <table:table-cell office:value-type="float" office:value="0.020506" calcext:value-type="float">
            <text:p>0.0205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3023" calcext:value-type="float">
            <text:p>0.993023</text:p>
          </table:table-cell>
          <table:table-cell office:value-type="float" office:value="0.447853" calcext:value-type="float">
            <text:p>0.4478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16038" calcext:value-type="float">
            <text:p>0.716038</text:p>
          </table:table-cell>
          <table:table-cell office:value-type="float" office:value="0.501443" calcext:value-type="float">
            <text:p>0.5014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1647" calcext:value-type="float">
            <text:p>0.321647</text:p>
          </table:table-cell>
          <table:table-cell office:value-type="float" office:value="0.237363" calcext:value-type="float">
            <text:p>0.2373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5338" calcext:value-type="float">
            <text:p>0.785338</text:p>
          </table:table-cell>
          <table:table-cell office:value-type="float" office:value="0.0658001" calcext:value-type="float">
            <text:p>0.06580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8333" calcext:value-type="float">
            <text:p>0.688333</text:p>
          </table:table-cell>
          <table:table-cell office:value-type="float" office:value="0.342128" calcext:value-type="float">
            <text:p>0.3421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2037" calcext:value-type="float">
            <text:p>0.342037</text:p>
          </table:table-cell>
          <table:table-cell office:value-type="float" office:value="0.651646" calcext:value-type="float">
            <text:p>0.6516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0428" calcext:value-type="float">
            <text:p>0.240428</text:p>
          </table:table-cell>
          <table:table-cell office:value-type="float" office:value="0.713056" calcext:value-type="float">
            <text:p>0.713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997" calcext:value-type="float">
            <text:p>0.40997</text:p>
          </table:table-cell>
          <table:table-cell office:value-type="float" office:value="0.630821" calcext:value-type="float">
            <text:p>0.6308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6336" calcext:value-type="float">
            <text:p>0.836336</text:p>
          </table:table-cell>
          <table:table-cell office:value-type="float" office:value="0.479091" calcext:value-type="float">
            <text:p>0.4790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13603" calcext:value-type="float">
            <text:p>0.713603</text:p>
          </table:table-cell>
          <table:table-cell office:value-type="float" office:value="0.363256" calcext:value-type="float">
            <text:p>0.3632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1984" calcext:value-type="float">
            <text:p>0.241984</text:p>
          </table:table-cell>
          <table:table-cell office:value-type="float" office:value="0.806013" calcext:value-type="float">
            <text:p>0.8060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7548" calcext:value-type="float">
            <text:p>0.917548</text:p>
          </table:table-cell>
          <table:table-cell office:value-type="float" office:value="0.479942" calcext:value-type="float">
            <text:p>0.479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7094" calcext:value-type="float">
            <text:p>0.437094</text:p>
          </table:table-cell>
          <table:table-cell office:value-type="float" office:value="0.221635" calcext:value-type="float">
            <text:p>0.2216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69488" calcext:value-type="float">
            <text:p>0.669488</text:p>
          </table:table-cell>
          <table:table-cell office:value-type="float" office:value="0.216486" calcext:value-type="float">
            <text:p>0.216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156" calcext:value-type="float">
            <text:p>0.93156</text:p>
          </table:table-cell>
          <table:table-cell office:value-type="float" office:value="0.991135" calcext:value-type="float">
            <text:p>0.9911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3849" calcext:value-type="float">
            <text:p>0.453849</text:p>
          </table:table-cell>
          <table:table-cell office:value-type="float" office:value="0.716897" calcext:value-type="float">
            <text:p>0.7168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69348" calcext:value-type="float">
            <text:p>0.0569348</text:p>
          </table:table-cell>
          <table:table-cell office:value-type="float" office:value="0.142182" calcext:value-type="float">
            <text:p>0.1421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90255" calcext:value-type="float">
            <text:p>0.0590255</text:p>
          </table:table-cell>
          <table:table-cell office:value-type="float" office:value="0.398972" calcext:value-type="float">
            <text:p>0.3989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2819" calcext:value-type="float">
            <text:p>0.392819</text:p>
          </table:table-cell>
          <table:table-cell office:value-type="float" office:value="0.450473" calcext:value-type="float">
            <text:p>0.4504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1167" calcext:value-type="float">
            <text:p>0.521167</text:p>
          </table:table-cell>
          <table:table-cell office:value-type="float" office:value="0.633248" calcext:value-type="float">
            <text:p>0.6332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3529" calcext:value-type="float">
            <text:p>0.163529</text:p>
          </table:table-cell>
          <table:table-cell office:value-type="float" office:value="0.931138" calcext:value-type="float">
            <text:p>0.9311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4068" calcext:value-type="float">
            <text:p>0.264068</text:p>
          </table:table-cell>
          <table:table-cell office:value-type="float" office:value="0.999865" calcext:value-type="float">
            <text:p>0.9998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0229" calcext:value-type="float">
            <text:p>0.410229</text:p>
          </table:table-cell>
          <table:table-cell office:value-type="float" office:value="0.977672" calcext:value-type="float">
            <text:p>0.9776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3121" calcext:value-type="float">
            <text:p>0.363121</text:p>
          </table:table-cell>
          <table:table-cell office:value-type="float" office:value="0.652213" calcext:value-type="float">
            <text:p>0.6522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3684" calcext:value-type="float">
            <text:p>0.783684</text:p>
          </table:table-cell>
          <table:table-cell office:value-type="float" office:value="0.280668" calcext:value-type="float">
            <text:p>0.2806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2155" calcext:value-type="float">
            <text:p>0.132155</text:p>
          </table:table-cell>
          <table:table-cell office:value-type="float" office:value="0.220778" calcext:value-type="float">
            <text:p>0.2207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2303" calcext:value-type="float">
            <text:p>0.502303</text:p>
          </table:table-cell>
          <table:table-cell office:value-type="float" office:value="0.632603" calcext:value-type="float">
            <text:p>0.6326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0895" calcext:value-type="float">
            <text:p>0.650895</text:p>
          </table:table-cell>
          <table:table-cell office:value-type="float" office:value="0.171791" calcext:value-type="float">
            <text:p>0.171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9088" calcext:value-type="float">
            <text:p>0.849088</text:p>
          </table:table-cell>
          <table:table-cell office:value-type="float" office:value="0.582454" calcext:value-type="float">
            <text:p>0.5824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2926" calcext:value-type="float">
            <text:p>0.162926</text:p>
          </table:table-cell>
          <table:table-cell office:value-type="float" office:value="0.302938" calcext:value-type="float">
            <text:p>0.3029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9351" calcext:value-type="float">
            <text:p>0.299351</text:p>
          </table:table-cell>
          <table:table-cell office:value-type="float" office:value="0.219861" calcext:value-type="float">
            <text:p>0.2198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8832" calcext:value-type="float">
            <text:p>0.618832</text:p>
          </table:table-cell>
          <table:table-cell office:value-type="float" office:value="0.238948" calcext:value-type="float">
            <text:p>0.2389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6667" calcext:value-type="float">
            <text:p>0.256667</text:p>
          </table:table-cell>
          <table:table-cell office:value-type="float" office:value="0.0116512" calcext:value-type="float">
            <text:p>0.01165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44899" calcext:value-type="float">
            <text:p>0.644899</text:p>
          </table:table-cell>
          <table:table-cell office:value-type="float" office:value="0.85295" calcext:value-type="float">
            <text:p>0.852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2814" calcext:value-type="float">
            <text:p>0.852814</text:p>
          </table:table-cell>
          <table:table-cell office:value-type="float" office:value="0.119201" calcext:value-type="float">
            <text:p>0.1192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6639" calcext:value-type="float">
            <text:p>0.886639</text:p>
          </table:table-cell>
          <table:table-cell office:value-type="float" office:value="0.215935" calcext:value-type="float">
            <text:p>0.2159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6603" calcext:value-type="float">
            <text:p>0.496603</text:p>
          </table:table-cell>
          <table:table-cell office:value-type="float" office:value="0.90357" calcext:value-type="float">
            <text:p>0.903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0698" calcext:value-type="float">
            <text:p>0.170698</text:p>
          </table:table-cell>
          <table:table-cell office:value-type="float" office:value="0.385261" calcext:value-type="float">
            <text:p>0.3852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4449" calcext:value-type="float">
            <text:p>0.124449</text:p>
          </table:table-cell>
          <table:table-cell office:value-type="float" office:value="0.333623" calcext:value-type="float">
            <text:p>0.3336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8198" calcext:value-type="float">
            <text:p>0.688198</text:p>
          </table:table-cell>
          <table:table-cell office:value-type="float" office:value="0.423801" calcext:value-type="float">
            <text:p>0.4238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3484" calcext:value-type="float">
            <text:p>0.553484</text:p>
          </table:table-cell>
          <table:table-cell office:value-type="float" office:value="0.133318" calcext:value-type="float">
            <text:p>0.1333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2177" calcext:value-type="float">
            <text:p>0.782177</text:p>
          </table:table-cell>
          <table:table-cell office:value-type="float" office:value="0.172316" calcext:value-type="float">
            <text:p>0.1723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2266" calcext:value-type="float">
            <text:p>0.372266</text:p>
          </table:table-cell>
          <table:table-cell office:value-type="float" office:value="0.0388446" calcext:value-type="float">
            <text:p>0.03884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3967" calcext:value-type="float">
            <text:p>0.183967</text:p>
          </table:table-cell>
          <table:table-cell office:value-type="float" office:value="0.061687" calcext:value-type="float">
            <text:p>0.0616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4637" calcext:value-type="float">
            <text:p>0.914637</text:p>
          </table:table-cell>
          <table:table-cell office:value-type="float" office:value="0.525651" calcext:value-type="float">
            <text:p>0.5256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3386" calcext:value-type="float">
            <text:p>0.983386</text:p>
          </table:table-cell>
          <table:table-cell office:value-type="float" office:value="0.416266" calcext:value-type="float">
            <text:p>0.4162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4794" calcext:value-type="float">
            <text:p>0.294794</text:p>
          </table:table-cell>
          <table:table-cell office:value-type="float" office:value="0.47999" calcext:value-type="float">
            <text:p>0.479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9836" calcext:value-type="float">
            <text:p>0.319836</text:p>
          </table:table-cell>
          <table:table-cell office:value-type="float" office:value="0.185895" calcext:value-type="float">
            <text:p>0.1858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78896" calcext:value-type="float">
            <text:p>0.478896</text:p>
          </table:table-cell>
          <table:table-cell office:value-type="float" office:value="0.856008" calcext:value-type="float">
            <text:p>0.8560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1269" calcext:value-type="float">
            <text:p>0.241269</text:p>
          </table:table-cell>
          <table:table-cell office:value-type="float" office:value="0.85234" calcext:value-type="float">
            <text:p>0.852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3217" calcext:value-type="float">
            <text:p>0.983217</text:p>
          </table:table-cell>
          <table:table-cell office:value-type="float" office:value="0.929467" calcext:value-type="float">
            <text:p>0.9294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614" calcext:value-type="float">
            <text:p>0.27614</text:p>
          </table:table-cell>
          <table:table-cell office:value-type="float" office:value="0.536701" calcext:value-type="float">
            <text:p>0.536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27856" calcext:value-type="float">
            <text:p>0.0627856</text:p>
          </table:table-cell>
          <table:table-cell office:value-type="float" office:value="0.0583177" calcext:value-type="float">
            <text:p>0.05831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9017" calcext:value-type="float">
            <text:p>0.709017</text:p>
          </table:table-cell>
          <table:table-cell office:value-type="float" office:value="0.435052" calcext:value-type="float">
            <text:p>0.435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71623" calcext:value-type="float">
            <text:p>0.0971623</text:p>
          </table:table-cell>
          <table:table-cell office:value-type="float" office:value="0.892984" calcext:value-type="float">
            <text:p>0.89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6739" calcext:value-type="float">
            <text:p>0.496739</text:p>
          </table:table-cell>
          <table:table-cell office:value-type="float" office:value="0.913841" calcext:value-type="float">
            <text:p>0.9138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185" calcext:value-type="float">
            <text:p>0.72185</text:p>
          </table:table-cell>
          <table:table-cell office:value-type="float" office:value="0.411376" calcext:value-type="float">
            <text:p>0.4113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8827" calcext:value-type="float">
            <text:p>0.178827</text:p>
          </table:table-cell>
          <table:table-cell office:value-type="float" office:value="0.0843443" calcext:value-type="float">
            <text:p>0.08434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41551" calcext:value-type="float">
            <text:p>0.0841551</text:p>
          </table:table-cell>
          <table:table-cell office:value-type="float" office:value="0.162213" calcext:value-type="float">
            <text:p>0.1622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64844" calcext:value-type="float">
            <text:p>0.564844</text:p>
          </table:table-cell>
          <table:table-cell office:value-type="float" office:value="0.121099" calcext:value-type="float">
            <text:p>0.1210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6455" calcext:value-type="float">
            <text:p>0.676455</text:p>
          </table:table-cell>
          <table:table-cell office:value-type="float" office:value="0.292735" calcext:value-type="float">
            <text:p>0.2927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074" calcext:value-type="float">
            <text:p>0.145074</text:p>
          </table:table-cell>
          <table:table-cell office:value-type="float" office:value="0.753911" calcext:value-type="float">
            <text:p>0.7539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7192" calcext:value-type="float">
            <text:p>0.847192</text:p>
          </table:table-cell>
          <table:table-cell office:value-type="float" office:value="0.421215" calcext:value-type="float">
            <text:p>0.4212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0612" calcext:value-type="float">
            <text:p>0.290612</text:p>
          </table:table-cell>
          <table:table-cell office:value-type="float" office:value="0.909977" calcext:value-type="float">
            <text:p>0.9099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79532" calcext:value-type="float">
            <text:p>0.479532</text:p>
          </table:table-cell>
          <table:table-cell office:value-type="float" office:value="0.999629" calcext:value-type="float">
            <text:p>0.9996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5029" calcext:value-type="float">
            <text:p>0.345029</text:p>
          </table:table-cell>
          <table:table-cell office:value-type="float" office:value="0.576695" calcext:value-type="float">
            <text:p>0.5766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2613" calcext:value-type="float">
            <text:p>0.892613</text:p>
          </table:table-cell>
          <table:table-cell office:value-type="float" office:value="0.841768" calcext:value-type="float">
            <text:p>0.8417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0536" calcext:value-type="float">
            <text:p>0.490536</text:p>
          </table:table-cell>
          <table:table-cell office:value-type="float" office:value="0.614463" calcext:value-type="float">
            <text:p>0.6144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3143" calcext:value-type="float">
            <text:p>0.253143</text:p>
          </table:table-cell>
          <table:table-cell office:value-type="float" office:value="0.930028" calcext:value-type="float">
            <text:p>0.9300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41464" calcext:value-type="float">
            <text:p>0.0741464</text:p>
          </table:table-cell>
          <table:table-cell office:value-type="float" office:value="0.43197" calcext:value-type="float">
            <text:p>0.431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43726" calcext:value-type="float">
            <text:p>0.0143726</text:p>
          </table:table-cell>
          <table:table-cell office:value-type="float" office:value="0.158301" calcext:value-type="float">
            <text:p>0.158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7251" calcext:value-type="float">
            <text:p>0.537251</text:p>
          </table:table-cell>
          <table:table-cell office:value-type="float" office:value="0.236386" calcext:value-type="float">
            <text:p>0.2363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543" calcext:value-type="float">
            <text:p>0.33543</text:p>
          </table:table-cell>
          <table:table-cell office:value-type="float" office:value="0.102095" calcext:value-type="float">
            <text:p>0.1020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7486" calcext:value-type="float">
            <text:p>0.357486</text:p>
          </table:table-cell>
          <table:table-cell office:value-type="float" office:value="0.0118852" calcext:value-type="float">
            <text:p>0.01188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483" calcext:value-type="float">
            <text:p>0.39483</text:p>
          </table:table-cell>
          <table:table-cell office:value-type="float" office:value="0.128179" calcext:value-type="float">
            <text:p>0.128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9609" calcext:value-type="float">
            <text:p>0.929609</text:p>
          </table:table-cell>
          <table:table-cell office:value-type="float" office:value="0.539904" calcext:value-type="float">
            <text:p>0.539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1119" calcext:value-type="float">
            <text:p>0.961119</text:p>
          </table:table-cell>
          <table:table-cell office:value-type="float" office:value="0.172701" calcext:value-type="float">
            <text:p>0.172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6778" calcext:value-type="float">
            <text:p>0.686778</text:p>
          </table:table-cell>
          <table:table-cell office:value-type="float" office:value="0.440651" calcext:value-type="float">
            <text:p>0.4406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233" calcext:value-type="float">
            <text:p>0.17233</text:p>
          </table:table-cell>
          <table:table-cell office:value-type="float" office:value="0.0318074" calcext:value-type="float">
            <text:p>0.03180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73457" calcext:value-type="float">
            <text:p>0.0173457</text:p>
          </table:table-cell>
          <table:table-cell office:value-type="float" office:value="0.0649427" calcext:value-type="float">
            <text:p>0.0649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3575" calcext:value-type="float">
            <text:p>0.873575</text:p>
          </table:table-cell>
          <table:table-cell office:value-type="float" office:value="0.507882" calcext:value-type="float">
            <text:p>0.5078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9406" calcext:value-type="float">
            <text:p>0.679406</text:p>
          </table:table-cell>
          <table:table-cell office:value-type="float" office:value="0.126718" calcext:value-type="float">
            <text:p>0.1267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791" calcext:value-type="float">
            <text:p>0.43791</text:p>
          </table:table-cell>
          <table:table-cell office:value-type="float" office:value="0.753552" calcext:value-type="float">
            <text:p>0.7535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1854" calcext:value-type="float">
            <text:p>0.911854</text:p>
          </table:table-cell>
          <table:table-cell office:value-type="float" office:value="0.152871" calcext:value-type="float">
            <text:p>0.1528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7266" calcext:value-type="float">
            <text:p>0.967266</text:p>
          </table:table-cell>
          <table:table-cell office:value-type="float" office:value="0.449105" calcext:value-type="float">
            <text:p>0.4491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9258" calcext:value-type="float">
            <text:p>0.389258</text:p>
          </table:table-cell>
          <table:table-cell office:value-type="float" office:value="0.302696" calcext:value-type="float">
            <text:p>0.3026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12" calcext:value-type="float">
            <text:p>0.5512</text:p>
          </table:table-cell>
          <table:table-cell office:value-type="float" office:value="0.746744" calcext:value-type="float">
            <text:p>0.7467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4581" calcext:value-type="float">
            <text:p>0.314581</text:p>
          </table:table-cell>
          <table:table-cell office:value-type="float" office:value="0.94603" calcext:value-type="float">
            <text:p>0.946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4923" calcext:value-type="float">
            <text:p>0.874923</text:p>
          </table:table-cell>
          <table:table-cell office:value-type="float" office:value="0.244191" calcext:value-type="float">
            <text:p>0.2441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5934" calcext:value-type="float">
            <text:p>0.485934</text:p>
          </table:table-cell>
          <table:table-cell office:value-type="float" office:value="0.757013" calcext:value-type="float">
            <text:p>0.7570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09919" calcext:value-type="float">
            <text:p>0.0209919</text:p>
          </table:table-cell>
          <table:table-cell office:value-type="float" office:value="0.447053" calcext:value-type="float">
            <text:p>0.4470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7704" calcext:value-type="float">
            <text:p>0.887704</text:p>
          </table:table-cell>
          <table:table-cell office:value-type="float" office:value="0.102044" calcext:value-type="float">
            <text:p>0.1020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6987" calcext:value-type="float">
            <text:p>0.166987</text:p>
          </table:table-cell>
          <table:table-cell office:value-type="float" office:value="0.613153" calcext:value-type="float">
            <text:p>0.6131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2932" calcext:value-type="float">
            <text:p>0.412932</text:p>
          </table:table-cell>
          <table:table-cell office:value-type="float" office:value="0.846393" calcext:value-type="float">
            <text:p>0.8463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9945" calcext:value-type="float">
            <text:p>0.599945</text:p>
          </table:table-cell>
          <table:table-cell office:value-type="float" office:value="0.298559" calcext:value-type="float">
            <text:p>0.2985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3124" calcext:value-type="float">
            <text:p>0.303124</text:p>
          </table:table-cell>
          <table:table-cell office:value-type="float" office:value="0.511798" calcext:value-type="float">
            <text:p>0.511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143" calcext:value-type="float">
            <text:p>0.45143</text:p>
          </table:table-cell>
          <table:table-cell office:value-type="float" office:value="0.27039" calcext:value-type="float">
            <text:p>0.27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87432" calcext:value-type="float">
            <text:p>0.587432</text:p>
          </table:table-cell>
          <table:table-cell office:value-type="float" office:value="0.887668" calcext:value-type="float">
            <text:p>0.8876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858" calcext:value-type="float">
            <text:p>0.131858</text:p>
          </table:table-cell>
          <table:table-cell office:value-type="float" office:value="0.944068" calcext:value-type="float">
            <text:p>0.944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9368" calcext:value-type="float">
            <text:p>0.219368</text:p>
          </table:table-cell>
          <table:table-cell office:value-type="float" office:value="0.15285" calcext:value-type="float">
            <text:p>0.152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1121" calcext:value-type="float">
            <text:p>0.391121</text:p>
          </table:table-cell>
          <table:table-cell office:value-type="float" office:value="0.149082" calcext:value-type="float">
            <text:p>0.1490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0621" calcext:value-type="float">
            <text:p>0.860621</text:p>
          </table:table-cell>
          <table:table-cell office:value-type="float" office:value="0.278825" calcext:value-type="float">
            <text:p>0.278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1126" calcext:value-type="float">
            <text:p>0.251126</text:p>
          </table:table-cell>
          <table:table-cell office:value-type="float" office:value="0.600198" calcext:value-type="float">
            <text:p>0.6001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3875" calcext:value-type="float">
            <text:p>0.183875</text:p>
          </table:table-cell>
          <table:table-cell office:value-type="float" office:value="0.418113" calcext:value-type="float">
            <text:p>0.4181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3351" calcext:value-type="float">
            <text:p>0.213351</text:p>
          </table:table-cell>
          <table:table-cell office:value-type="float" office:value="0.596807" calcext:value-type="float">
            <text:p>0.5968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4506" calcext:value-type="float">
            <text:p>0.264506</text:p>
          </table:table-cell>
          <table:table-cell office:value-type="float" office:value="0.953222" calcext:value-type="float">
            <text:p>0.9532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7649" calcext:value-type="float">
            <text:p>0.447649</text:p>
          </table:table-cell>
          <table:table-cell office:value-type="float" office:value="0.864451" calcext:value-type="float">
            <text:p>0.8644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178" calcext:value-type="float">
            <text:p>0.25178</text:p>
          </table:table-cell>
          <table:table-cell office:value-type="float" office:value="0.750773" calcext:value-type="float">
            <text:p>0.7507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6249" calcext:value-type="float">
            <text:p>0.376249</text:p>
          </table:table-cell>
          <table:table-cell office:value-type="float" office:value="0.70321" calcext:value-type="float">
            <text:p>0.703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11639" calcext:value-type="float">
            <text:p>0.0211639</text:p>
          </table:table-cell>
          <table:table-cell office:value-type="float" office:value="0.337152" calcext:value-type="float">
            <text:p>0.3371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9255" calcext:value-type="float">
            <text:p>0.849255</text:p>
          </table:table-cell>
          <table:table-cell office:value-type="float" office:value="0.13133" calcext:value-type="float">
            <text:p>0.131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1918" calcext:value-type="float">
            <text:p>0.481918</text:p>
          </table:table-cell>
          <table:table-cell office:value-type="float" office:value="0.307388" calcext:value-type="float">
            <text:p>0.307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1456" calcext:value-type="float">
            <text:p>0.251456</text:p>
          </table:table-cell>
          <table:table-cell office:value-type="float" office:value="0.813052" calcext:value-type="float">
            <text:p>0.813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6627" calcext:value-type="float">
            <text:p>0.766627</text:p>
          </table:table-cell>
          <table:table-cell office:value-type="float" office:value="0.642576" calcext:value-type="float">
            <text:p>0.6425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2134" calcext:value-type="float">
            <text:p>0.962134</text:p>
          </table:table-cell>
          <table:table-cell office:value-type="float" office:value="0.627248" calcext:value-type="float">
            <text:p>0.6272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1402" calcext:value-type="float">
            <text:p>0.921402</text:p>
          </table:table-cell>
          <table:table-cell office:value-type="float" office:value="0.21326" calcext:value-type="float">
            <text:p>0.213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7446" calcext:value-type="float">
            <text:p>0.227446</text:p>
          </table:table-cell>
          <table:table-cell office:value-type="float" office:value="0.105277" calcext:value-type="float">
            <text:p>0.1052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4019" calcext:value-type="float">
            <text:p>0.394019</text:p>
          </table:table-cell>
          <table:table-cell office:value-type="float" office:value="0.149733" calcext:value-type="float">
            <text:p>0.1497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0329" calcext:value-type="float">
            <text:p>0.760329</text:p>
          </table:table-cell>
          <table:table-cell office:value-type="float" office:value="0.645799" calcext:value-type="float">
            <text:p>0.6457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0507" calcext:value-type="float">
            <text:p>0.900507</text:p>
          </table:table-cell>
          <table:table-cell office:value-type="float" office:value="0.136578" calcext:value-type="float">
            <text:p>0.1365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901" calcext:value-type="float">
            <text:p>0.34901</text:p>
          </table:table-cell>
          <table:table-cell office:value-type="float" office:value="0.921671" calcext:value-type="float">
            <text:p>0.9216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7373" calcext:value-type="float">
            <text:p>0.47373</text:p>
          </table:table-cell>
          <table:table-cell office:value-type="float" office:value="0.892908" calcext:value-type="float">
            <text:p>0.8929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5921" calcext:value-type="float">
            <text:p>0.515921</text:p>
          </table:table-cell>
          <table:table-cell office:value-type="float" office:value="0.322985" calcext:value-type="float">
            <text:p>0.3229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42377" calcext:value-type="float">
            <text:p>0.0242377</text:p>
          </table:table-cell>
          <table:table-cell office:value-type="float" office:value="0.997839" calcext:value-type="float">
            <text:p>0.9978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1616" calcext:value-type="float">
            <text:p>0.611616</text:p>
          </table:table-cell>
          <table:table-cell office:value-type="float" office:value="0.881829" calcext:value-type="float">
            <text:p>0.8818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549047" calcext:value-type="float">
            <text:p>0.00549047</text:p>
          </table:table-cell>
          <table:table-cell office:value-type="float" office:value="0.445807" calcext:value-type="float">
            <text:p>0.4458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06369" calcext:value-type="float">
            <text:p>0.606369</text:p>
          </table:table-cell>
          <table:table-cell office:value-type="float" office:value="0.232937" calcext:value-type="float">
            <text:p>0.2329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1084" calcext:value-type="float">
            <text:p>0.551084</text:p>
          </table:table-cell>
          <table:table-cell office:value-type="float" office:value="0.237742" calcext:value-type="float">
            <text:p>0.2377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3734" calcext:value-type="float">
            <text:p>0.673734</text:p>
          </table:table-cell>
          <table:table-cell office:value-type="float" office:value="0.253168" calcext:value-type="float">
            <text:p>0.2531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621" calcext:value-type="float">
            <text:p>0.133621</text:p>
          </table:table-cell>
          <table:table-cell office:value-type="float" office:value="0.067753" calcext:value-type="float">
            <text:p>0.0677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2901" calcext:value-type="float">
            <text:p>0.402901</text:p>
          </table:table-cell>
          <table:table-cell office:value-type="float" office:value="0.89395" calcext:value-type="float">
            <text:p>0.89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13552" calcext:value-type="float">
            <text:p>0.713552</text:p>
          </table:table-cell>
          <table:table-cell office:value-type="float" office:value="0.303408" calcext:value-type="float">
            <text:p>0.303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05284" calcext:value-type="float">
            <text:p>0.0305284</text:p>
          </table:table-cell>
          <table:table-cell office:value-type="float" office:value="0.0625619" calcext:value-type="float">
            <text:p>0.06256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5079" calcext:value-type="float">
            <text:p>0.225079</text:p>
          </table:table-cell>
          <table:table-cell office:value-type="float" office:value="0.504259" calcext:value-type="float">
            <text:p>0.5042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547" calcext:value-type="float">
            <text:p>0.95547</text:p>
          </table:table-cell>
          <table:table-cell office:value-type="float" office:value="0.741" calcext:value-type="float">
            <text:p>0.7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38839" calcext:value-type="float">
            <text:p>0.738839</text:p>
          </table:table-cell>
          <table:table-cell office:value-type="float" office:value="0.457617" calcext:value-type="float">
            <text:p>0.4576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763" calcext:value-type="float">
            <text:p>0.59763</text:p>
          </table:table-cell>
          <table:table-cell office:value-type="float" office:value="0.350455" calcext:value-type="float">
            <text:p>0.3504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9446" calcext:value-type="float">
            <text:p>0.339446</text:p>
          </table:table-cell>
          <table:table-cell office:value-type="float" office:value="0.0286041" calcext:value-type="float">
            <text:p>0.02860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1713" calcext:value-type="float">
            <text:p>0.421713</text:p>
          </table:table-cell>
          <table:table-cell office:value-type="float" office:value="0.734188" calcext:value-type="float">
            <text:p>0.7341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9657" calcext:value-type="float">
            <text:p>0.309657</text:p>
          </table:table-cell>
          <table:table-cell office:value-type="float" office:value="0.0280813" calcext:value-type="float">
            <text:p>0.02808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5823" calcext:value-type="float">
            <text:p>0.265823</text:p>
          </table:table-cell>
          <table:table-cell office:value-type="float" office:value="0.640858" calcext:value-type="float">
            <text:p>0.6408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3909" calcext:value-type="float">
            <text:p>0.113909</text:p>
          </table:table-cell>
          <table:table-cell office:value-type="float" office:value="0.399444" calcext:value-type="float">
            <text:p>0.3994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8611" calcext:value-type="float">
            <text:p>0.708611</text:p>
          </table:table-cell>
          <table:table-cell office:value-type="float" office:value="0.51681" calcext:value-type="float">
            <text:p>0.516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0218" calcext:value-type="float">
            <text:p>0.820218</text:p>
          </table:table-cell>
          <table:table-cell office:value-type="float" office:value="0.323922" calcext:value-type="float">
            <text:p>0.323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4726" calcext:value-type="float">
            <text:p>0.484726</text:p>
          </table:table-cell>
          <table:table-cell office:value-type="float" office:value="0.0452968" calcext:value-type="float">
            <text:p>0.04529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8181" calcext:value-type="float">
            <text:p>0.828181</text:p>
          </table:table-cell>
          <table:table-cell office:value-type="float" office:value="0.440195" calcext:value-type="float">
            <text:p>0.4401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3041" calcext:value-type="float">
            <text:p>0.113041</text:p>
          </table:table-cell>
          <table:table-cell office:value-type="float" office:value="0.0175325" calcext:value-type="float">
            <text:p>0.01753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559" calcext:value-type="float">
            <text:p>0.87559</text:p>
          </table:table-cell>
          <table:table-cell office:value-type="float" office:value="0.452487" calcext:value-type="float">
            <text:p>0.4524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61366" calcext:value-type="float">
            <text:p>0.0461366</text:p>
          </table:table-cell>
          <table:table-cell office:value-type="float" office:value="0.604287" calcext:value-type="float">
            <text:p>0.6042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6338" calcext:value-type="float">
            <text:p>0.316338</text:p>
          </table:table-cell>
          <table:table-cell office:value-type="float" office:value="0.467849" calcext:value-type="float">
            <text:p>0.4678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8475" calcext:value-type="float">
            <text:p>0.338475</text:p>
          </table:table-cell>
          <table:table-cell office:value-type="float" office:value="0.625995" calcext:value-type="float">
            <text:p>0.6259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5931" calcext:value-type="float">
            <text:p>0.495931</text:p>
          </table:table-cell>
          <table:table-cell office:value-type="float" office:value="0.3056" calcext:value-type="float">
            <text:p>0.3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6736" calcext:value-type="float">
            <text:p>0.486736</text:p>
          </table:table-cell>
          <table:table-cell office:value-type="float" office:value="0.761754" calcext:value-type="float">
            <text:p>0.7617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6458" calcext:value-type="float">
            <text:p>0.946458</text:p>
          </table:table-cell>
          <table:table-cell office:value-type="float" office:value="0.600645" calcext:value-type="float">
            <text:p>0.6006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1198" calcext:value-type="float">
            <text:p>0.161198</text:p>
          </table:table-cell>
          <table:table-cell office:value-type="float" office:value="0.65507" calcext:value-type="float">
            <text:p>0.655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7455" calcext:value-type="float">
            <text:p>0.117455</text:p>
          </table:table-cell>
          <table:table-cell office:value-type="float" office:value="0.454592" calcext:value-type="float">
            <text:p>0.4545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72333" calcext:value-type="float">
            <text:p>0.0772333</text:p>
          </table:table-cell>
          <table:table-cell office:value-type="float" office:value="0.937674" calcext:value-type="float">
            <text:p>0.9376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297" calcext:value-type="float">
            <text:p>0.98297</text:p>
          </table:table-cell>
          <table:table-cell office:value-type="float" office:value="0.606695" calcext:value-type="float">
            <text:p>0.6066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215442" calcext:value-type="float">
            <text:p>0.00215442</text:p>
          </table:table-cell>
          <table:table-cell office:value-type="float" office:value="0.769267" calcext:value-type="float">
            <text:p>0.7692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2119" calcext:value-type="float">
            <text:p>0.262119</text:p>
          </table:table-cell>
          <table:table-cell office:value-type="float" office:value="0.422057" calcext:value-type="float">
            <text:p>0.4220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4402" calcext:value-type="float">
            <text:p>0.294402</text:p>
          </table:table-cell>
          <table:table-cell office:value-type="float" office:value="0.375161" calcext:value-type="float">
            <text:p>0.3751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959" calcext:value-type="float">
            <text:p>0.43959</text:p>
          </table:table-cell>
          <table:table-cell office:value-type="float" office:value="0.169992" calcext:value-type="float">
            <text:p>0.1699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7648" calcext:value-type="float">
            <text:p>0.827648</text:p>
          </table:table-cell>
          <table:table-cell office:value-type="float" office:value="0.485726" calcext:value-type="float">
            <text:p>0.4857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7428" calcext:value-type="float">
            <text:p>0.77428</text:p>
          </table:table-cell>
          <table:table-cell office:value-type="float" office:value="0.143986" calcext:value-type="float">
            <text:p>0.1439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3576" calcext:value-type="float">
            <text:p>0.953576</text:p>
          </table:table-cell>
          <table:table-cell office:value-type="float" office:value="0.112755" calcext:value-type="float">
            <text:p>0.1127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9981" calcext:value-type="float">
            <text:p>0.769981</text:p>
          </table:table-cell>
          <table:table-cell office:value-type="float" office:value="0.449506" calcext:value-type="float">
            <text:p>0.4495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8354" calcext:value-type="float">
            <text:p>0.418354</text:p>
          </table:table-cell>
          <table:table-cell office:value-type="float" office:value="0.256717" calcext:value-type="float">
            <text:p>0.2567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126" calcext:value-type="float">
            <text:p>0.21126</text:p>
          </table:table-cell>
          <table:table-cell office:value-type="float" office:value="0.364812" calcext:value-type="float">
            <text:p>0.3648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7363" calcext:value-type="float">
            <text:p>0.857363</text:p>
          </table:table-cell>
          <table:table-cell office:value-type="float" office:value="0.372458" calcext:value-type="float">
            <text:p>0.3724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98819" calcext:value-type="float">
            <text:p>0.0198819</text:p>
          </table:table-cell>
          <table:table-cell office:value-type="float" office:value="0.974818" calcext:value-type="float">
            <text:p>0.9748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7049" calcext:value-type="float">
            <text:p>0.827049</text:p>
          </table:table-cell>
          <table:table-cell office:value-type="float" office:value="0.0971151" calcext:value-type="float">
            <text:p>0.09711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2492" calcext:value-type="float">
            <text:p>0.912492</text:p>
          </table:table-cell>
          <table:table-cell office:value-type="float" office:value="0.605563" calcext:value-type="float">
            <text:p>0.605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2258" calcext:value-type="float">
            <text:p>0.212258</text:p>
          </table:table-cell>
          <table:table-cell office:value-type="float" office:value="0.661229" calcext:value-type="float">
            <text:p>0.6612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32858" calcext:value-type="float">
            <text:p>0.0832858</text:p>
          </table:table-cell>
          <table:table-cell office:value-type="float" office:value="0.959131" calcext:value-type="float">
            <text:p>0.9591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9538" calcext:value-type="float">
            <text:p>0.849538</text:p>
          </table:table-cell>
          <table:table-cell office:value-type="float" office:value="0.522876" calcext:value-type="float">
            <text:p>0.5228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124" calcext:value-type="float">
            <text:p>0.129124</text:p>
          </table:table-cell>
          <table:table-cell office:value-type="float" office:value="0.677186" calcext:value-type="float">
            <text:p>0.6771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860195" calcext:value-type="float">
            <text:p>0.00860195</text:p>
          </table:table-cell>
          <table:table-cell office:value-type="float" office:value="0.903403" calcext:value-type="float">
            <text:p>0.9034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61579" calcext:value-type="float">
            <text:p>0.0161579</text:p>
          </table:table-cell>
          <table:table-cell office:value-type="float" office:value="0.591153" calcext:value-type="float">
            <text:p>0.5911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1684" calcext:value-type="float">
            <text:p>0.411684</text:p>
          </table:table-cell>
          <table:table-cell office:value-type="float" office:value="0.434512" calcext:value-type="float">
            <text:p>0.4345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6321" calcext:value-type="float">
            <text:p>0.916321</text:p>
          </table:table-cell>
          <table:table-cell office:value-type="float" office:value="0.592542" calcext:value-type="float">
            <text:p>0.5925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8014" calcext:value-type="float">
            <text:p>0.428014</text:p>
          </table:table-cell>
          <table:table-cell office:value-type="float" office:value="0.575396" calcext:value-type="float">
            <text:p>0.5753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8004" calcext:value-type="float">
            <text:p>0.488004</text:p>
          </table:table-cell>
          <table:table-cell office:value-type="float" office:value="0.640271" calcext:value-type="float">
            <text:p>0.6402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6624" calcext:value-type="float">
            <text:p>0.236624</text:p>
          </table:table-cell>
          <table:table-cell office:value-type="float" office:value="0.152733" calcext:value-type="float">
            <text:p>0.1527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4649" calcext:value-type="float">
            <text:p>0.114649</text:p>
          </table:table-cell>
          <table:table-cell office:value-type="float" office:value="0.31991" calcext:value-type="float">
            <text:p>0.319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1864" calcext:value-type="float">
            <text:p>0.111864</text:p>
          </table:table-cell>
          <table:table-cell office:value-type="float" office:value="0.964187" calcext:value-type="float">
            <text:p>0.9641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2786" calcext:value-type="float">
            <text:p>0.842786</text:p>
          </table:table-cell>
          <table:table-cell office:value-type="float" office:value="0.240988" calcext:value-type="float">
            <text:p>0.2409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41373" calcext:value-type="float">
            <text:p>0.641373</text:p>
          </table:table-cell>
          <table:table-cell office:value-type="float" office:value="0.851388" calcext:value-type="float">
            <text:p>0.851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4391" calcext:value-type="float">
            <text:p>0.144391</text:p>
          </table:table-cell>
          <table:table-cell office:value-type="float" office:value="0.462545" calcext:value-type="float">
            <text:p>0.4625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13565" calcext:value-type="float">
            <text:p>0.813565</text:p>
          </table:table-cell>
          <table:table-cell office:value-type="float" office:value="0.160549" calcext:value-type="float">
            <text:p>0.1605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36979" calcext:value-type="float">
            <text:p>0.0536979</text:p>
          </table:table-cell>
          <table:table-cell office:value-type="float" office:value="0.225249" calcext:value-type="float">
            <text:p>0.2252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5061" calcext:value-type="float">
            <text:p>0.595061</text:p>
          </table:table-cell>
          <table:table-cell office:value-type="float" office:value="0.901568" calcext:value-type="float">
            <text:p>0.9015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8192" calcext:value-type="float">
            <text:p>0.848192</text:p>
          </table:table-cell>
          <table:table-cell office:value-type="float" office:value="0.394386" calcext:value-type="float">
            <text:p>0.3943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068" calcext:value-type="float">
            <text:p>0.6068</text:p>
          </table:table-cell>
          <table:table-cell office:value-type="float" office:value="0.843594" calcext:value-type="float">
            <text:p>0.8435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3592" calcext:value-type="float">
            <text:p>0.213592</text:p>
          </table:table-cell>
          <table:table-cell office:value-type="float" office:value="0.286851" calcext:value-type="float">
            <text:p>0.2868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66044" calcext:value-type="float">
            <text:p>0.666044</text:p>
          </table:table-cell>
          <table:table-cell office:value-type="float" office:value="0.129913" calcext:value-type="float">
            <text:p>0.129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9393" calcext:value-type="float">
            <text:p>0.879393</text:p>
          </table:table-cell>
          <table:table-cell office:value-type="float" office:value="0.0940577" calcext:value-type="float">
            <text:p>0.09405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5309" calcext:value-type="float">
            <text:p>0.705309</text:p>
          </table:table-cell>
          <table:table-cell office:value-type="float" office:value="0.367397" calcext:value-type="float">
            <text:p>0.3673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013" calcext:value-type="float">
            <text:p>0.52013</text:p>
          </table:table-cell>
          <table:table-cell office:value-type="float" office:value="0.848978" calcext:value-type="float">
            <text:p>0.8489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1843" calcext:value-type="float">
            <text:p>0.261843</text:p>
          </table:table-cell>
          <table:table-cell office:value-type="float" office:value="0.631994" calcext:value-type="float">
            <text:p>0.6319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13165" calcext:value-type="float">
            <text:p>0.813165</text:p>
          </table:table-cell>
          <table:table-cell office:value-type="float" office:value="0.104629" calcext:value-type="float">
            <text:p>0.1046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2982" calcext:value-type="float">
            <text:p>0.872982</text:p>
          </table:table-cell>
          <table:table-cell office:value-type="float" office:value="0.454538" calcext:value-type="float">
            <text:p>0.4545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6016" calcext:value-type="float">
            <text:p>0.956016</text:p>
          </table:table-cell>
          <table:table-cell office:value-type="float" office:value="0.0173735" calcext:value-type="float">
            <text:p>0.01737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7922" calcext:value-type="float">
            <text:p>0.177922</text:p>
          </table:table-cell>
          <table:table-cell office:value-type="float" office:value="0.970781" calcext:value-type="float">
            <text:p>0.9707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7369" calcext:value-type="float">
            <text:p>0.167369</text:p>
          </table:table-cell>
          <table:table-cell office:value-type="float" office:value="0.47915" calcext:value-type="float">
            <text:p>0.479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6616" calcext:value-type="float">
            <text:p>0.686616</text:p>
          </table:table-cell>
          <table:table-cell office:value-type="float" office:value="0.380961" calcext:value-type="float">
            <text:p>0.380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6001" calcext:value-type="float">
            <text:p>0.766001</text:p>
          </table:table-cell>
          <table:table-cell office:value-type="float" office:value="0.35266" calcext:value-type="float">
            <text:p>0.352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0874" calcext:value-type="float">
            <text:p>0.510874</text:p>
          </table:table-cell>
          <table:table-cell office:value-type="float" office:value="0.645394" calcext:value-type="float">
            <text:p>0.6453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6718" calcext:value-type="float">
            <text:p>0.446718</text:p>
          </table:table-cell>
          <table:table-cell office:value-type="float" office:value="0.216183" calcext:value-type="float">
            <text:p>0.2161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27909" calcext:value-type="float">
            <text:p>0.0127909</text:p>
          </table:table-cell>
          <table:table-cell office:value-type="float" office:value="0.181047" calcext:value-type="float">
            <text:p>0.1810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8117" calcext:value-type="float">
            <text:p>0.158117</text:p>
          </table:table-cell>
          <table:table-cell office:value-type="float" office:value="0.532921" calcext:value-type="float">
            <text:p>0.5329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0025" calcext:value-type="float">
            <text:p>0.030025</text:p>
          </table:table-cell>
          <table:table-cell office:value-type="float" office:value="0.41996" calcext:value-type="float">
            <text:p>0.419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4916" calcext:value-type="float">
            <text:p>0.164916</text:p>
          </table:table-cell>
          <table:table-cell office:value-type="float" office:value="0.84319" calcext:value-type="float">
            <text:p>0.843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4588" calcext:value-type="float">
            <text:p>0.524588</text:p>
          </table:table-cell>
          <table:table-cell office:value-type="float" office:value="0.037898" calcext:value-type="float">
            <text:p>0.0378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7728" calcext:value-type="float">
            <text:p>0.297728</text:p>
          </table:table-cell>
          <table:table-cell office:value-type="float" office:value="0.480604" calcext:value-type="float">
            <text:p>0.4806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52715" calcext:value-type="float">
            <text:p>0.0552715</text:p>
          </table:table-cell>
          <table:table-cell office:value-type="float" office:value="0.214812" calcext:value-type="float">
            <text:p>0.2148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0185" calcext:value-type="float">
            <text:p>0.250185</text:p>
          </table:table-cell>
          <table:table-cell office:value-type="float" office:value="0.233194" calcext:value-type="float">
            <text:p>0.233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5593" calcext:value-type="float">
            <text:p>0.185593</text:p>
          </table:table-cell>
          <table:table-cell office:value-type="float" office:value="0.245015" calcext:value-type="float">
            <text:p>0.245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617739" calcext:value-type="float">
            <text:p>0.00617739</text:p>
          </table:table-cell>
          <table:table-cell office:value-type="float" office:value="0.057942" calcext:value-type="float">
            <text:p>0.057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80375" calcext:value-type="float">
            <text:p>0.0880375</text:p>
          </table:table-cell>
          <table:table-cell office:value-type="float" office:value="0.173546" calcext:value-type="float">
            <text:p>0.1735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7092" calcext:value-type="float">
            <text:p>0.537092</text:p>
          </table:table-cell>
          <table:table-cell office:value-type="float" office:value="0.774654" calcext:value-type="float">
            <text:p>0.7746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4507" calcext:value-type="float">
            <text:p>0.554507</text:p>
          </table:table-cell>
          <table:table-cell office:value-type="float" office:value="0.303092" calcext:value-type="float">
            <text:p>0.3030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7314" calcext:value-type="float">
            <text:p>0.127314</text:p>
          </table:table-cell>
          <table:table-cell office:value-type="float" office:value="0.0653819" calcext:value-type="float">
            <text:p>0.06538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8486" calcext:value-type="float">
            <text:p>0.948486</text:p>
          </table:table-cell>
          <table:table-cell office:value-type="float" office:value="0.574032" calcext:value-type="float">
            <text:p>0.5740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1565" calcext:value-type="float">
            <text:p>0.281565</text:p>
          </table:table-cell>
          <table:table-cell office:value-type="float" office:value="0.961277" calcext:value-type="float">
            <text:p>0.9612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5079" calcext:value-type="float">
            <text:p>0.755079</text:p>
          </table:table-cell>
          <table:table-cell office:value-type="float" office:value="0.439682" calcext:value-type="float">
            <text:p>0.4396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4198" calcext:value-type="float">
            <text:p>0.494198</text:p>
          </table:table-cell>
          <table:table-cell office:value-type="float" office:value="0.785104" calcext:value-type="float">
            <text:p>0.7851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9641" calcext:value-type="float">
            <text:p>0.859641</text:p>
          </table:table-cell>
          <table:table-cell office:value-type="float" office:value="0.659114" calcext:value-type="float">
            <text:p>0.6591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8294" calcext:value-type="float">
            <text:p>0.628294</text:p>
          </table:table-cell>
          <table:table-cell office:value-type="float" office:value="0.38423" calcext:value-type="float">
            <text:p>0.384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0833" calcext:value-type="float">
            <text:p>0.140833</text:p>
          </table:table-cell>
          <table:table-cell office:value-type="float" office:value="0.115019" calcext:value-type="float">
            <text:p>0.115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5477" calcext:value-type="float">
            <text:p>0.985477</text:p>
          </table:table-cell>
          <table:table-cell office:value-type="float" office:value="0.326426" calcext:value-type="float">
            <text:p>0.3264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0034" calcext:value-type="float">
            <text:p>0.360034</text:p>
          </table:table-cell>
          <table:table-cell office:value-type="float" office:value="0.991655" calcext:value-type="float">
            <text:p>0.9916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4368" calcext:value-type="float">
            <text:p>0.384368</text:p>
          </table:table-cell>
          <table:table-cell office:value-type="float" office:value="0.448072" calcext:value-type="float">
            <text:p>0.4480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5201" calcext:value-type="float">
            <text:p>0.165201</text:p>
          </table:table-cell>
          <table:table-cell office:value-type="float" office:value="0.92146" calcext:value-type="float">
            <text:p>0.92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2725" calcext:value-type="float">
            <text:p>0.222725</text:p>
          </table:table-cell>
          <table:table-cell office:value-type="float" office:value="0.719709" calcext:value-type="float">
            <text:p>0.71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4552" calcext:value-type="float">
            <text:p>0.224552</text:p>
          </table:table-cell>
          <table:table-cell office:value-type="float" office:value="0.350039" calcext:value-type="float">
            <text:p>0.350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509" calcext:value-type="float">
            <text:p>0.78509</text:p>
          </table:table-cell>
          <table:table-cell office:value-type="float" office:value="0.173039" calcext:value-type="float">
            <text:p>0.173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4071" calcext:value-type="float">
            <text:p>0.924071</text:p>
          </table:table-cell>
          <table:table-cell office:value-type="float" office:value="0.0666557" calcext:value-type="float">
            <text:p>0.06665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316" calcext:value-type="float">
            <text:p>0.134316</text:p>
          </table:table-cell>
          <table:table-cell office:value-type="float" office:value="0.679149" calcext:value-type="float">
            <text:p>0.6791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6338" calcext:value-type="float">
            <text:p>0.506338</text:p>
          </table:table-cell>
          <table:table-cell office:value-type="float" office:value="0.628514" calcext:value-type="float">
            <text:p>0.6285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7628" calcext:value-type="float">
            <text:p>0.287628</text:p>
          </table:table-cell>
          <table:table-cell office:value-type="float" office:value="0.0925465" calcext:value-type="float">
            <text:p>0.09254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85683" calcext:value-type="float">
            <text:p>0.0185683</text:p>
          </table:table-cell>
          <table:table-cell office:value-type="float" office:value="0.615042" calcext:value-type="float">
            <text:p>0.615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36923" calcext:value-type="float">
            <text:p>0.736923</text:p>
          </table:table-cell>
          <table:table-cell office:value-type="float" office:value="0.159402" calcext:value-type="float">
            <text:p>0.1594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5828" calcext:value-type="float">
            <text:p>0.485828</text:p>
          </table:table-cell>
          <table:table-cell office:value-type="float" office:value="0.0900956" calcext:value-type="float">
            <text:p>0.09009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8167" calcext:value-type="float">
            <text:p>0.538167</text:p>
          </table:table-cell>
          <table:table-cell office:value-type="float" office:value="0.879256" calcext:value-type="float">
            <text:p>0.8792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91656" calcext:value-type="float">
            <text:p>0.791656</text:p>
          </table:table-cell>
          <table:table-cell office:value-type="float" office:value="0.760893" calcext:value-type="float">
            <text:p>0.760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8965" calcext:value-type="float">
            <text:p>0.598965</text:p>
          </table:table-cell>
          <table:table-cell office:value-type="float" office:value="0.0162083" calcext:value-type="float">
            <text:p>0.0162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0932" calcext:value-type="float">
            <text:p>0.110932</text:p>
          </table:table-cell>
          <table:table-cell office:value-type="float" office:value="0.384055" calcext:value-type="float">
            <text:p>0.3840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9247" calcext:value-type="float">
            <text:p>0.189247</text:p>
          </table:table-cell>
          <table:table-cell office:value-type="float" office:value="0.0350024" calcext:value-type="float">
            <text:p>0.03500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0711" calcext:value-type="float">
            <text:p>0.450711</text:p>
          </table:table-cell>
          <table:table-cell office:value-type="float" office:value="0.323563" calcext:value-type="float">
            <text:p>0.323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2077" calcext:value-type="float">
            <text:p>0.952077</text:p>
          </table:table-cell>
          <table:table-cell office:value-type="float" office:value="0.178404" calcext:value-type="float">
            <text:p>0.1784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3027" calcext:value-type="float">
            <text:p>0.323027</text:p>
          </table:table-cell>
          <table:table-cell office:value-type="float" office:value="0.239705" calcext:value-type="float">
            <text:p>0.2397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0951" calcext:value-type="float">
            <text:p>0.270951</text:p>
          </table:table-cell>
          <table:table-cell office:value-type="float" office:value="0.0732358" calcext:value-type="float">
            <text:p>0.07323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4345" calcext:value-type="float">
            <text:p>0.224345</text:p>
          </table:table-cell>
          <table:table-cell office:value-type="float" office:value="0.289519" calcext:value-type="float">
            <text:p>0.2895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04945" calcext:value-type="float">
            <text:p>0.804945</text:p>
          </table:table-cell>
          <table:table-cell office:value-type="float" office:value="0.0466023" calcext:value-type="float">
            <text:p>0.0466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698" calcext:value-type="float">
            <text:p>0.27698</text:p>
          </table:table-cell>
          <table:table-cell office:value-type="float" office:value="0.596601" calcext:value-type="float">
            <text:p>0.5966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2809" calcext:value-type="float">
            <text:p>0.612809</text:p>
          </table:table-cell>
          <table:table-cell office:value-type="float" office:value="0.918427" calcext:value-type="float">
            <text:p>0.918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0001" calcext:value-type="float">
            <text:p>0.260001</text:p>
          </table:table-cell>
          <table:table-cell office:value-type="float" office:value="0.802056" calcext:value-type="float">
            <text:p>0.802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3429" calcext:value-type="float">
            <text:p>0.953429</text:p>
          </table:table-cell>
          <table:table-cell office:value-type="float" office:value="0.710712" calcext:value-type="float">
            <text:p>0.7107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619" calcext:value-type="float">
            <text:p>0.125619</text:p>
          </table:table-cell>
          <table:table-cell office:value-type="float" office:value="0.667581" calcext:value-type="float">
            <text:p>0.6675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6776" calcext:value-type="float">
            <text:p>0.66776</text:p>
          </table:table-cell>
          <table:table-cell office:value-type="float" office:value="0.0776962" calcext:value-type="float">
            <text:p>0.07769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7401" calcext:value-type="float">
            <text:p>0.317401</text:p>
          </table:table-cell>
          <table:table-cell office:value-type="float" office:value="0.116936" calcext:value-type="float">
            <text:p>0.1169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40236" calcext:value-type="float">
            <text:p>0.0640236</text:p>
          </table:table-cell>
          <table:table-cell office:value-type="float" office:value="0.541746" calcext:value-type="float">
            <text:p>0.5417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6455" calcext:value-type="float">
            <text:p>0.406455</text:p>
          </table:table-cell>
          <table:table-cell office:value-type="float" office:value="0.752302" calcext:value-type="float">
            <text:p>0.7523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3015" calcext:value-type="float">
            <text:p>0.503015</text:p>
          </table:table-cell>
          <table:table-cell office:value-type="float" office:value="0.855376" calcext:value-type="float">
            <text:p>0.8553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0641" calcext:value-type="float">
            <text:p>0.170641</text:p>
          </table:table-cell>
          <table:table-cell office:value-type="float" office:value="0.186684" calcext:value-type="float">
            <text:p>0.1866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1671" calcext:value-type="float">
            <text:p>0.191671</text:p>
          </table:table-cell>
          <table:table-cell office:value-type="float" office:value="0.533173" calcext:value-type="float">
            <text:p>0.5331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16" calcext:value-type="float">
            <text:p>0.4516</text:p>
          </table:table-cell>
          <table:table-cell office:value-type="float" office:value="0.997334" calcext:value-type="float">
            <text:p>0.9973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06537" calcext:value-type="float">
            <text:p>0.606537</text:p>
          </table:table-cell>
          <table:table-cell office:value-type="float" office:value="0.405029" calcext:value-type="float">
            <text:p>0.405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26101" calcext:value-type="float">
            <text:p>0.0726101</text:p>
          </table:table-cell>
          <table:table-cell office:value-type="float" office:value="0.375807" calcext:value-type="float">
            <text:p>0.3758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6594" calcext:value-type="float">
            <text:p>0.366594</text:p>
          </table:table-cell>
          <table:table-cell office:value-type="float" office:value="0.127253" calcext:value-type="float">
            <text:p>0.1272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55315" calcext:value-type="float">
            <text:p>0.0355315</text:p>
          </table:table-cell>
          <table:table-cell office:value-type="float" office:value="0.430618" calcext:value-type="float">
            <text:p>0.4306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2919" calcext:value-type="float">
            <text:p>0.182919</text:p>
          </table:table-cell>
          <table:table-cell office:value-type="float" office:value="0.172014" calcext:value-type="float">
            <text:p>0.1720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7363" calcext:value-type="float">
            <text:p>0.297363</text:p>
          </table:table-cell>
          <table:table-cell office:value-type="float" office:value="0.35356" calcext:value-type="float">
            <text:p>0.353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8698" calcext:value-type="float">
            <text:p>0.358698</text:p>
          </table:table-cell>
          <table:table-cell office:value-type="float" office:value="0.0874882" calcext:value-type="float">
            <text:p>0.08748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26361" calcext:value-type="float">
            <text:p>0.0326361</text:p>
          </table:table-cell>
          <table:table-cell office:value-type="float" office:value="0.943106" calcext:value-type="float">
            <text:p>0.9431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1487" calcext:value-type="float">
            <text:p>0.291487</text:p>
          </table:table-cell>
          <table:table-cell office:value-type="float" office:value="0.541828" calcext:value-type="float">
            <text:p>0.5418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9163" calcext:value-type="float">
            <text:p>0.539163</text:p>
          </table:table-cell>
          <table:table-cell office:value-type="float" office:value="0.285246" calcext:value-type="float">
            <text:p>0.2852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8117" calcext:value-type="float">
            <text:p>0.148117</text:p>
          </table:table-cell>
          <table:table-cell office:value-type="float" office:value="0.247209" calcext:value-type="float">
            <text:p>0.2472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74022" calcext:value-type="float">
            <text:p>0.0174022</text:p>
          </table:table-cell>
          <table:table-cell office:value-type="float" office:value="0.220727" calcext:value-type="float">
            <text:p>0.2207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3015" calcext:value-type="float">
            <text:p>0.623015</text:p>
          </table:table-cell>
          <table:table-cell office:value-type="float" office:value="0.827254" calcext:value-type="float">
            <text:p>0.8272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322" calcext:value-type="float">
            <text:p>0.139322</text:p>
          </table:table-cell>
          <table:table-cell office:value-type="float" office:value="0.98961" calcext:value-type="float">
            <text:p>0.98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4507" calcext:value-type="float">
            <text:p>0.954507</text:p>
          </table:table-cell>
          <table:table-cell office:value-type="float" office:value="0.174854" calcext:value-type="float">
            <text:p>0.17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0227" calcext:value-type="float">
            <text:p>0.420227</text:p>
          </table:table-cell>
          <table:table-cell office:value-type="float" office:value="0.623507" calcext:value-type="float">
            <text:p>0.6235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6707" calcext:value-type="float">
            <text:p>0.956707</text:p>
          </table:table-cell>
          <table:table-cell office:value-type="float" office:value="0.15422" calcext:value-type="float">
            <text:p>0.154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169172" calcext:value-type="float">
            <text:p>0.00169172</text:p>
          </table:table-cell>
          <table:table-cell office:value-type="float" office:value="0.989343" calcext:value-type="float">
            <text:p>0.9893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73256" calcext:value-type="float">
            <text:p>0.0973256</text:p>
          </table:table-cell>
          <table:table-cell office:value-type="float" office:value="0.68425" calcext:value-type="float">
            <text:p>0.684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848" calcext:value-type="float">
            <text:p>0.55848</text:p>
          </table:table-cell>
          <table:table-cell office:value-type="float" office:value="0.0391446" calcext:value-type="float">
            <text:p>0.03914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3648" calcext:value-type="float">
            <text:p>0.443648</text:p>
          </table:table-cell>
          <table:table-cell office:value-type="float" office:value="0.237189" calcext:value-type="float">
            <text:p>0.2371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2436" calcext:value-type="float">
            <text:p>0.522436</text:p>
          </table:table-cell>
          <table:table-cell office:value-type="float" office:value="0.930349" calcext:value-type="float">
            <text:p>0.930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002" calcext:value-type="float">
            <text:p>0.23002</text:p>
          </table:table-cell>
          <table:table-cell office:value-type="float" office:value="0.539838" calcext:value-type="float">
            <text:p>0.5398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076" calcext:value-type="float">
            <text:p>0.151076</text:p>
          </table:table-cell>
          <table:table-cell office:value-type="float" office:value="0.853035" calcext:value-type="float">
            <text:p>0.8530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7092" calcext:value-type="float">
            <text:p>0.367092</text:p>
          </table:table-cell>
          <table:table-cell office:value-type="float" office:value="0.290398" calcext:value-type="float">
            <text:p>0.290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2645" calcext:value-type="float">
            <text:p>0.842645</text:p>
          </table:table-cell>
          <table:table-cell office:value-type="float" office:value="0.3216" calcext:value-type="float">
            <text:p>0.32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65251" calcext:value-type="float">
            <text:p>0.465251</text:p>
          </table:table-cell>
          <table:table-cell office:value-type="float" office:value="0.262872" calcext:value-type="float">
            <text:p>0.2628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5107" calcext:value-type="float">
            <text:p>0.945107</text:p>
          </table:table-cell>
          <table:table-cell office:value-type="float" office:value="0.0820917" calcext:value-type="float">
            <text:p>0.0820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3993" calcext:value-type="float">
            <text:p>0.893993</text:p>
          </table:table-cell>
          <table:table-cell office:value-type="float" office:value="0.240717" calcext:value-type="float">
            <text:p>0.2407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8871" calcext:value-type="float">
            <text:p>0.598871</text:p>
          </table:table-cell>
          <table:table-cell office:value-type="float" office:value="0.337641" calcext:value-type="float">
            <text:p>0.337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0452" calcext:value-type="float">
            <text:p>0.320452</text:p>
          </table:table-cell>
          <table:table-cell office:value-type="float" office:value="0.000341846" calcext:value-type="float">
            <text:p>0.0003418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1451" calcext:value-type="float">
            <text:p>0.311451</text:p>
          </table:table-cell>
          <table:table-cell office:value-type="float" office:value="0.550472" calcext:value-type="float">
            <text:p>0.5504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3507" calcext:value-type="float">
            <text:p>0.403507</text:p>
          </table:table-cell>
          <table:table-cell office:value-type="float" office:value="0.907272" calcext:value-type="float">
            <text:p>0.907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2925" calcext:value-type="float">
            <text:p>0.752925</text:p>
          </table:table-cell>
          <table:table-cell office:value-type="float" office:value="0.246151" calcext:value-type="float">
            <text:p>0.2461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8872" calcext:value-type="float">
            <text:p>0.228872</text:p>
          </table:table-cell>
          <table:table-cell office:value-type="float" office:value="0.218176" calcext:value-type="float">
            <text:p>0.2181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9023" calcext:value-type="float">
            <text:p>0.509023</text:p>
          </table:table-cell>
          <table:table-cell office:value-type="float" office:value="0.173979" calcext:value-type="float">
            <text:p>0.173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0267" calcext:value-type="float">
            <text:p>0.300267</text:p>
          </table:table-cell>
          <table:table-cell office:value-type="float" office:value="0.375042" calcext:value-type="float">
            <text:p>0.375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4607" calcext:value-type="float">
            <text:p>0.914607</text:p>
          </table:table-cell>
          <table:table-cell office:value-type="float" office:value="0.296563" calcext:value-type="float">
            <text:p>0.296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7767" calcext:value-type="float">
            <text:p>0.197767</text:p>
          </table:table-cell>
          <table:table-cell office:value-type="float" office:value="0.809455" calcext:value-type="float">
            <text:p>0.8094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455" calcext:value-type="float">
            <text:p>0.29455</text:p>
          </table:table-cell>
          <table:table-cell office:value-type="float" office:value="0.00983605" calcext:value-type="float">
            <text:p>0.009836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17503" calcext:value-type="float">
            <text:p>0.217503</text:p>
          </table:table-cell>
          <table:table-cell office:value-type="float" office:value="0.168432" calcext:value-type="float">
            <text:p>0.1684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32624" calcext:value-type="float">
            <text:p>0.0332624</text:p>
          </table:table-cell>
          <table:table-cell office:value-type="float" office:value="0.695409" calcext:value-type="float">
            <text:p>0.6954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5751" calcext:value-type="float">
            <text:p>0.695751</text:p>
          </table:table-cell>
          <table:table-cell office:value-type="float" office:value="0.860986" calcext:value-type="float">
            <text:p>0.8609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4186" calcext:value-type="float">
            <text:p>0.904186</text:p>
          </table:table-cell>
          <table:table-cell office:value-type="float" office:value="0.235931" calcext:value-type="float">
            <text:p>0.235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23513" calcext:value-type="float">
            <text:p>0.323513</text:p>
          </table:table-cell>
          <table:table-cell office:value-type="float" office:value="0.307693" calcext:value-type="float">
            <text:p>0.307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203" calcext:value-type="float">
            <text:p>0.143203</text:p>
          </table:table-cell>
          <table:table-cell office:value-type="float" office:value="0.0764376" calcext:value-type="float">
            <text:p>0.07643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4613" calcext:value-type="float">
            <text:p>0.294613</text:p>
          </table:table-cell>
          <table:table-cell office:value-type="float" office:value="0.0628676" calcext:value-type="float">
            <text:p>0.06286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1444" calcext:value-type="float">
            <text:p>0.891444</text:p>
          </table:table-cell>
          <table:table-cell office:value-type="float" office:value="0.635677" calcext:value-type="float">
            <text:p>0.6356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0115" calcext:value-type="float">
            <text:p>0.270115</text:p>
          </table:table-cell>
          <table:table-cell office:value-type="float" office:value="0.185993" calcext:value-type="float">
            <text:p>0.1859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45513" calcext:value-type="float">
            <text:p>0.645513</text:p>
          </table:table-cell>
          <table:table-cell office:value-type="float" office:value="0.0717427" calcext:value-type="float">
            <text:p>0.0717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278" calcext:value-type="float">
            <text:p>0.16278</text:p>
          </table:table-cell>
          <table:table-cell office:value-type="float" office:value="0.215075" calcext:value-type="float">
            <text:p>0.2150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7364" calcext:value-type="float">
            <text:p>0.767364</text:p>
          </table:table-cell>
          <table:table-cell office:value-type="float" office:value="0.380283" calcext:value-type="float">
            <text:p>0.3802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3507" calcext:value-type="float">
            <text:p>0.383507</text:p>
          </table:table-cell>
          <table:table-cell office:value-type="float" office:value="0.800626" calcext:value-type="float">
            <text:p>0.8006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56919" calcext:value-type="float">
            <text:p>0.0756919</text:p>
          </table:table-cell>
          <table:table-cell office:value-type="float" office:value="0.933042" calcext:value-type="float">
            <text:p>0.933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341" calcext:value-type="float">
            <text:p>0.154341</text:p>
          </table:table-cell>
          <table:table-cell office:value-type="float" office:value="0.771443" calcext:value-type="float">
            <text:p>0.7714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94029" calcext:value-type="float">
            <text:p>0.794029</text:p>
          </table:table-cell>
          <table:table-cell office:value-type="float" office:value="0.0585269" calcext:value-type="float">
            <text:p>0.05852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737377" calcext:value-type="float">
            <text:p>0.00737377</text:p>
          </table:table-cell>
          <table:table-cell office:value-type="float" office:value="0.117542" calcext:value-type="float">
            <text:p>0.1175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622" calcext:value-type="float">
            <text:p>0.36622</text:p>
          </table:table-cell>
          <table:table-cell office:value-type="float" office:value="0.150577" calcext:value-type="float">
            <text:p>0.1505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3979" calcext:value-type="float">
            <text:p>0.193979</text:p>
          </table:table-cell>
          <table:table-cell office:value-type="float" office:value="0.920064" calcext:value-type="float">
            <text:p>0.9200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82932" calcext:value-type="float">
            <text:p>0.982932</text:p>
          </table:table-cell>
          <table:table-cell office:value-type="float" office:value="0.0687056" calcext:value-type="float">
            <text:p>0.0687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34737" calcext:value-type="float">
            <text:p>0.0834737</text:p>
          </table:table-cell>
          <table:table-cell office:value-type="float" office:value="0.420841" calcext:value-type="float">
            <text:p>0.4208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9366" calcext:value-type="float">
            <text:p>0.529366</text:p>
          </table:table-cell>
          <table:table-cell office:value-type="float" office:value="0.974917" calcext:value-type="float">
            <text:p>0.974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65182" calcext:value-type="float">
            <text:p>0.0565182</text:p>
          </table:table-cell>
          <table:table-cell office:value-type="float" office:value="0.799481" calcext:value-type="float">
            <text:p>0.7994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091" calcext:value-type="float">
            <text:p>0.16091</text:p>
          </table:table-cell>
          <table:table-cell office:value-type="float" office:value="0.702031" calcext:value-type="float">
            <text:p>0.7020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1224" calcext:value-type="float">
            <text:p>0.871224</text:p>
          </table:table-cell>
          <table:table-cell office:value-type="float" office:value="0.32369" calcext:value-type="float">
            <text:p>0.32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17106" calcext:value-type="float">
            <text:p>0.917106</text:p>
          </table:table-cell>
          <table:table-cell office:value-type="float" office:value="0.638587" calcext:value-type="float">
            <text:p>0.6385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3973" calcext:value-type="float">
            <text:p>0.703973</text:p>
          </table:table-cell>
          <table:table-cell office:value-type="float" office:value="0.300613" calcext:value-type="float">
            <text:p>0.3006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9213" calcext:value-type="float">
            <text:p>0.439213</text:p>
          </table:table-cell>
          <table:table-cell office:value-type="float" office:value="0.779665" calcext:value-type="float">
            <text:p>0.7796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3655" calcext:value-type="float">
            <text:p>0.233655</text:p>
          </table:table-cell>
          <table:table-cell office:value-type="float" office:value="0.593554" calcext:value-type="float">
            <text:p>0.5935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1108" calcext:value-type="float">
            <text:p>0.551108</text:p>
          </table:table-cell>
          <table:table-cell office:value-type="float" office:value="0.027684" calcext:value-type="float">
            <text:p>0.0276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226" calcext:value-type="float">
            <text:p>0.145226</text:p>
          </table:table-cell>
          <table:table-cell office:value-type="float" office:value="0.0183008" calcext:value-type="float">
            <text:p>0.01830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9058" calcext:value-type="float">
            <text:p>0.709058</text:p>
          </table:table-cell>
          <table:table-cell office:value-type="float" office:value="0.339205" calcext:value-type="float">
            <text:p>0.3392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8365" calcext:value-type="float">
            <text:p>0.938365</text:p>
          </table:table-cell>
          <table:table-cell office:value-type="float" office:value="0.23171" calcext:value-type="float">
            <text:p>0.231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0416" calcext:value-type="float">
            <text:p>0.300416</text:p>
          </table:table-cell>
          <table:table-cell office:value-type="float" office:value="0.911272" calcext:value-type="float">
            <text:p>0.911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2139" calcext:value-type="float">
            <text:p>0.342139</text:p>
          </table:table-cell>
          <table:table-cell office:value-type="float" office:value="0.829782" calcext:value-type="float">
            <text:p>0.8297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6189" calcext:value-type="float">
            <text:p>0.886189</text:p>
          </table:table-cell>
          <table:table-cell office:value-type="float" office:value="0.398657" calcext:value-type="float">
            <text:p>0.3986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29263" calcext:value-type="float">
            <text:p>0.629263</text:p>
          </table:table-cell>
          <table:table-cell office:value-type="float" office:value="0.0470995" calcext:value-type="float">
            <text:p>0.04709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0688" calcext:value-type="float">
            <text:p>0.100688</text:p>
          </table:table-cell>
          <table:table-cell office:value-type="float" office:value="0.500486" calcext:value-type="float">
            <text:p>0.500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079" calcext:value-type="float">
            <text:p>0.37079</text:p>
          </table:table-cell>
          <table:table-cell office:value-type="float" office:value="0.0177936" calcext:value-type="float">
            <text:p>0.01779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073" calcext:value-type="float">
            <text:p>0.139073</text:p>
          </table:table-cell>
          <table:table-cell office:value-type="float" office:value="0.0747624" calcext:value-type="float">
            <text:p>0.07476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8407" calcext:value-type="float">
            <text:p>0.318407</text:p>
          </table:table-cell>
          <table:table-cell office:value-type="float" office:value="0.578287" calcext:value-type="float">
            <text:p>0.5782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4427" calcext:value-type="float">
            <text:p>0.854427</text:p>
          </table:table-cell>
          <table:table-cell office:value-type="float" office:value="0.552062" calcext:value-type="float">
            <text:p>0.5520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184" calcext:value-type="float">
            <text:p>0.17184</text:p>
          </table:table-cell>
          <table:table-cell office:value-type="float" office:value="0.405535" calcext:value-type="float">
            <text:p>0.4055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9746" calcext:value-type="float">
            <text:p>0.579746</text:p>
          </table:table-cell>
          <table:table-cell office:value-type="float" office:value="0.823921" calcext:value-type="float">
            <text:p>0.8239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4016" calcext:value-type="float">
            <text:p>0.964016</text:p>
          </table:table-cell>
          <table:table-cell office:value-type="float" office:value="0.724972" calcext:value-type="float">
            <text:p>0.7249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41772" calcext:value-type="float">
            <text:p>0.0641772</text:p>
          </table:table-cell>
          <table:table-cell office:value-type="float" office:value="0.780587" calcext:value-type="float">
            <text:p>0.7805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1884" calcext:value-type="float">
            <text:p>0.701884</text:p>
          </table:table-cell>
          <table:table-cell office:value-type="float" office:value="0.2052" calcext:value-type="float">
            <text:p>0.2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03247" calcext:value-type="float">
            <text:p>0.803247</text:p>
          </table:table-cell>
          <table:table-cell office:value-type="float" office:value="0.0440231" calcext:value-type="float">
            <text:p>0.04402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49821" calcext:value-type="float">
            <text:p>0.0349821</text:p>
          </table:table-cell>
          <table:table-cell office:value-type="float" office:value="0.689436" calcext:value-type="float">
            <text:p>0.6894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268" calcext:value-type="float">
            <text:p>0.44268</text:p>
          </table:table-cell>
          <table:table-cell office:value-type="float" office:value="0.664245" calcext:value-type="float">
            <text:p>0.6642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4731" calcext:value-type="float">
            <text:p>0.164731</text:p>
          </table:table-cell>
          <table:table-cell office:value-type="float" office:value="0.107325" calcext:value-type="float">
            <text:p>0.1073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61162" calcext:value-type="float">
            <text:p>0.561162</text:p>
          </table:table-cell>
          <table:table-cell office:value-type="float" office:value="0.303804" calcext:value-type="float">
            <text:p>0.3038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2088" calcext:value-type="float">
            <text:p>0.182088</text:p>
          </table:table-cell>
          <table:table-cell office:value-type="float" office:value="0.879568" calcext:value-type="float">
            <text:p>0.8795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82091" calcext:value-type="float">
            <text:p>0.882091</text:p>
          </table:table-cell>
          <table:table-cell office:value-type="float" office:value="0.0365149" calcext:value-type="float">
            <text:p>0.03651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163" calcext:value-type="float">
            <text:p>0.43163</text:p>
          </table:table-cell>
          <table:table-cell office:value-type="float" office:value="0.0539315" calcext:value-type="float">
            <text:p>0.05393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4205" calcext:value-type="float">
            <text:p>0.44205</text:p>
          </table:table-cell>
          <table:table-cell office:value-type="float" office:value="0.0113763" calcext:value-type="float">
            <text:p>0.01137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7853" calcext:value-type="float">
            <text:p>0.877853</text:p>
          </table:table-cell>
          <table:table-cell office:value-type="float" office:value="0.406066" calcext:value-type="float">
            <text:p>0.4060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91404" calcext:value-type="float">
            <text:p>0.0791404</text:p>
          </table:table-cell>
          <table:table-cell office:value-type="float" office:value="0.800525" calcext:value-type="float">
            <text:p>0.8005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0662" calcext:value-type="float">
            <text:p>0.500662</text:p>
          </table:table-cell>
          <table:table-cell office:value-type="float" office:value="0.983925" calcext:value-type="float">
            <text:p>0.9839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2501" calcext:value-type="float">
            <text:p>0.692501</text:p>
          </table:table-cell>
          <table:table-cell office:value-type="float" office:value="0.202546" calcext:value-type="float">
            <text:p>0.2025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9125" calcext:value-type="float">
            <text:p>0.189125</text:p>
          </table:table-cell>
          <table:table-cell office:value-type="float" office:value="0.495748" calcext:value-type="float">
            <text:p>0.495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6569" calcext:value-type="float">
            <text:p>0.246569</text:p>
          </table:table-cell>
          <table:table-cell office:value-type="float" office:value="0.224108" calcext:value-type="float">
            <text:p>0.2241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5184" calcext:value-type="float">
            <text:p>0.185184</text:p>
          </table:table-cell>
          <table:table-cell office:value-type="float" office:value="0.689249" calcext:value-type="float">
            <text:p>0.6892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2617" calcext:value-type="float">
            <text:p>0.232617</text:p>
          </table:table-cell>
          <table:table-cell office:value-type="float" office:value="0.0530833" calcext:value-type="float">
            <text:p>0.05308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90455" calcext:value-type="float">
            <text:p>0.0290455</text:p>
          </table:table-cell>
          <table:table-cell office:value-type="float" office:value="0.793779" calcext:value-type="float">
            <text:p>0.7937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6888" calcext:value-type="float">
            <text:p>0.356888</text:p>
          </table:table-cell>
          <table:table-cell office:value-type="float" office:value="0.211133" calcext:value-type="float">
            <text:p>0.2111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73347" calcext:value-type="float">
            <text:p>0.673347</text:p>
          </table:table-cell>
          <table:table-cell office:value-type="float" office:value="0.238979" calcext:value-type="float">
            <text:p>0.238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47648" calcext:value-type="float">
            <text:p>0.247648</text:p>
          </table:table-cell>
          <table:table-cell office:value-type="float" office:value="0.104977" calcext:value-type="float">
            <text:p>0.1049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291" calcext:value-type="float">
            <text:p>0.29291</text:p>
          </table:table-cell>
          <table:table-cell office:value-type="float" office:value="0.689698" calcext:value-type="float">
            <text:p>0.6896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6353" calcext:value-type="float">
            <text:p>0.116353</text:p>
          </table:table-cell>
          <table:table-cell office:value-type="float" office:value="0.170763" calcext:value-type="float">
            <text:p>0.1707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57639" calcext:value-type="float">
            <text:p>0.0957639</text:p>
          </table:table-cell>
          <table:table-cell office:value-type="float" office:value="0.852702" calcext:value-type="float">
            <text:p>0.8527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0837" calcext:value-type="float">
            <text:p>0.890837</text:p>
          </table:table-cell>
          <table:table-cell office:value-type="float" office:value="0.174904" calcext:value-type="float">
            <text:p>0.174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3227" calcext:value-type="float">
            <text:p>0.653227</text:p>
          </table:table-cell>
          <table:table-cell office:value-type="float" office:value="0.391499" calcext:value-type="float">
            <text:p>0.3914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8829" calcext:value-type="float">
            <text:p>0.158829</text:p>
          </table:table-cell>
          <table:table-cell office:value-type="float" office:value="0.345728" calcext:value-type="float">
            <text:p>0.34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94046" calcext:value-type="float">
            <text:p>0.594046</text:p>
          </table:table-cell>
          <table:table-cell office:value-type="float" office:value="0.347955" calcext:value-type="float">
            <text:p>0.3479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2062" calcext:value-type="float">
            <text:p>0.572062</text:p>
          </table:table-cell>
          <table:table-cell office:value-type="float" office:value="0.0266604" calcext:value-type="float">
            <text:p>0.02666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3498" calcext:value-type="float">
            <text:p>0.513498</text:p>
          </table:table-cell>
          <table:table-cell office:value-type="float" office:value="0.977426" calcext:value-type="float">
            <text:p>0.9774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626" calcext:value-type="float">
            <text:p>0.55626</text:p>
          </table:table-cell>
          <table:table-cell office:value-type="float" office:value="0.870385" calcext:value-type="float">
            <text:p>0.8703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8559" calcext:value-type="float">
            <text:p>0.188559</text:p>
          </table:table-cell>
          <table:table-cell office:value-type="float" office:value="0.229607" calcext:value-type="float">
            <text:p>0.2296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9364" calcext:value-type="float">
            <text:p>0.109364</text:p>
          </table:table-cell>
          <table:table-cell office:value-type="float" office:value="0.436208" calcext:value-type="float">
            <text:p>0.4362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906" calcext:value-type="float">
            <text:p>0.125906</text:p>
          </table:table-cell>
          <table:table-cell office:value-type="float" office:value="0.450938" calcext:value-type="float">
            <text:p>0.4509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73037" calcext:value-type="float">
            <text:p>0.573037</text:p>
          </table:table-cell>
          <table:table-cell office:value-type="float" office:value="0.22167" calcext:value-type="float">
            <text:p>0.221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364" calcext:value-type="float">
            <text:p>0.30364</text:p>
          </table:table-cell>
          <table:table-cell office:value-type="float" office:value="0.463875" calcext:value-type="float">
            <text:p>0.4638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6574" calcext:value-type="float">
            <text:p>0.396574</text:p>
          </table:table-cell>
          <table:table-cell office:value-type="float" office:value="0.956867" calcext:value-type="float">
            <text:p>0.9568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5374" calcext:value-type="float">
            <text:p>0.855374</text:p>
          </table:table-cell>
          <table:table-cell office:value-type="float" office:value="0.555403" calcext:value-type="float">
            <text:p>0.5554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3358" calcext:value-type="float">
            <text:p>0.903358</text:p>
          </table:table-cell>
          <table:table-cell office:value-type="float" office:value="0.144071" calcext:value-type="float">
            <text:p>0.1440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0035" calcext:value-type="float">
            <text:p>0.290035</text:p>
          </table:table-cell>
          <table:table-cell office:value-type="float" office:value="0.47542" calcext:value-type="float">
            <text:p>0.475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0732" calcext:value-type="float">
            <text:p>0.170732</text:p>
          </table:table-cell>
          <table:table-cell office:value-type="float" office:value="0.819899" calcext:value-type="float">
            <text:p>0.8198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5834" calcext:value-type="float">
            <text:p>0.935834</text:p>
          </table:table-cell>
          <table:table-cell office:value-type="float" office:value="0.119112" calcext:value-type="float">
            <text:p>0.1191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65383" calcext:value-type="float">
            <text:p>0.0965383</text:p>
          </table:table-cell>
          <table:table-cell office:value-type="float" office:value="0.138641" calcext:value-type="float">
            <text:p>0.13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9717" calcext:value-type="float">
            <text:p>0.319717</text:p>
          </table:table-cell>
          <table:table-cell office:value-type="float" office:value="0.285098" calcext:value-type="float">
            <text:p>0.2850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771" calcext:value-type="float">
            <text:p>0.153771</text:p>
          </table:table-cell>
          <table:table-cell office:value-type="float" office:value="0.404394" calcext:value-type="float">
            <text:p>0.4043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688805" calcext:value-type="float">
            <text:p>0.0688805</text:p>
          </table:table-cell>
          <table:table-cell office:value-type="float" office:value="0.457411" calcext:value-type="float">
            <text:p>0.4574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8269" calcext:value-type="float">
            <text:p>0.868269</text:p>
          </table:table-cell>
          <table:table-cell office:value-type="float" office:value="0.465454" calcext:value-type="float">
            <text:p>0.4654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4278" calcext:value-type="float">
            <text:p>0.414278</text:p>
          </table:table-cell>
          <table:table-cell office:value-type="float" office:value="0.723643" calcext:value-type="float">
            <text:p>0.7236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08573" calcext:value-type="float">
            <text:p>0.0208573</text:p>
          </table:table-cell>
          <table:table-cell office:value-type="float" office:value="0.716873" calcext:value-type="float">
            <text:p>0.7168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3063" calcext:value-type="float">
            <text:p>0.173063</text:p>
          </table:table-cell>
          <table:table-cell office:value-type="float" office:value="0.924215" calcext:value-type="float">
            <text:p>0.9242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0944" calcext:value-type="float">
            <text:p>0.860944</text:p>
          </table:table-cell>
          <table:table-cell office:value-type="float" office:value="0.463097" calcext:value-type="float">
            <text:p>0.463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9635" calcext:value-type="float">
            <text:p>0.399635</text:p>
          </table:table-cell>
          <table:table-cell office:value-type="float" office:value="0.0316762" calcext:value-type="float">
            <text:p>0.03167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2996" calcext:value-type="float">
            <text:p>0.282996</text:p>
          </table:table-cell>
          <table:table-cell office:value-type="float" office:value="0.335469" calcext:value-type="float">
            <text:p>0.3354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0788" calcext:value-type="float">
            <text:p>0.150788</text:p>
          </table:table-cell>
          <table:table-cell office:value-type="float" office:value="0.865377" calcext:value-type="float">
            <text:p>0.8653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4801" calcext:value-type="float">
            <text:p>0.784801</text:p>
          </table:table-cell>
          <table:table-cell office:value-type="float" office:value="0.247327" calcext:value-type="float">
            <text:p>0.2473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401818" calcext:value-type="float">
            <text:p>0.00401818</text:p>
          </table:table-cell>
          <table:table-cell office:value-type="float" office:value="0.104518" calcext:value-type="float">
            <text:p>0.1045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36" calcext:value-type="float">
            <text:p>0.5336</text:p>
          </table:table-cell>
          <table:table-cell office:value-type="float" office:value="0.25373" calcext:value-type="float">
            <text:p>0.253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750997" calcext:value-type="float">
            <text:p>0.0750997</text:p>
          </table:table-cell>
          <table:table-cell office:value-type="float" office:value="0.364956" calcext:value-type="float">
            <text:p>0.3649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0941" calcext:value-type="float">
            <text:p>0.100941</text:p>
          </table:table-cell>
          <table:table-cell office:value-type="float" office:value="0.228871" calcext:value-type="float">
            <text:p>0.2288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6935" calcext:value-type="float">
            <text:p>0.76935</text:p>
          </table:table-cell>
          <table:table-cell office:value-type="float" office:value="0.169821" calcext:value-type="float">
            <text:p>0.1698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5275" calcext:value-type="float">
            <text:p>0.635275</text:p>
          </table:table-cell>
          <table:table-cell office:value-type="float" office:value="0.10056" calcext:value-type="float">
            <text:p>0.10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1261" calcext:value-type="float">
            <text:p>0.361261</text:p>
          </table:table-cell>
          <table:table-cell office:value-type="float" office:value="0.656133" calcext:value-type="float">
            <text:p>0.6561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97421" calcext:value-type="float">
            <text:p>0.997421</text:p>
          </table:table-cell>
          <table:table-cell office:value-type="float" office:value="0.979982" calcext:value-type="float">
            <text:p>0.9799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10054" calcext:value-type="float">
            <text:p>0.710054</text:p>
          </table:table-cell>
          <table:table-cell office:value-type="float" office:value="0.280417" calcext:value-type="float">
            <text:p>0.280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5451" calcext:value-type="float">
            <text:p>0.315451</text:p>
          </table:table-cell>
          <table:table-cell office:value-type="float" office:value="0.860842" calcext:value-type="float">
            <text:p>0.8608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794" calcext:value-type="float">
            <text:p>0.145794</text:p>
          </table:table-cell>
          <table:table-cell office:value-type="float" office:value="0.100252" calcext:value-type="float">
            <text:p>0.1002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8169" calcext:value-type="float">
            <text:p>0.108169</text:p>
          </table:table-cell>
          <table:table-cell office:value-type="float" office:value="0.149813" calcext:value-type="float">
            <text:p>0.1498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04771" calcext:value-type="float">
            <text:p>0.204771</text:p>
          </table:table-cell>
          <table:table-cell office:value-type="float" office:value="0.640593" calcext:value-type="float">
            <text:p>0.6405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22079" calcext:value-type="float">
            <text:p>0.522079</text:p>
          </table:table-cell>
          <table:table-cell office:value-type="float" office:value="0.738371" calcext:value-type="float">
            <text:p>0.7383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4323" calcext:value-type="float">
            <text:p>0.894323</text:p>
          </table:table-cell>
          <table:table-cell office:value-type="float" office:value="0.597179" calcext:value-type="float">
            <text:p>0.597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3327" calcext:value-type="float">
            <text:p>0.103327</text:p>
          </table:table-cell>
          <table:table-cell office:value-type="float" office:value="0.995264" calcext:value-type="float">
            <text:p>0.9952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5085" calcext:value-type="float">
            <text:p>0.165085</text:p>
          </table:table-cell>
          <table:table-cell office:value-type="float" office:value="0.512332" calcext:value-type="float">
            <text:p>0.5123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0296" calcext:value-type="float">
            <text:p>0.510296</text:p>
          </table:table-cell>
          <table:table-cell office:value-type="float" office:value="0.80036" calcext:value-type="float">
            <text:p>0.800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2891" calcext:value-type="float">
            <text:p>0.612891</text:p>
          </table:table-cell>
          <table:table-cell office:value-type="float" office:value="0.871558" calcext:value-type="float">
            <text:p>0.8715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5881" calcext:value-type="float">
            <text:p>0.405881</text:p>
          </table:table-cell>
          <table:table-cell office:value-type="float" office:value="0.0368405" calcext:value-type="float">
            <text:p>0.03684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8702" calcext:value-type="float">
            <text:p>0.108702</text:p>
          </table:table-cell>
          <table:table-cell office:value-type="float" office:value="0.403303" calcext:value-type="float">
            <text:p>0.4033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68228" calcext:value-type="float">
            <text:p>0.0168228</text:p>
          </table:table-cell>
          <table:table-cell office:value-type="float" office:value="0.818755" calcext:value-type="float">
            <text:p>0.8187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8372" calcext:value-type="float">
            <text:p>0.68372</text:p>
          </table:table-cell>
          <table:table-cell office:value-type="float" office:value="0.332274" calcext:value-type="float">
            <text:p>0.3322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2526" calcext:value-type="float">
            <text:p>0.432526</text:p>
          </table:table-cell>
          <table:table-cell office:value-type="float" office:value="0.787766" calcext:value-type="float">
            <text:p>0.7877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79327" calcext:value-type="float">
            <text:p>0.979327</text:p>
          </table:table-cell>
          <table:table-cell office:value-type="float" office:value="0.637297" calcext:value-type="float">
            <text:p>0.6372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75668" calcext:value-type="float">
            <text:p>0.375668</text:p>
          </table:table-cell>
          <table:table-cell office:value-type="float" office:value="0.322681" calcext:value-type="float">
            <text:p>0.3226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85855" calcext:value-type="float">
            <text:p>0.0985855</text:p>
          </table:table-cell>
          <table:table-cell office:value-type="float" office:value="0.478996" calcext:value-type="float">
            <text:p>0.4789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7945" calcext:value-type="float">
            <text:p>0.317945</text:p>
          </table:table-cell>
          <table:table-cell office:value-type="float" office:value="0.924635" calcext:value-type="float">
            <text:p>0.9246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1673" calcext:value-type="float">
            <text:p>0.351673</text:p>
          </table:table-cell>
          <table:table-cell office:value-type="float" office:value="0.48303" calcext:value-type="float">
            <text:p>0.483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6967" calcext:value-type="float">
            <text:p>0.436967</text:p>
          </table:table-cell>
          <table:table-cell office:value-type="float" office:value="0.861969" calcext:value-type="float">
            <text:p>0.8619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339" calcext:value-type="float">
            <text:p>0.28339</text:p>
          </table:table-cell>
          <table:table-cell office:value-type="float" office:value="0.0498583" calcext:value-type="float">
            <text:p>0.0498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80183" calcext:value-type="float">
            <text:p>0.480183</text:p>
          </table:table-cell>
          <table:table-cell office:value-type="float" office:value="0.139408" calcext:value-type="float">
            <text:p>0.139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42711" calcext:value-type="float">
            <text:p>0.542711</text:p>
          </table:table-cell>
          <table:table-cell office:value-type="float" office:value="0.793546" calcext:value-type="float">
            <text:p>0.7935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7639" calcext:value-type="float">
            <text:p>0.407639</text:p>
          </table:table-cell>
          <table:table-cell office:value-type="float" office:value="0.226431" calcext:value-type="float">
            <text:p>0.2264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82" calcext:value-type="float">
            <text:p>0.12582</text:p>
          </table:table-cell>
          <table:table-cell office:value-type="float" office:value="0.0872361" calcext:value-type="float">
            <text:p>0.08723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59451" calcext:value-type="float">
            <text:p>0.0559451</text:p>
          </table:table-cell>
          <table:table-cell office:value-type="float" office:value="0.558347" calcext:value-type="float">
            <text:p>0.5583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5002" calcext:value-type="float">
            <text:p>0.875002</text:p>
          </table:table-cell>
          <table:table-cell office:value-type="float" office:value="0.0352721" calcext:value-type="float">
            <text:p>0.03527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5644" calcext:value-type="float">
            <text:p>0.195644</text:p>
          </table:table-cell>
          <table:table-cell office:value-type="float" office:value="0.30336" calcext:value-type="float">
            <text:p>0.303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03078" calcext:value-type="float">
            <text:p>0.0503078</text:p>
          </table:table-cell>
          <table:table-cell office:value-type="float" office:value="0.943987" calcext:value-type="float">
            <text:p>0.9439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7016" calcext:value-type="float">
            <text:p>0.427016</text:p>
          </table:table-cell>
          <table:table-cell office:value-type="float" office:value="0.996866" calcext:value-type="float">
            <text:p>0.9968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395" calcext:value-type="float">
            <text:p>0.26395</text:p>
          </table:table-cell>
          <table:table-cell office:value-type="float" office:value="0.710406" calcext:value-type="float">
            <text:p>0.7104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67247" calcext:value-type="float">
            <text:p>0.0467247</text:p>
          </table:table-cell>
          <table:table-cell office:value-type="float" office:value="0.997477" calcext:value-type="float">
            <text:p>0.9974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6885" calcext:value-type="float">
            <text:p>0.136885</text:p>
          </table:table-cell>
          <table:table-cell office:value-type="float" office:value="0.227013" calcext:value-type="float">
            <text:p>0.2270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5791" calcext:value-type="float">
            <text:p>0.115791</text:p>
          </table:table-cell>
          <table:table-cell office:value-type="float" office:value="0.679596" calcext:value-type="float">
            <text:p>0.6795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205589" calcext:value-type="float">
            <text:p>0.0205589</text:p>
          </table:table-cell>
          <table:table-cell office:value-type="float" office:value="0.523431" calcext:value-type="float">
            <text:p>0.5234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06026" calcext:value-type="float">
            <text:p>0.906026</text:p>
          </table:table-cell>
          <table:table-cell office:value-type="float" office:value="0.146379" calcext:value-type="float">
            <text:p>0.146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10667" calcext:value-type="float">
            <text:p>0.610667</text:p>
          </table:table-cell>
          <table:table-cell office:value-type="float" office:value="0.961971" calcext:value-type="float">
            <text:p>0.961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04726" calcext:value-type="float">
            <text:p>0.704726</text:p>
          </table:table-cell>
          <table:table-cell office:value-type="float" office:value="0.485668" calcext:value-type="float">
            <text:p>0.4856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9186" calcext:value-type="float">
            <text:p>0.169186</text:p>
          </table:table-cell>
          <table:table-cell office:value-type="float" office:value="0.52199" calcext:value-type="float">
            <text:p>0.521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9057" calcext:value-type="float">
            <text:p>0.359057</text:p>
          </table:table-cell>
          <table:table-cell office:value-type="float" office:value="0.729085" calcext:value-type="float">
            <text:p>0.729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5952" calcext:value-type="float">
            <text:p>0.725952</text:p>
          </table:table-cell>
          <table:table-cell office:value-type="float" office:value="0.187921" calcext:value-type="float">
            <text:p>0.1879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9648" calcext:value-type="float">
            <text:p>0.49648</text:p>
          </table:table-cell>
          <table:table-cell office:value-type="float" office:value="0.772676" calcext:value-type="float">
            <text:p>0.7726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5398" calcext:value-type="float">
            <text:p>0.185398</text:p>
          </table:table-cell>
          <table:table-cell office:value-type="float" office:value="0.946769" calcext:value-type="float">
            <text:p>0.9467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9584" calcext:value-type="float">
            <text:p>0.299584</text:p>
          </table:table-cell>
          <table:table-cell office:value-type="float" office:value="0.322283" calcext:value-type="float">
            <text:p>0.3222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3782" calcext:value-type="float">
            <text:p>0.173782</text:p>
          </table:table-cell>
          <table:table-cell office:value-type="float" office:value="0.415375" calcext:value-type="float">
            <text:p>0.4153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187834" calcext:value-type="float">
            <text:p>0.00187834</text:p>
          </table:table-cell>
          <table:table-cell office:value-type="float" office:value="0.194341" calcext:value-type="float">
            <text:p>0.1943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072" calcext:value-type="float">
            <text:p>0.34072</text:p>
          </table:table-cell>
          <table:table-cell office:value-type="float" office:value="0.549472" calcext:value-type="float">
            <text:p>0.5494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9876" calcext:value-type="float">
            <text:p>0.869876</text:p>
          </table:table-cell>
          <table:table-cell office:value-type="float" office:value="0.0454463" calcext:value-type="float">
            <text:p>0.04544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51405" calcext:value-type="float">
            <text:p>0.0351405</text:p>
          </table:table-cell>
          <table:table-cell office:value-type="float" office:value="0.867119" calcext:value-type="float">
            <text:p>0.867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9239" calcext:value-type="float">
            <text:p>0.239239</text:p>
          </table:table-cell>
          <table:table-cell office:value-type="float" office:value="0.570228" calcext:value-type="float">
            <text:p>0.570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39489" calcext:value-type="float">
            <text:p>0.939489</text:p>
          </table:table-cell>
          <table:table-cell office:value-type="float" office:value="0.598296" calcext:value-type="float">
            <text:p>0.5982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99313" calcext:value-type="float">
            <text:p>0.299313</text:p>
          </table:table-cell>
          <table:table-cell office:value-type="float" office:value="0.863459" calcext:value-type="float">
            <text:p>0.8634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8437" calcext:value-type="float">
            <text:p>0.38437</text:p>
          </table:table-cell>
          <table:table-cell office:value-type="float" office:value="0.0252645" calcext:value-type="float">
            <text:p>0.02526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13803" calcext:value-type="float">
            <text:p>0.0513803</text:p>
          </table:table-cell>
          <table:table-cell office:value-type="float" office:value="0.88085" calcext:value-type="float">
            <text:p>0.88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97941" calcext:value-type="float">
            <text:p>0.797941</text:p>
          </table:table-cell>
          <table:table-cell office:value-type="float" office:value="0.236778" calcext:value-type="float">
            <text:p>0.2367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27619" calcext:value-type="float">
            <text:p>0.827619</text:p>
          </table:table-cell>
          <table:table-cell office:value-type="float" office:value="0.0975245" calcext:value-type="float">
            <text:p>0.09752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9061" calcext:value-type="float">
            <text:p>0.559061</text:p>
          </table:table-cell>
          <table:table-cell office:value-type="float" office:value="0.00140116" calcext:value-type="float">
            <text:p>0.00140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5742" calcext:value-type="float">
            <text:p>0.195742</text:p>
          </table:table-cell>
          <table:table-cell office:value-type="float" office:value="0.451705" calcext:value-type="float">
            <text:p>0.4517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117734" calcext:value-type="float">
            <text:p>0.00117734</text:p>
          </table:table-cell>
          <table:table-cell office:value-type="float" office:value="0.33872" calcext:value-type="float">
            <text:p>0.338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81909" calcext:value-type="float">
            <text:p>0.581909</text:p>
          </table:table-cell>
          <table:table-cell office:value-type="float" office:value="0.0363179" calcext:value-type="float">
            <text:p>0.0363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05839" calcext:value-type="float">
            <text:p>0.205839</text:p>
          </table:table-cell>
          <table:table-cell office:value-type="float" office:value="0.527725" calcext:value-type="float">
            <text:p>0.5277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60487" calcext:value-type="float">
            <text:p>0.860487</text:p>
          </table:table-cell>
          <table:table-cell office:value-type="float" office:value="0.606881" calcext:value-type="float">
            <text:p>0.6068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5223" calcext:value-type="float">
            <text:p>0.945223</text:p>
          </table:table-cell>
          <table:table-cell office:value-type="float" office:value="0.0997262" calcext:value-type="float">
            <text:p>0.0997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7108" calcext:value-type="float">
            <text:p>0.177108</text:p>
          </table:table-cell>
          <table:table-cell office:value-type="float" office:value="0.884712" calcext:value-type="float">
            <text:p>0.8847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98023" calcext:value-type="float">
            <text:p>0.698023</text:p>
          </table:table-cell>
          <table:table-cell office:value-type="float" office:value="0.476421" calcext:value-type="float">
            <text:p>0.4764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48171" calcext:value-type="float">
            <text:p>0.748171</text:p>
          </table:table-cell>
          <table:table-cell office:value-type="float" office:value="0.0823923" calcext:value-type="float">
            <text:p>0.08239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1686" calcext:value-type="float">
            <text:p>0.501686</text:p>
          </table:table-cell>
          <table:table-cell office:value-type="float" office:value="0.799552" calcext:value-type="float">
            <text:p>0.7995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3242" calcext:value-type="float">
            <text:p>0.963242</text:p>
          </table:table-cell>
          <table:table-cell office:value-type="float" office:value="0.299627" calcext:value-type="float">
            <text:p>0.2996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63298" calcext:value-type="float">
            <text:p>0.0363298</text:p>
          </table:table-cell>
          <table:table-cell office:value-type="float" office:value="0.790861" calcext:value-type="float">
            <text:p>0.7908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7151" calcext:value-type="float">
            <text:p>0.397151</text:p>
          </table:table-cell>
          <table:table-cell office:value-type="float" office:value="0.595391" calcext:value-type="float">
            <text:p>0.5953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633" calcext:value-type="float">
            <text:p>0.15633</text:p>
          </table:table-cell>
          <table:table-cell office:value-type="float" office:value="0.988005" calcext:value-type="float">
            <text:p>0.988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61756" calcext:value-type="float">
            <text:p>0.361756</text:p>
          </table:table-cell>
          <table:table-cell office:value-type="float" office:value="0.625174" calcext:value-type="float">
            <text:p>0.6251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63893" calcext:value-type="float">
            <text:p>0.963893</text:p>
          </table:table-cell>
          <table:table-cell office:value-type="float" office:value="0.106376" calcext:value-type="float">
            <text:p>0.1063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99251" calcext:value-type="float">
            <text:p>0.399251</text:p>
          </table:table-cell>
          <table:table-cell office:value-type="float" office:value="0.169732" calcext:value-type="float">
            <text:p>0.1697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341" calcext:value-type="float">
            <text:p>0.6341</text:p>
          </table:table-cell>
          <table:table-cell office:value-type="float" office:value="0.259738" calcext:value-type="float">
            <text:p>0.259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9464" calcext:value-type="float">
            <text:p>0.359464</text:p>
          </table:table-cell>
          <table:table-cell office:value-type="float" office:value="0.953721" calcext:value-type="float">
            <text:p>0.9537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64036" calcext:value-type="float">
            <text:p>0.464036</text:p>
          </table:table-cell>
          <table:table-cell office:value-type="float" office:value="0.0574866" calcext:value-type="float">
            <text:p>0.05748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30143" calcext:value-type="float">
            <text:p>0.430143</text:p>
          </table:table-cell>
          <table:table-cell office:value-type="float" office:value="0.212207" calcext:value-type="float">
            <text:p>0.2122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879" calcext:value-type="float">
            <text:p>0.139879</text:p>
          </table:table-cell>
          <table:table-cell office:value-type="float" office:value="0.931828" calcext:value-type="float">
            <text:p>0.9318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117589" calcext:value-type="float">
            <text:p>0.0117589</text:p>
          </table:table-cell>
          <table:table-cell office:value-type="float" office:value="0.103121" calcext:value-type="float">
            <text:p>0.1031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31455" calcext:value-type="float">
            <text:p>0.231455</text:p>
          </table:table-cell>
          <table:table-cell office:value-type="float" office:value="0.0480887" calcext:value-type="float">
            <text:p>0.04808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3982" calcext:value-type="float">
            <text:p>0.893982</text:p>
          </table:table-cell>
          <table:table-cell office:value-type="float" office:value="0.628606" calcext:value-type="float">
            <text:p>0.6286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38656" calcext:value-type="float">
            <text:p>0.538656</text:p>
          </table:table-cell>
          <table:table-cell office:value-type="float" office:value="0.799809" calcext:value-type="float">
            <text:p>0.7998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24983" calcext:value-type="float">
            <text:p>0.424983</text:p>
          </table:table-cell>
          <table:table-cell office:value-type="float" office:value="0.198716" calcext:value-type="float">
            <text:p>0.1987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63345" calcext:value-type="float">
            <text:p>0.263345</text:p>
          </table:table-cell>
          <table:table-cell office:value-type="float" office:value="0.388876" calcext:value-type="float">
            <text:p>0.3888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5092" calcext:value-type="float">
            <text:p>0.305092</text:p>
          </table:table-cell>
          <table:table-cell office:value-type="float" office:value="0.662596" calcext:value-type="float">
            <text:p>0.6625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8608" calcext:value-type="float">
            <text:p>0.558608</text:p>
          </table:table-cell>
          <table:table-cell office:value-type="float" office:value="0.939192" calcext:value-type="float">
            <text:p>0.9391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22334" calcext:value-type="float">
            <text:p>0.922334</text:p>
          </table:table-cell>
          <table:table-cell office:value-type="float" office:value="0.335221" calcext:value-type="float">
            <text:p>0.3352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8516" calcext:value-type="float">
            <text:p>0.518516</text:p>
          </table:table-cell>
          <table:table-cell office:value-type="float" office:value="0.281798" calcext:value-type="float">
            <text:p>0.281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88943" calcext:value-type="float">
            <text:p>0.288943</text:p>
          </table:table-cell>
          <table:table-cell office:value-type="float" office:value="0.982552" calcext:value-type="float">
            <text:p>0.9825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9285" calcext:value-type="float">
            <text:p>0.339285</text:p>
          </table:table-cell>
          <table:table-cell office:value-type="float" office:value="0.719085" calcext:value-type="float">
            <text:p>0.719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4759" calcext:value-type="float">
            <text:p>0.194759</text:p>
          </table:table-cell>
          <table:table-cell office:value-type="float" office:value="0.479163" calcext:value-type="float">
            <text:p>0.4791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0914" calcext:value-type="float">
            <text:p>0.650914</text:p>
          </table:table-cell>
          <table:table-cell office:value-type="float" office:value="0.206518" calcext:value-type="float">
            <text:p>0.2065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82285" calcext:value-type="float">
            <text:p>0.582285</text:p>
          </table:table-cell>
          <table:table-cell office:value-type="float" office:value="0.882368" calcext:value-type="float">
            <text:p>0.8823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4607" calcext:value-type="float">
            <text:p>0.254607</text:p>
          </table:table-cell>
          <table:table-cell office:value-type="float" office:value="0.476267" calcext:value-type="float">
            <text:p>0.4762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10974" calcext:value-type="float">
            <text:p>0.510974</text:p>
          </table:table-cell>
          <table:table-cell office:value-type="float" office:value="0.898086" calcext:value-type="float">
            <text:p>0.8980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2512" calcext:value-type="float">
            <text:p>0.162512</text:p>
          </table:table-cell>
          <table:table-cell office:value-type="float" office:value="0.0496305" calcext:value-type="float">
            <text:p>0.04963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0043" calcext:value-type="float">
            <text:p>0.950043</text:p>
          </table:table-cell>
          <table:table-cell office:value-type="float" office:value="0.122878" calcext:value-type="float">
            <text:p>0.1228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354768" calcext:value-type="float">
            <text:p>0.0354768</text:p>
          </table:table-cell>
          <table:table-cell office:value-type="float" office:value="0.213388" calcext:value-type="float">
            <text:p>0.213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75984" calcext:value-type="float">
            <text:p>0.875984</text:p>
          </table:table-cell>
          <table:table-cell office:value-type="float" office:value="0.0703619" calcext:value-type="float">
            <text:p>0.07036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79761" calcext:value-type="float">
            <text:p>0.279761</text:p>
          </table:table-cell>
          <table:table-cell office:value-type="float" office:value="0.798318" calcext:value-type="float">
            <text:p>0.7983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05583" calcext:value-type="float">
            <text:p>0.405583</text:p>
          </table:table-cell>
          <table:table-cell office:value-type="float" office:value="0.798276" calcext:value-type="float">
            <text:p>0.7982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801155" calcext:value-type="float">
            <text:p>0.0801155</text:p>
          </table:table-cell>
          <table:table-cell office:value-type="float" office:value="0.694526" calcext:value-type="float">
            <text:p>0.6945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0828" calcext:value-type="float">
            <text:p>0.780828</text:p>
          </table:table-cell>
          <table:table-cell office:value-type="float" office:value="0.4194" calcext:value-type="float">
            <text:p>0.4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3612" calcext:value-type="float">
            <text:p>0.413612</text:p>
          </table:table-cell>
          <table:table-cell office:value-type="float" office:value="0.975588" calcext:value-type="float">
            <text:p>0.9755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98563" calcext:value-type="float">
            <text:p>0.898563</text:p>
          </table:table-cell>
          <table:table-cell office:value-type="float" office:value="0.0645254" calcext:value-type="float">
            <text:p>0.06452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2106" calcext:value-type="float">
            <text:p>0.182106</text:p>
          </table:table-cell>
          <table:table-cell office:value-type="float" office:value="0.480848" calcext:value-type="float">
            <text:p>0.4808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46894" calcext:value-type="float">
            <text:p>0.946894</text:p>
          </table:table-cell>
          <table:table-cell office:value-type="float" office:value="0.436712" calcext:value-type="float">
            <text:p>0.4367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7115" calcext:value-type="float">
            <text:p>0.957115</text:p>
          </table:table-cell>
          <table:table-cell office:value-type="float" office:value="0.457868" calcext:value-type="float">
            <text:p>0.4578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4799" calcext:value-type="float">
            <text:p>0.334799</text:p>
          </table:table-cell>
          <table:table-cell office:value-type="float" office:value="0.119626" calcext:value-type="float">
            <text:p>0.1196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07498" calcext:value-type="float">
            <text:p>0.507498</text:p>
          </table:table-cell>
          <table:table-cell office:value-type="float" office:value="0.0326938" calcext:value-type="float">
            <text:p>0.03269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6387" calcext:value-type="float">
            <text:p>0.956387</text:p>
          </table:table-cell>
          <table:table-cell office:value-type="float" office:value="0.457541" calcext:value-type="float">
            <text:p>0.4575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5572" calcext:value-type="float">
            <text:p>0.155572</text:p>
          </table:table-cell>
          <table:table-cell office:value-type="float" office:value="0.991864" calcext:value-type="float">
            <text:p>0.991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32432" calcext:value-type="float">
            <text:p>0.332432</text:p>
          </table:table-cell>
          <table:table-cell office:value-type="float" office:value="0.546912" calcext:value-type="float">
            <text:p>0.5469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4523" calcext:value-type="float">
            <text:p>0.34523</text:p>
          </table:table-cell>
          <table:table-cell office:value-type="float" office:value="0.143271" calcext:value-type="float">
            <text:p>0.1432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10469" calcext:value-type="float">
            <text:p>0.410469</text:p>
          </table:table-cell>
          <table:table-cell office:value-type="float" office:value="0.425345" calcext:value-type="float">
            <text:p>0.4253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37797" calcext:value-type="float">
            <text:p>0.837797</text:p>
          </table:table-cell>
          <table:table-cell office:value-type="float" office:value="0.191298" calcext:value-type="float">
            <text:p>0.1912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44745" calcext:value-type="float">
            <text:p>0.844745</text:p>
          </table:table-cell>
          <table:table-cell office:value-type="float" office:value="0.251409" calcext:value-type="float">
            <text:p>0.2514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6885" calcext:value-type="float">
            <text:p>0.166885</text:p>
          </table:table-cell>
          <table:table-cell office:value-type="float" office:value="0.743309" calcext:value-type="float">
            <text:p>0.7433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15934" calcext:value-type="float">
            <text:p>0.315934</text:p>
          </table:table-cell>
          <table:table-cell office:value-type="float" office:value="0.348991" calcext:value-type="float">
            <text:p>0.3489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24157" calcext:value-type="float">
            <text:p>0.224157</text:p>
          </table:table-cell>
          <table:table-cell office:value-type="float" office:value="0.262828" calcext:value-type="float">
            <text:p>0.2628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85703" calcext:value-type="float">
            <text:p>0.785703</text:p>
          </table:table-cell>
          <table:table-cell office:value-type="float" office:value="0.181272" calcext:value-type="float">
            <text:p>0.181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20696" calcext:value-type="float">
            <text:p>0.720696</text:p>
          </table:table-cell>
          <table:table-cell office:value-type="float" office:value="0.120502" calcext:value-type="float">
            <text:p>0.1205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00898" calcext:value-type="float">
            <text:p>0.300898</text:p>
          </table:table-cell>
          <table:table-cell office:value-type="float" office:value="0.228194" calcext:value-type="float">
            <text:p>0.228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196" calcext:value-type="float">
            <text:p>0.153196</text:p>
          </table:table-cell>
          <table:table-cell office:value-type="float" office:value="0.257285" calcext:value-type="float">
            <text:p>0.2572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3:29:59.411284961</meta:creation-date>
    <dc:date>2020-08-16T23:58:16.206791568</dc:date>
    <meta:editing-duration>PT28M17S</meta:editing-duration>
    <meta:editing-cycles>1</meta:editing-cycles>
    <meta:document-statistic meta:table-count="1" meta:cell-count="2202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1.A1:Hoja1.B90" svg:x="0.32cm" svg:y="0.18cm" svg:width="12.912cm" svg:height="8.64cm">
          <chartooo:coordinate-region svg:x="1.047cm" svg:y="0.38cm" svg:width="12.0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:Hoja1.B90" chart:class="chart:scatter">
            <chart:domain table:cell-range-address="Hoja1.A1:Hoja1.A90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119">
                <text:p>0.627119</text:p>
                <draw:g>
                  <svg:desc>Hoja1.A1:Hoja1.A90</svg:desc>
                </draw:g>
              </table:table-cell>
              <table:table-cell office:value-type="float" office:value="0.541667">
                <text:p>0.541667</text:p>
                <draw:g>
                  <svg:desc>Hoja1.B1:Hoja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322">
                <text:p>0.59322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1017">
                <text:p>0.661017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8475">
                <text:p>0.5084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322">
                <text:p>0.59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7119">
                <text:p>0.62711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983">
                <text:p>0.3898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525">
                <text:p>0.491525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3729">
                <text:p>0.4237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2373">
                <text:p>0.542373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8475">
                <text:p>0.5084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119">
                <text:p>0.627119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678">
                <text:p>0.4406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6271">
                <text:p>0.576271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322">
                <text:p>0.59322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5424">
                <text:p>0.5254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322">
                <text:p>0.59322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1525">
                <text:p>0.491525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4068">
                <text:p>0.644068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8475">
                <text:p>0.5084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1017">
                <text:p>0.661017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7119">
                <text:p>0.627119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9322">
                <text:p>0.559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6271">
                <text:p>0.576271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7966">
                <text:p>0.67796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3729">
                <text:p>0.4237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4576">
                <text:p>0.474576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7627">
                <text:p>0.45762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1525">
                <text:p>0.491525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4915">
                <text:p>0.69491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322">
                <text:p>0.59322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7119">
                <text:p>0.627119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6271">
                <text:p>0.5762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5424">
                <text:p>0.525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8475">
                <text:p>0.5084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6271">
                <text:p>0.576271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0169">
                <text:p>0.610169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8475">
                <text:p>0.508475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983">
                <text:p>0.3898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373">
                <text:p>0.542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2373">
                <text:p>0.542373</text:p>
              </table:table-cell>
              <table:table-cell office:value-type="float" office:value="0.458333">
                <text:p>0.458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2373">
                <text:p>0.542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9322">
                <text:p>0.559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8983">
                <text:p>0.338983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5424">
                <text:p>0.525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7458">
                <text:p>0.847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4915">
                <text:p>0.6949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0508">
                <text:p>0.83050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9661">
                <text:p>0.779661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3559">
                <text:p>0.81355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9153">
                <text:p>0.94915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322">
                <text:p>0.5932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8305">
                <text:p>0.898305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3559">
                <text:p>0.813559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4407">
                <text:p>0.86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4915">
                <text:p>0.694915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814">
                <text:p>0.7288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2712">
                <text:p>0.762712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7966">
                <text:p>0.67796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4915">
                <text:p>0.694915</text:p>
              </table:table-cell>
              <table:table-cell office:value-type="float" office:value="0.958333">
                <text:p>0.958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814">
                <text:p>0.728814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6102">
                <text:p>0.96610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1017">
                <text:p>0.66101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6102">
                <text:p>0.96610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1017">
                <text:p>0.661017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661">
                <text:p>0.7966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7458">
                <text:p>0.847458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1017">
                <text:p>0.661017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9661">
                <text:p>0.77966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3559">
                <text:p>0.81355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4407">
                <text:p>0.8644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5254">
                <text:p>0.91525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9661">
                <text:p>0.77966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4915">
                <text:p>0.694915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9661">
                <text:p>0.779661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4407">
                <text:p>0.864407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9661">
                <text:p>0.779661</text:p>
              </table:table-cell>
              <table:table-cell office:value-type="float" office:value="0.958333">
                <text:p>0.958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2712">
                <text:p>0.762712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4068">
                <text:p>0.644068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5763">
                <text:p>0.74576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9661">
                <text:p>0.779661</text:p>
              </table:table-cell>
              <table:table-cell office:value-type="float" office:value="0.958333">
                <text:p>0.95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4915">
                <text:p>0.694915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4915">
                <text:p>0.6949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0508">
                <text:p>0.830508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661">
                <text:p>0.79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11864">
                <text:p>0.711864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7966">
                <text:p>0.67796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1864">
                <text:p>0.71186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5763">
                <text:p>0.745763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4915">
                <text:p>0.694915</text:p>
              </table:table-cell>
              <table:table-cell office:value-type="float" office:value="0.708333">
                <text:p>0.70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Hoja1.E1:Hoja1.F1000" svg:x="0.32cm" svg:y="0.18cm" svg:width="12.938cm" svg:height="8.64cm">
          <chartooo:coordinate-region svg:x="1.047cm" svg:y="0.38cm" svg:width="11.9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1:Hoja1.F1000" chart:class="chart:scatter">
            <chart:domain table:cell-range-address="Hoja1.E1:Hoja1.E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4652">
                <text:p>0.804652</text:p>
                <draw:g>
                  <svg:desc>Hoja1.E1:Hoja1.E1000</svg:desc>
                </draw:g>
              </table:table-cell>
              <table:table-cell office:value-type="float" office:value="0.47865">
                <text:p>0.47865</text:p>
                <draw:g>
                  <svg:desc>Hoja1.F1:Hoja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5025">
                <text:p>0.305025</text:p>
              </table:table-cell>
              <table:table-cell office:value-type="float" office:value="0.842965">
                <text:p>0.842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303">
                <text:p>0.112303</text:p>
              </table:table-cell>
              <table:table-cell office:value-type="float" office:value="0.0341417">
                <text:p>0.034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1134">
                <text:p>0.531134</text:p>
              </table:table-cell>
              <table:table-cell office:value-type="float" office:value="0.210954">
                <text:p>0.210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1074">
                <text:p>0.321074</text:p>
              </table:table-cell>
              <table:table-cell office:value-type="float" office:value="0.20284">
                <text:p>0.20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329">
                <text:p>0.175329</text:p>
              </table:table-cell>
              <table:table-cell office:value-type="float" office:value="0.521096">
                <text:p>0.521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7238">
                <text:p>0.0937238</text:p>
              </table:table-cell>
              <table:table-cell office:value-type="float" office:value="0.355428">
                <text:p>0.355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6141">
                <text:p>0.906141</text:p>
              </table:table-cell>
              <table:table-cell office:value-type="float" office:value="0.0593951">
                <text:p>0.0593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6313">
                <text:p>0.576313</text:p>
              </table:table-cell>
              <table:table-cell office:value-type="float" office:value="0.756189">
                <text:p>0.756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487">
                <text:p>0.316487</text:p>
              </table:table-cell>
              <table:table-cell office:value-type="float" office:value="0.181911">
                <text:p>0.181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5298">
                <text:p>0.175298</text:p>
              </table:table-cell>
              <table:table-cell office:value-type="float" office:value="0.292339">
                <text:p>0.292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7226">
                <text:p>0.167226</text:p>
              </table:table-cell>
              <table:table-cell office:value-type="float" office:value="0.596248">
                <text:p>0.596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4075">
                <text:p>0.344075</text:p>
              </table:table-cell>
              <table:table-cell office:value-type="float" office:value="0.112435">
                <text:p>0.112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766">
                <text:p>0.0402766</text:p>
              </table:table-cell>
              <table:table-cell office:value-type="float" office:value="0.727147">
                <text:p>0.727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9311">
                <text:p>0.899311</text:p>
              </table:table-cell>
              <table:table-cell office:value-type="float" office:value="0.622488">
                <text:p>0.622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138">
                <text:p>0.101138</text:p>
              </table:table-cell>
              <table:table-cell office:value-type="float" office:value="0.954085">
                <text:p>0.954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927">
                <text:p>0.546927</text:p>
              </table:table-cell>
              <table:table-cell office:value-type="float" office:value="0.213442">
                <text:p>0.213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8226">
                <text:p>0.988226</text:p>
              </table:table-cell>
              <table:table-cell office:value-type="float" office:value="0.0780613">
                <text:p>0.078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4396">
                <text:p>0.424396</text:p>
              </table:table-cell>
              <table:table-cell office:value-type="float" office:value="0.3093">
                <text:p>0.3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0901">
                <text:p>0.280901</text:p>
              </table:table-cell>
              <table:table-cell office:value-type="float" office:value="0.599724">
                <text:p>0.599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0395">
                <text:p>0.830395</text:p>
              </table:table-cell>
              <table:table-cell office:value-type="float" office:value="0.374625">
                <text:p>0.374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5152">
                <text:p>0.955152</text:p>
              </table:table-cell>
              <table:table-cell office:value-type="float" office:value="0.736537">
                <text:p>0.736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2726">
                <text:p>0.49272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8455">
                <text:p>0.0428455</text:p>
              </table:table-cell>
              <table:table-cell office:value-type="float" office:value="0.880603">
                <text:p>0.880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4272">
                <text:p>0.264272</text:p>
              </table:table-cell>
              <table:table-cell office:value-type="float" office:value="0.38692">
                <text:p>0.38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3038">
                <text:p>0.993038</text:p>
              </table:table-cell>
              <table:table-cell office:value-type="float" office:value="0.304549">
                <text:p>0.304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068">
                <text:p>0.114068</text:p>
              </table:table-cell>
              <table:table-cell office:value-type="float" office:value="0.892349">
                <text:p>0.892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6311">
                <text:p>0.596311</text:p>
              </table:table-cell>
              <table:table-cell office:value-type="float" office:value="0.0281754">
                <text:p>0.0281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7211">
                <text:p>0.717211</text:p>
              </table:table-cell>
              <table:table-cell office:value-type="float" office:value="0.143239">
                <text:p>0.143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1617">
                <text:p>0.241617</text:p>
              </table:table-cell>
              <table:table-cell office:value-type="float" office:value="0.705437">
                <text:p>0.705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13">
                <text:p>0.2213</text:p>
              </table:table-cell>
              <table:table-cell office:value-type="float" office:value="0.666013">
                <text:p>0.666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7372">
                <text:p>0.0147372</text:p>
              </table:table-cell>
              <table:table-cell office:value-type="float" office:value="0.502201">
                <text:p>0.502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7">
                <text:p>0.265737</text:p>
              </table:table-cell>
              <table:table-cell office:value-type="float" office:value="0.845133">
                <text:p>0.845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826">
                <text:p>0.876826</text:p>
              </table:table-cell>
              <table:table-cell office:value-type="float" office:value="0.22089">
                <text:p>0.22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1669">
                <text:p>0.581669</text:p>
              </table:table-cell>
              <table:table-cell office:value-type="float" office:value="0.310846">
                <text:p>0.310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2355">
                <text:p>0.752355</text:p>
              </table:table-cell>
              <table:table-cell office:value-type="float" office:value="0.074395">
                <text:p>0.074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13531">
                <text:p>0.0613531</text:p>
              </table:table-cell>
              <table:table-cell office:value-type="float" office:value="0.465732">
                <text:p>0.465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2419">
                <text:p>0.742419</text:p>
              </table:table-cell>
              <table:table-cell office:value-type="float" office:value="0.104199">
                <text:p>0.104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6335">
                <text:p>0.346335</text:p>
              </table:table-cell>
              <table:table-cell office:value-type="float" office:value="0.00669084">
                <text:p>0.00669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124">
                <text:p>0.31124</text:p>
              </table:table-cell>
              <table:table-cell office:value-type="float" office:value="0.605187">
                <text:p>0.605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1721">
                <text:p>0.231721</text:p>
              </table:table-cell>
              <table:table-cell office:value-type="float" office:value="0.238277">
                <text:p>0.238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313">
                <text:p>0.368313</text:p>
              </table:table-cell>
              <table:table-cell office:value-type="float" office:value="0.828033">
                <text:p>0.828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6452">
                <text:p>0.266452</text:p>
              </table:table-cell>
              <table:table-cell office:value-type="float" office:value="0.0855244">
                <text:p>0.0855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1271">
                <text:p>0.971271</text:p>
              </table:table-cell>
              <table:table-cell office:value-type="float" office:value="0.508069">
                <text:p>0.508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90962">
                <text:p>0.790962</text:p>
              </table:table-cell>
              <table:table-cell office:value-type="float" office:value="0.192572">
                <text:p>0.192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4082">
                <text:p>0.174082</text:p>
              </table:table-cell>
              <table:table-cell office:value-type="float" office:value="0.805699">
                <text:p>0.805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4773">
                <text:p>0.694773</text:p>
              </table:table-cell>
              <table:table-cell office:value-type="float" office:value="0.439819">
                <text:p>0.439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0709">
                <text:p>0.660709</text:p>
              </table:table-cell>
              <table:table-cell office:value-type="float" office:value="0.232501">
                <text:p>0.232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2446">
                <text:p>0.882446</text:p>
              </table:table-cell>
              <table:table-cell office:value-type="float" office:value="0.413064">
                <text:p>0.413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6896">
                <text:p>0.306896</text:p>
              </table:table-cell>
              <table:table-cell office:value-type="float" office:value="0.943799">
                <text:p>0.943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8796">
                <text:p>0.878796</text:p>
              </table:table-cell>
              <table:table-cell office:value-type="float" office:value="0.0493145">
                <text:p>0.0493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79975">
                <text:p>0.0479975</text:p>
              </table:table-cell>
              <table:table-cell office:value-type="float" office:value="0.225131">
                <text:p>0.225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60053">
                <text:p>0.0560053</text:p>
              </table:table-cell>
              <table:table-cell office:value-type="float" office:value="0.539116">
                <text:p>0.539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4303">
                <text:p>0.144303</text:p>
              </table:table-cell>
              <table:table-cell office:value-type="float" office:value="0.796225">
                <text:p>0.796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4258">
                <text:p>0.624258</text:p>
              </table:table-cell>
              <table:table-cell office:value-type="float" office:value="0.871973">
                <text:p>0.871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4801">
                <text:p>0.194801</text:p>
              </table:table-cell>
              <table:table-cell office:value-type="float" office:value="0.482873">
                <text:p>0.482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4727">
                <text:p>0.0544727</text:p>
              </table:table-cell>
              <table:table-cell office:value-type="float" office:value="0.654653">
                <text:p>0.654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81335">
                <text:p>0.0781335</text:p>
              </table:table-cell>
              <table:table-cell office:value-type="float" office:value="0.936918">
                <text:p>0.936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7173">
                <text:p>0.0677173</text:p>
              </table:table-cell>
              <table:table-cell office:value-type="float" office:value="0.385029">
                <text:p>0.385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4344">
                <text:p>0.434344</text:p>
              </table:table-cell>
              <table:table-cell office:value-type="float" office:value="0.928715">
                <text:p>0.928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71645">
                <text:p>0.171645</text:p>
              </table:table-cell>
              <table:table-cell office:value-type="float" office:value="0.490349">
                <text:p>0.490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7831">
                <text:p>0.467831</text:p>
              </table:table-cell>
              <table:table-cell office:value-type="float" office:value="0.736148">
                <text:p>0.736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751">
                <text:p>0.124751</text:p>
              </table:table-cell>
              <table:table-cell office:value-type="float" office:value="0.156631">
                <text:p>0.156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5089">
                <text:p>0.335089</text:p>
              </table:table-cell>
              <table:table-cell office:value-type="float" office:value="0.722891">
                <text:p>0.722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1994">
                <text:p>0.111994</text:p>
              </table:table-cell>
              <table:table-cell office:value-type="float" office:value="0.54026">
                <text:p>0.54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9256">
                <text:p>0.269256</text:p>
              </table:table-cell>
              <table:table-cell office:value-type="float" office:value="0.306795">
                <text:p>0.3067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134">
                <text:p>0.023134</text:p>
              </table:table-cell>
              <table:table-cell office:value-type="float" office:value="0.2632">
                <text:p>0.2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2427">
                <text:p>0.152427</text:p>
              </table:table-cell>
              <table:table-cell office:value-type="float" office:value="0.0776068">
                <text:p>0.07760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7853">
                <text:p>0.917853</text:p>
              </table:table-cell>
              <table:table-cell office:value-type="float" office:value="0.230561">
                <text:p>0.2305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5252">
                <text:p>0.0145252</text:p>
              </table:table-cell>
              <table:table-cell office:value-type="float" office:value="0.985571">
                <text:p>0.985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559">
                <text:p>0.61559</text:p>
              </table:table-cell>
              <table:table-cell office:value-type="float" office:value="0.895243">
                <text:p>0.895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084">
                <text:p>0.932084</text:p>
              </table:table-cell>
              <table:table-cell office:value-type="float" office:value="0.0499338">
                <text:p>0.0499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3958">
                <text:p>0.823958</text:p>
              </table:table-cell>
              <table:table-cell office:value-type="float" office:value="0.103729">
                <text:p>0.103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0283">
                <text:p>0.540283</text:p>
              </table:table-cell>
              <table:table-cell office:value-type="float" office:value="0.291789">
                <text:p>0.291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9877">
                <text:p>0.839877</text:p>
              </table:table-cell>
              <table:table-cell office:value-type="float" office:value="0.397877">
                <text:p>0.3978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03923">
                <text:p>0.903923</text:p>
              </table:table-cell>
              <table:table-cell office:value-type="float" office:value="0.37225">
                <text:p>0.37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0992">
                <text:p>0.860992</text:p>
              </table:table-cell>
              <table:table-cell office:value-type="float" office:value="0.0286739">
                <text:p>0.0286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8881">
                <text:p>0.528881</text:p>
              </table:table-cell>
              <table:table-cell office:value-type="float" office:value="0.196081">
                <text:p>0.196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1565">
                <text:p>0.751565</text:p>
              </table:table-cell>
              <table:table-cell office:value-type="float" office:value="0.281041">
                <text:p>0.281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1301">
                <text:p>0.821301</text:p>
              </table:table-cell>
              <table:table-cell office:value-type="float" office:value="0.180468">
                <text:p>0.180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0353">
                <text:p>0.170353</text:p>
              </table:table-cell>
              <table:table-cell office:value-type="float" office:value="0.844435">
                <text:p>0.8444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3668">
                <text:p>0.443668</text:p>
              </table:table-cell>
              <table:table-cell office:value-type="float" office:value="0.322781">
                <text:p>0.322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2042">
                <text:p>0.922042</text:p>
              </table:table-cell>
              <table:table-cell office:value-type="float" office:value="0.361522">
                <text:p>0.361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3342">
                <text:p>0.553342</text:p>
              </table:table-cell>
              <table:table-cell office:value-type="float" office:value="0.936567">
                <text:p>0.9365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7092">
                <text:p>0.347092</text:p>
              </table:table-cell>
              <table:table-cell office:value-type="float" office:value="0.168932">
                <text:p>0.168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181">
                <text:p>0.83181</text:p>
              </table:table-cell>
              <table:table-cell office:value-type="float" office:value="0.279176">
                <text:p>0.279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8865">
                <text:p>0.218865</text:p>
              </table:table-cell>
              <table:table-cell office:value-type="float" office:value="0.655768">
                <text:p>0.655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2905">
                <text:p>0.382905</text:p>
              </table:table-cell>
              <table:table-cell office:value-type="float" office:value="0.759148">
                <text:p>0.759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7556">
                <text:p>0.947556</text:p>
              </table:table-cell>
              <table:table-cell office:value-type="float" office:value="0.222782">
                <text:p>0.222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025">
                <text:p>0.157025</text:p>
              </table:table-cell>
              <table:table-cell office:value-type="float" office:value="0.85148">
                <text:p>0.85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5032">
                <text:p>0.595032</text:p>
              </table:table-cell>
              <table:table-cell office:value-type="float" office:value="0.018017">
                <text:p>0.018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80154">
                <text:p>0.880154</text:p>
              </table:table-cell>
              <table:table-cell office:value-type="float" office:value="0.123913">
                <text:p>0.12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4098">
                <text:p>0.214098</text:p>
              </table:table-cell>
              <table:table-cell office:value-type="float" office:value="0.631719">
                <text:p>0.631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4954">
                <text:p>0.404954</text:p>
              </table:table-cell>
              <table:table-cell office:value-type="float" office:value="0.12531">
                <text:p>0.12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5277">
                <text:p>0.495277</text:p>
              </table:table-cell>
              <table:table-cell office:value-type="float" office:value="0.226255">
                <text:p>0.226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5778">
                <text:p>0.305778</text:p>
              </table:table-cell>
              <table:table-cell office:value-type="float" office:value="0.665631">
                <text:p>0.665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06904">
                <text:p>0.0706904</text:p>
              </table:table-cell>
              <table:table-cell office:value-type="float" office:value="0.749446">
                <text:p>0.7494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8411">
                <text:p>0.988411</text:p>
              </table:table-cell>
              <table:table-cell office:value-type="float" office:value="0.992733">
                <text:p>0.992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968">
                <text:p>0.110968</text:p>
              </table:table-cell>
              <table:table-cell office:value-type="float" office:value="0.541753">
                <text:p>0.541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93">
                <text:p>0.9293</text:p>
              </table:table-cell>
              <table:table-cell office:value-type="float" office:value="0.45806">
                <text:p>0.458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6877">
                <text:p>0.416877</text:p>
              </table:table-cell>
              <table:table-cell office:value-type="float" office:value="0.120142">
                <text:p>0.120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8698">
                <text:p>0.688698</text:p>
              </table:table-cell>
              <table:table-cell office:value-type="float" office:value="0.364434">
                <text:p>0.364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42924">
                <text:p>0.342924</text:p>
              </table:table-cell>
              <table:table-cell office:value-type="float" office:value="0.845723">
                <text:p>0.845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5913">
                <text:p>0.215913</text:p>
              </table:table-cell>
              <table:table-cell office:value-type="float" office:value="0.937956">
                <text:p>0.937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374">
                <text:p>0.86374</text:p>
              </table:table-cell>
              <table:table-cell office:value-type="float" office:value="0.0960671">
                <text:p>0.0960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8685">
                <text:p>0.0618685</text:p>
              </table:table-cell>
              <table:table-cell office:value-type="float" office:value="0.0778378">
                <text:p>0.0778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27786">
                <text:p>0.727786</text:p>
              </table:table-cell>
              <table:table-cell office:value-type="float" office:value="0.466822">
                <text:p>0.466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3148">
                <text:p>0.203148</text:p>
              </table:table-cell>
              <table:table-cell office:value-type="float" office:value="0.223063">
                <text:p>0.223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93077">
                <text:p>0.693077</text:p>
              </table:table-cell>
              <table:table-cell office:value-type="float" office:value="0.508926">
                <text:p>0.5089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58372">
                <text:p>0.258372</text:p>
              </table:table-cell>
              <table:table-cell office:value-type="float" office:value="0.877105">
                <text:p>0.877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65">
                <text:p>0.7565</text:p>
              </table:table-cell>
              <table:table-cell office:value-type="float" office:value="0.36934">
                <text:p>0.36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8858">
                <text:p>0.418858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27401">
                <text:p>0.827401</text:p>
              </table:table-cell>
              <table:table-cell office:value-type="float" office:value="0.129543">
                <text:p>0.129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691">
                <text:p>0.44691</text:p>
              </table:table-cell>
              <table:table-cell office:value-type="float" office:value="0.564637">
                <text:p>0.5646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90925">
                <text:p>0.0590925</text:p>
              </table:table-cell>
              <table:table-cell office:value-type="float" office:value="0.863787">
                <text:p>0.863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8221">
                <text:p>0.228221</text:p>
              </table:table-cell>
              <table:table-cell office:value-type="float" office:value="0.0277026">
                <text:p>0.02770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5658">
                <text:p>0.965658</text:p>
              </table:table-cell>
              <table:table-cell office:value-type="float" office:value="0.457253">
                <text:p>0.457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0202">
                <text:p>0.540202</text:p>
              </table:table-cell>
              <table:table-cell office:value-type="float" office:value="0.0275267">
                <text:p>0.0275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5091">
                <text:p>0.535091</text:p>
              </table:table-cell>
              <table:table-cell office:value-type="float" office:value="0.267987">
                <text:p>0.267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4349">
                <text:p>0.494349</text:p>
              </table:table-cell>
              <table:table-cell office:value-type="float" office:value="0.738239">
                <text:p>0.7382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051">
                <text:p>0.491051</text:p>
              </table:table-cell>
              <table:table-cell office:value-type="float" office:value="0.187426">
                <text:p>0.1874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7165">
                <text:p>0.247165</text:p>
              </table:table-cell>
              <table:table-cell office:value-type="float" office:value="0.379744">
                <text:p>0.379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1194">
                <text:p>0.951194</text:p>
              </table:table-cell>
              <table:table-cell office:value-type="float" office:value="0.505537">
                <text:p>0.505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685">
                <text:p>0.25685</text:p>
              </table:table-cell>
              <table:table-cell office:value-type="float" office:value="0.707694">
                <text:p>0.707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93494">
                <text:p>0.393494</text:p>
              </table:table-cell>
              <table:table-cell office:value-type="float" office:value="0.702278">
                <text:p>0.702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66915">
                <text:p>0.266915</text:p>
              </table:table-cell>
              <table:table-cell office:value-type="float" office:value="0.864343">
                <text:p>0.864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2133">
                <text:p>0.612133</text:p>
              </table:table-cell>
              <table:table-cell office:value-type="float" office:value="0.932413">
                <text:p>0.932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9397">
                <text:p>0.979397</text:p>
              </table:table-cell>
              <table:table-cell office:value-type="float" office:value="0.205647">
                <text:p>0.205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6547">
                <text:p>0.376547</text:p>
              </table:table-cell>
              <table:table-cell office:value-type="float" office:value="0.945055">
                <text:p>0.945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72581">
                <text:p>0.972581</text:p>
              </table:table-cell>
              <table:table-cell office:value-type="float" office:value="0.197991">
                <text:p>0.197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4736">
                <text:p>0.184736</text:p>
              </table:table-cell>
              <table:table-cell office:value-type="float" office:value="0.46693">
                <text:p>0.46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4357">
                <text:p>0.654357</text:p>
              </table:table-cell>
              <table:table-cell office:value-type="float" office:value="0.183395">
                <text:p>0.183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55311">
                <text:p>0.0555311</text:p>
              </table:table-cell>
              <table:table-cell office:value-type="float" office:value="0.60555">
                <text:p>0.605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88932">
                <text:p>0.688932</text:p>
              </table:table-cell>
              <table:table-cell office:value-type="float" office:value="0.312381">
                <text:p>0.312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3245">
                <text:p>0.313245</text:p>
              </table:table-cell>
              <table:table-cell office:value-type="float" office:value="0.56381">
                <text:p>0.56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8088">
                <text:p>0.988088</text:p>
              </table:table-cell>
              <table:table-cell office:value-type="float" office:value="0.706739">
                <text:p>0.7067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6087">
                <text:p>0.266087</text:p>
              </table:table-cell>
              <table:table-cell office:value-type="float" office:value="0.793339">
                <text:p>0.7933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57682">
                <text:p>0.657682</text:p>
              </table:table-cell>
              <table:table-cell office:value-type="float" office:value="0.251335">
                <text:p>0.2513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4696">
                <text:p>0.484696</text:p>
              </table:table-cell>
              <table:table-cell office:value-type="float" office:value="0.269815">
                <text:p>0.269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3747">
                <text:p>0.183747</text:p>
              </table:table-cell>
              <table:table-cell office:value-type="float" office:value="0.464093">
                <text:p>0.4640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9148">
                <text:p>0.409148</text:p>
              </table:table-cell>
              <table:table-cell office:value-type="float" office:value="0.138362">
                <text:p>0.138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6353">
                <text:p>0.336353</text:p>
              </table:table-cell>
              <table:table-cell office:value-type="float" office:value="0.661779">
                <text:p>0.6617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4866">
                <text:p>0.84866</text:p>
              </table:table-cell>
              <table:table-cell office:value-type="float" office:value="0.272583">
                <text:p>0.272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7565">
                <text:p>0.337565</text:p>
              </table:table-cell>
              <table:table-cell office:value-type="float" office:value="0.503016">
                <text:p>0.5030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8567">
                <text:p>0.108567</text:p>
              </table:table-cell>
              <table:table-cell office:value-type="float" office:value="0.144911">
                <text:p>0.1449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05477">
                <text:p>0.705477</text:p>
              </table:table-cell>
              <table:table-cell office:value-type="float" office:value="0.421811">
                <text:p>0.421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855">
                <text:p>0.12855</text:p>
              </table:table-cell>
              <table:table-cell office:value-type="float" office:value="0.974808">
                <text:p>0.9748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6904">
                <text:p>0.486904</text:p>
              </table:table-cell>
              <table:table-cell office:value-type="float" office:value="0.675693">
                <text:p>0.6756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0781">
                <text:p>0.50781</text:p>
              </table:table-cell>
              <table:table-cell office:value-type="float" office:value="0.144586">
                <text:p>0.144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7028">
                <text:p>0.927028</text:p>
              </table:table-cell>
              <table:table-cell office:value-type="float" office:value="0.992507">
                <text:p>0.992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4401">
                <text:p>0.414401</text:p>
              </table:table-cell>
              <table:table-cell office:value-type="float" office:value="0.110775">
                <text:p>0.110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66">
                <text:p>0.4566</text:p>
              </table:table-cell>
              <table:table-cell office:value-type="float" office:value="0.889862">
                <text:p>0.8898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1069">
                <text:p>0.671069</text:p>
              </table:table-cell>
              <table:table-cell office:value-type="float" office:value="0.865748">
                <text:p>0.865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2239">
                <text:p>0.0282239</text:p>
              </table:table-cell>
              <table:table-cell office:value-type="float" office:value="0.148112">
                <text:p>0.148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7477">
                <text:p>0.247477</text:p>
              </table:table-cell>
              <table:table-cell office:value-type="float" office:value="0.364577">
                <text:p>0.364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0989">
                <text:p>0.80989</text:p>
              </table:table-cell>
              <table:table-cell office:value-type="float" office:value="0.0961367">
                <text:p>0.0961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716">
                <text:p>0.63716</text:p>
              </table:table-cell>
              <table:table-cell office:value-type="float" office:value="0.147456">
                <text:p>0.147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9153">
                <text:p>0.599153</text:p>
              </table:table-cell>
              <table:table-cell office:value-type="float" office:value="0.0931388">
                <text:p>0.0931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0552">
                <text:p>0.540552</text:p>
              </table:table-cell>
              <table:table-cell office:value-type="float" office:value="0.70772">
                <text:p>0.70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805">
                <text:p>0.23805</text:p>
              </table:table-cell>
              <table:table-cell office:value-type="float" office:value="0.246029">
                <text:p>0.246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9531">
                <text:p>0.129531</text:p>
              </table:table-cell>
              <table:table-cell office:value-type="float" office:value="0.94677">
                <text:p>0.94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39595">
                <text:p>0.939595</text:p>
              </table:table-cell>
              <table:table-cell office:value-type="float" office:value="0.258081">
                <text:p>0.2580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21577">
                <text:p>0.921577</text:p>
              </table:table-cell>
              <table:table-cell office:value-type="float" office:value="0.426499">
                <text:p>0.4264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3775">
                <text:p>0.933775</text:p>
              </table:table-cell>
              <table:table-cell office:value-type="float" office:value="0.429387">
                <text:p>0.429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1085">
                <text:p>0.571085</text:p>
              </table:table-cell>
              <table:table-cell office:value-type="float" office:value="0.860803">
                <text:p>0.860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1894">
                <text:p>0.421894</text:p>
              </table:table-cell>
              <table:table-cell office:value-type="float" office:value="0.985486">
                <text:p>0.9854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75348">
                <text:p>0.875348</text:p>
              </table:table-cell>
              <table:table-cell office:value-type="float" office:value="0.642647">
                <text:p>0.642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8149">
                <text:p>0.268149</text:p>
              </table:table-cell>
              <table:table-cell office:value-type="float" office:value="0.600649">
                <text:p>0.600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78549">
                <text:p>0.0878549</text:p>
              </table:table-cell>
              <table:table-cell office:value-type="float" office:value="0.905309">
                <text:p>0.905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8448">
                <text:p>0.998448</text:p>
              </table:table-cell>
              <table:table-cell office:value-type="float" office:value="0.288657">
                <text:p>0.288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94728">
                <text:p>0.394728</text:p>
              </table:table-cell>
              <table:table-cell office:value-type="float" office:value="0.236498">
                <text:p>0.2364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3267">
                <text:p>0.183267</text:p>
              </table:table-cell>
              <table:table-cell office:value-type="float" office:value="0.474281">
                <text:p>0.474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82341">
                <text:p>0.782341</text:p>
              </table:table-cell>
              <table:table-cell office:value-type="float" office:value="0.104845">
                <text:p>0.104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6918">
                <text:p>0.576918</text:p>
              </table:table-cell>
              <table:table-cell office:value-type="float" office:value="0.956126">
                <text:p>0.956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462">
                <text:p>0.83462</text:p>
              </table:table-cell>
              <table:table-cell office:value-type="float" office:value="0.332699">
                <text:p>0.332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1143">
                <text:p>0.191143</text:p>
              </table:table-cell>
              <table:table-cell office:value-type="float" office:value="0.578861">
                <text:p>0.578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6271">
                <text:p>0.236271</text:p>
              </table:table-cell>
              <table:table-cell office:value-type="float" office:value="0.981902">
                <text:p>0.9819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44674">
                <text:p>0.64467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4429">
                <text:p>0.264429</text:p>
              </table:table-cell>
              <table:table-cell office:value-type="float" office:value="0.827941">
                <text:p>0.8279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8281">
                <text:p>0.628281</text:p>
              </table:table-cell>
              <table:table-cell office:value-type="float" office:value="0.0467695">
                <text:p>0.0467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32786">
                <text:p>0.932786</text:p>
              </table:table-cell>
              <table:table-cell office:value-type="float" office:value="0.529061">
                <text:p>0.529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62885">
                <text:p>0.762885</text:p>
              </table:table-cell>
              <table:table-cell office:value-type="float" office:value="0.467019">
                <text:p>0.4670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926518">
                <text:p>0.000926518</text:p>
              </table:table-cell>
              <table:table-cell office:value-type="float" office:value="0.339803">
                <text:p>0.3398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83">
                <text:p>0.8883</text:p>
              </table:table-cell>
              <table:table-cell office:value-type="float" office:value="0.257765">
                <text:p>0.2577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90976">
                <text:p>0.790976</text:p>
              </table:table-cell>
              <table:table-cell office:value-type="float" office:value="0.0794429">
                <text:p>0.07944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36626">
                <text:p>0.836626</text:p>
              </table:table-cell>
              <table:table-cell office:value-type="float" office:value="0.0272466">
                <text:p>0.0272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13451">
                <text:p>0.0613451</text:p>
              </table:table-cell>
              <table:table-cell office:value-type="float" office:value="0.407205">
                <text:p>0.4072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31666">
                <text:p>0.531666</text:p>
              </table:table-cell>
              <table:table-cell office:value-type="float" office:value="0.643897">
                <text:p>0.6438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5639">
                <text:p>0.065639</text:p>
              </table:table-cell>
              <table:table-cell office:value-type="float" office:value="0.941395">
                <text:p>0.941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4553">
                <text:p>0.974553</text:p>
              </table:table-cell>
              <table:table-cell office:value-type="float" office:value="0.411081">
                <text:p>0.411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49571">
                <text:p>0.349571</text:p>
              </table:table-cell>
              <table:table-cell office:value-type="float" office:value="0.593867">
                <text:p>0.5938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1251">
                <text:p>0.151251</text:p>
              </table:table-cell>
              <table:table-cell office:value-type="float" office:value="0.994245">
                <text:p>0.9942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47867">
                <text:p>0.747867</text:p>
              </table:table-cell>
              <table:table-cell office:value-type="float" office:value="0.41568">
                <text:p>0.41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2187">
                <text:p>0.822187</text:p>
              </table:table-cell>
              <table:table-cell office:value-type="float" office:value="0.376149">
                <text:p>0.376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245">
                <text:p>0.46245</text:p>
              </table:table-cell>
              <table:table-cell office:value-type="float" office:value="0.754973">
                <text:p>0.754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0521">
                <text:p>0.90521</text:p>
              </table:table-cell>
              <table:table-cell office:value-type="float" office:value="0.225334">
                <text:p>0.225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21992">
                <text:p>0.221992</text:p>
              </table:table-cell>
              <table:table-cell office:value-type="float" office:value="0.906137">
                <text:p>0.9061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02901">
                <text:p>0.902901</text:p>
              </table:table-cell>
              <table:table-cell office:value-type="float" office:value="0.15539">
                <text:p>0.15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3288">
                <text:p>0.53288</text:p>
              </table:table-cell>
              <table:table-cell office:value-type="float" office:value="0.739527">
                <text:p>0.7395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82637">
                <text:p>0.182637</text:p>
              </table:table-cell>
              <table:table-cell office:value-type="float" office:value="0.594225">
                <text:p>0.5942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6731">
                <text:p>0.146731</text:p>
              </table:table-cell>
              <table:table-cell office:value-type="float" office:value="0.714303">
                <text:p>0.714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8122">
                <text:p>0.238122</text:p>
              </table:table-cell>
              <table:table-cell office:value-type="float" office:value="0.21237">
                <text:p>0.212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55698">
                <text:p>0.655698</text:p>
              </table:table-cell>
              <table:table-cell office:value-type="float" office:value="0.212675">
                <text:p>0.212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23452">
                <text:p>0.623452</text:p>
              </table:table-cell>
              <table:table-cell office:value-type="float" office:value="0.00526886">
                <text:p>0.005268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6542">
                <text:p>0.806542</text:p>
              </table:table-cell>
              <table:table-cell office:value-type="float" office:value="0.774703">
                <text:p>0.774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9514">
                <text:p>0.999514</text:p>
              </table:table-cell>
              <table:table-cell office:value-type="float" office:value="0.55441">
                <text:p>0.55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0383">
                <text:p>0.190383</text:p>
              </table:table-cell>
              <table:table-cell office:value-type="float" office:value="0.821701">
                <text:p>0.821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0559">
                <text:p>0.930559</text:p>
              </table:table-cell>
              <table:table-cell office:value-type="float" office:value="0.652832">
                <text:p>0.6528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76674">
                <text:p>0.576674</text:p>
              </table:table-cell>
              <table:table-cell office:value-type="float" office:value="0.835769">
                <text:p>0.8357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1906">
                <text:p>0.741906</text:p>
              </table:table-cell>
              <table:table-cell office:value-type="float" office:value="0.443304">
                <text:p>0.443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3802">
                <text:p>0.443802</text:p>
              </table:table-cell>
              <table:table-cell office:value-type="float" office:value="0.10632">
                <text:p>0.106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741">
                <text:p>0.896741</text:p>
              </table:table-cell>
              <table:table-cell office:value-type="float" office:value="0.346703">
                <text:p>0.3467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1709">
                <text:p>0.261709</text:p>
              </table:table-cell>
              <table:table-cell office:value-type="float" office:value="0.429621">
                <text:p>0.4296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62296">
                <text:p>0.0862296</text:p>
              </table:table-cell>
              <table:table-cell office:value-type="float" office:value="0.444346">
                <text:p>0.4443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38464">
                <text:p>0.0238464</text:p>
              </table:table-cell>
              <table:table-cell office:value-type="float" office:value="0.232961">
                <text:p>0.2329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8649">
                <text:p>0.158649</text:p>
              </table:table-cell>
              <table:table-cell office:value-type="float" office:value="0.261968">
                <text:p>0.2619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45331">
                <text:p>0.445331</text:p>
              </table:table-cell>
              <table:table-cell office:value-type="float" office:value="0.814346">
                <text:p>0.8143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4643">
                <text:p>0.474643</text:p>
              </table:table-cell>
              <table:table-cell office:value-type="float" office:value="0.0687829">
                <text:p>0.06878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19615">
                <text:p>0.819615</text:p>
              </table:table-cell>
              <table:table-cell office:value-type="float" office:value="0.281186">
                <text:p>0.2811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5596">
                <text:p>0.835596</text:p>
              </table:table-cell>
              <table:table-cell office:value-type="float" office:value="0.0338683">
                <text:p>0.03386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867">
                <text:p>0.6867</text:p>
              </table:table-cell>
              <table:table-cell office:value-type="float" office:value="0.217505">
                <text:p>0.217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61707">
                <text:p>0.0161707</text:p>
              </table:table-cell>
              <table:table-cell office:value-type="float" office:value="0.343829">
                <text:p>0.3438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817133">
                <text:p>0.00817133</text:p>
              </table:table-cell>
              <table:table-cell office:value-type="float" office:value="0.459973">
                <text:p>0.459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50148">
                <text:p>0.450148</text:p>
              </table:table-cell>
              <table:table-cell office:value-type="float" office:value="0.904913">
                <text:p>0.9049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34534">
                <text:p>0.334534</text:p>
              </table:table-cell>
              <table:table-cell office:value-type="float" office:value="0.892906">
                <text:p>0.8929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6204">
                <text:p>0.156204</text:p>
              </table:table-cell>
              <table:table-cell office:value-type="float" office:value="0.35838">
                <text:p>0.358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25867">
                <text:p>0.125867</text:p>
              </table:table-cell>
              <table:table-cell office:value-type="float" office:value="0.314853">
                <text:p>0.3148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29199">
                <text:p>0.129199</text:p>
              </table:table-cell>
              <table:table-cell office:value-type="float" office:value="0.0949922">
                <text:p>0.09499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39981">
                <text:p>0.639981</text:p>
              </table:table-cell>
              <table:table-cell office:value-type="float" office:value="0.948815">
                <text:p>0.9488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6178">
                <text:p>0.376178</text:p>
              </table:table-cell>
              <table:table-cell office:value-type="float" office:value="0.483466">
                <text:p>0.483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7944">
                <text:p>0.767944</text:p>
              </table:table-cell>
              <table:table-cell office:value-type="float" office:value="0.211774">
                <text:p>0.2117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7928">
                <text:p>0.977928</text:p>
              </table:table-cell>
              <table:table-cell office:value-type="float" office:value="0.204035">
                <text:p>0.2040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02423">
                <text:p>0.102423</text:p>
              </table:table-cell>
              <table:table-cell office:value-type="float" office:value="0.373829">
                <text:p>0.3738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56865">
                <text:p>0.0856865</text:p>
              </table:table-cell>
              <table:table-cell office:value-type="float" office:value="0.0165202">
                <text:p>0.01652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02005">
                <text:p>0.802005</text:p>
              </table:table-cell>
              <table:table-cell office:value-type="float" office:value="0.24189">
                <text:p>0.241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4901">
                <text:p>0.374901</text:p>
              </table:table-cell>
              <table:table-cell office:value-type="float" office:value="0.927871">
                <text:p>0.9278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6743">
                <text:p>0.556743</text:p>
              </table:table-cell>
              <table:table-cell office:value-type="float" office:value="0.995249">
                <text:p>0.995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99069">
                <text:p>0.499069</text:p>
              </table:table-cell>
              <table:table-cell office:value-type="float" office:value="0.685942">
                <text:p>0.6859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02415">
                <text:p>0.0902415</text:p>
              </table:table-cell>
              <table:table-cell office:value-type="float" office:value="0.13905">
                <text:p>0.139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2516">
                <text:p>0.622516</text:p>
              </table:table-cell>
              <table:table-cell office:value-type="float" office:value="0.402701">
                <text:p>0.402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78194">
                <text:p>0.678194</text:p>
              </table:table-cell>
              <table:table-cell office:value-type="float" office:value="0.139851">
                <text:p>0.1398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5974">
                <text:p>0.235974</text:p>
              </table:table-cell>
              <table:table-cell office:value-type="float" office:value="0.112788">
                <text:p>0.1127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02058">
                <text:p>0.0802058</text:p>
              </table:table-cell>
              <table:table-cell office:value-type="float" office:value="0.159654">
                <text:p>0.1596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89862">
                <text:p>0.889862</text:p>
              </table:table-cell>
              <table:table-cell office:value-type="float" office:value="0.182629">
                <text:p>0.182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17279">
                <text:p>0.0917279</text:p>
              </table:table-cell>
              <table:table-cell office:value-type="float" office:value="0.619169">
                <text:p>0.6191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88369">
                <text:p>0.588369</text:p>
              </table:table-cell>
              <table:table-cell office:value-type="float" office:value="0.893732">
                <text:p>0.8937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21604">
                <text:p>0.821604</text:p>
              </table:table-cell>
              <table:table-cell office:value-type="float" office:value="0.417803">
                <text:p>0.4178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58519">
                <text:p>0.958519</text:p>
              </table:table-cell>
              <table:table-cell office:value-type="float" office:value="0.320673">
                <text:p>0.3206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3745">
                <text:p>0.103745</text:p>
              </table:table-cell>
              <table:table-cell office:value-type="float" office:value="0.0487601">
                <text:p>0.04876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59722">
                <text:p>0.459722</text:p>
              </table:table-cell>
              <table:table-cell office:value-type="float" office:value="0.738502">
                <text:p>0.7385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1518">
                <text:p>0.51518</text:p>
              </table:table-cell>
              <table:table-cell office:value-type="float" office:value="0.0822387">
                <text:p>0.08223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1203">
                <text:p>0.141203</text:p>
              </table:table-cell>
              <table:table-cell office:value-type="float" office:value="0.193373">
                <text:p>0.193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209">
                <text:p>0.22209</text:p>
              </table:table-cell>
              <table:table-cell office:value-type="float" office:value="0.952679">
                <text:p>0.9526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9496">
                <text:p>0.849496</text:p>
              </table:table-cell>
              <table:table-cell office:value-type="float" office:value="0.565976">
                <text:p>0.5659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0435">
                <text:p>0.390435</text:p>
              </table:table-cell>
              <table:table-cell office:value-type="float" office:value="0.0854693">
                <text:p>0.08546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78764">
                <text:p>0.678764</text:p>
              </table:table-cell>
              <table:table-cell office:value-type="float" office:value="0.47064">
                <text:p>0.470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5123">
                <text:p>0.245123</text:p>
              </table:table-cell>
              <table:table-cell office:value-type="float" office:value="0.568626">
                <text:p>0.5686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40475">
                <text:p>0.140475</text:p>
              </table:table-cell>
              <table:table-cell office:value-type="float" office:value="0.744997">
                <text:p>0.7449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7776">
                <text:p>0.397776</text:p>
              </table:table-cell>
              <table:table-cell office:value-type="float" office:value="0.728843">
                <text:p>0.728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3873">
                <text:p>0.63873</text:p>
              </table:table-cell>
              <table:table-cell office:value-type="float" office:value="0.258835">
                <text:p>0.2588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92113">
                <text:p>0.692113</text:p>
              </table:table-cell>
              <table:table-cell office:value-type="float" office:value="0.460333">
                <text:p>0.460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1006">
                <text:p>0.781006</text:p>
              </table:table-cell>
              <table:table-cell office:value-type="float" office:value="0.780384">
                <text:p>0.7803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99391">
                <text:p>0.699391</text:p>
              </table:table-cell>
              <table:table-cell office:value-type="float" office:value="0.240728">
                <text:p>0.2407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18886">
                <text:p>0.518886</text:p>
              </table:table-cell>
              <table:table-cell office:value-type="float" office:value="0.214571">
                <text:p>0.214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2967">
                <text:p>0.322967</text:p>
              </table:table-cell>
              <table:table-cell office:value-type="float" office:value="0.660089">
                <text:p>0.6600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07945">
                <text:p>0.407945</text:p>
              </table:table-cell>
              <table:table-cell office:value-type="float" office:value="0.545056">
                <text:p>0.545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12769">
                <text:p>0.612769</text:p>
              </table:table-cell>
              <table:table-cell office:value-type="float" office:value="0.25744">
                <text:p>0.257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1032">
                <text:p>0.111032</text:p>
              </table:table-cell>
              <table:table-cell office:value-type="float" office:value="0.00320332">
                <text:p>0.003203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2909">
                <text:p>0.342909</text:p>
              </table:table-cell>
              <table:table-cell office:value-type="float" office:value="0.789796">
                <text:p>0.7897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58423">
                <text:p>0.358423</text:p>
              </table:table-cell>
              <table:table-cell office:value-type="float" office:value="0.127113">
                <text:p>0.1271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6639">
                <text:p>0.366639</text:p>
              </table:table-cell>
              <table:table-cell office:value-type="float" office:value="0.498897">
                <text:p>0.4988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27741">
                <text:p>0.227741</text:p>
              </table:table-cell>
              <table:table-cell office:value-type="float" office:value="0.51084">
                <text:p>0.51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325">
                <text:p>0.02325</text:p>
              </table:table-cell>
              <table:table-cell office:value-type="float" office:value="0.919853">
                <text:p>0.9198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1173">
                <text:p>0.971173</text:p>
              </table:table-cell>
              <table:table-cell office:value-type="float" office:value="0.699888">
                <text:p>0.6998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0484">
                <text:p>0.570484</text:p>
              </table:table-cell>
              <table:table-cell office:value-type="float" office:value="0.752179">
                <text:p>0.752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80272">
                <text:p>0.480272</text:p>
              </table:table-cell>
              <table:table-cell office:value-type="float" office:value="0.269876">
                <text:p>0.269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2907">
                <text:p>0.992907</text:p>
              </table:table-cell>
              <table:table-cell office:value-type="float" office:value="0.999158">
                <text:p>0.9991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84447">
                <text:p>0.484447</text:p>
              </table:table-cell>
              <table:table-cell office:value-type="float" office:value="0.315873">
                <text:p>0.3158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093">
                <text:p>0.86093</text:p>
              </table:table-cell>
              <table:table-cell office:value-type="float" office:value="0.272016">
                <text:p>0.2720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49831">
                <text:p>0.149831</text:p>
              </table:table-cell>
              <table:table-cell office:value-type="float" office:value="0.971962">
                <text:p>0.9719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5219">
                <text:p>0.275219</text:p>
              </table:table-cell>
              <table:table-cell office:value-type="float" office:value="0.492741">
                <text:p>0.4927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07734">
                <text:p>0.0807734</text:p>
              </table:table-cell>
              <table:table-cell office:value-type="float" office:value="0.120181">
                <text:p>0.1201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76176">
                <text:p>0.876176</text:p>
              </table:table-cell>
              <table:table-cell office:value-type="float" office:value="0.447412">
                <text:p>0.4474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1827">
                <text:p>0.211827</text:p>
              </table:table-cell>
              <table:table-cell office:value-type="float" office:value="0.84682">
                <text:p>0.846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9126">
                <text:p>0.259126</text:p>
              </table:table-cell>
              <table:table-cell office:value-type="float" office:value="0.235077">
                <text:p>0.2350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6673">
                <text:p>0.766673</text:p>
              </table:table-cell>
              <table:table-cell office:value-type="float" office:value="0.230299">
                <text:p>0.2302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34965">
                <text:p>0.934965</text:p>
              </table:table-cell>
              <table:table-cell office:value-type="float" office:value="0.337157">
                <text:p>0.3371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2478">
                <text:p>0.982478</text:p>
              </table:table-cell>
              <table:table-cell office:value-type="float" office:value="0.415237">
                <text:p>0.415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07033">
                <text:p>0.607033</text:p>
              </table:table-cell>
              <table:table-cell office:value-type="float" office:value="0.975385">
                <text:p>0.9753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14395">
                <text:p>0.414395</text:p>
              </table:table-cell>
              <table:table-cell office:value-type="float" office:value="0.0914798">
                <text:p>0.09147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258">
                <text:p>0.291258</text:p>
              </table:table-cell>
              <table:table-cell office:value-type="float" office:value="0.0736421">
                <text:p>0.0736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83871">
                <text:p>0.983871</text:p>
              </table:table-cell>
              <table:table-cell office:value-type="float" office:value="0.152188">
                <text:p>0.1521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45658">
                <text:p>0.345658</text:p>
              </table:table-cell>
              <table:table-cell office:value-type="float" office:value="0.133702">
                <text:p>0.1337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2415">
                <text:p>0.12415</text:p>
              </table:table-cell>
              <table:table-cell office:value-type="float" office:value="0.620877">
                <text:p>0.6208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26443">
                <text:p>0.626443</text:p>
              </table:table-cell>
              <table:table-cell office:value-type="float" office:value="0.885908">
                <text:p>0.885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6994">
                <text:p>0.36994</text:p>
              </table:table-cell>
              <table:table-cell office:value-type="float" office:value="0.707217">
                <text:p>0.7072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608968">
                <text:p>0.00608968</text:p>
              </table:table-cell>
              <table:table-cell office:value-type="float" office:value="0.246116">
                <text:p>0.2461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4629">
                <text:p>0.154629</text:p>
              </table:table-cell>
              <table:table-cell office:value-type="float" office:value="0.625168">
                <text:p>0.6251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4402">
                <text:p>0.994402</text:p>
              </table:table-cell>
              <table:table-cell office:value-type="float" office:value="0.366456">
                <text:p>0.3664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1988">
                <text:p>0.471988</text:p>
              </table:table-cell>
              <table:table-cell office:value-type="float" office:value="0.253529">
                <text:p>0.2535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1533">
                <text:p>0.601533</text:p>
              </table:table-cell>
              <table:table-cell office:value-type="float" office:value="0.238661">
                <text:p>0.2386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51735">
                <text:p>0.951735</text:p>
              </table:table-cell>
              <table:table-cell office:value-type="float" office:value="0.182851">
                <text:p>0.1828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74331">
                <text:p>0.274331</text:p>
              </table:table-cell>
              <table:table-cell office:value-type="float" office:value="0.732949">
                <text:p>0.7329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9772">
                <text:p>0.439772</text:p>
              </table:table-cell>
              <table:table-cell office:value-type="float" office:value="0.258202">
                <text:p>0.258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91905">
                <text:p>0.391905</text:p>
              </table:table-cell>
              <table:table-cell office:value-type="float" office:value="0.00928646">
                <text:p>0.009286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06307">
                <text:p>0.406307</text:p>
              </table:table-cell>
              <table:table-cell office:value-type="float" office:value="0.0183477">
                <text:p>0.01834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23634">
                <text:p>0.0223634</text:p>
              </table:table-cell>
              <table:table-cell office:value-type="float" office:value="0.880193">
                <text:p>0.8801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26453">
                <text:p>0.526453</text:p>
              </table:table-cell>
              <table:table-cell office:value-type="float" office:value="0.0167657">
                <text:p>0.01676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46649">
                <text:p>0.246649</text:p>
              </table:table-cell>
              <table:table-cell office:value-type="float" office:value="0.998441">
                <text:p>0.9984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70294">
                <text:p>0.270294</text:p>
              </table:table-cell>
              <table:table-cell office:value-type="float" office:value="0.848183">
                <text:p>0.848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37102">
                <text:p>0.237102</text:p>
              </table:table-cell>
              <table:table-cell office:value-type="float" office:value="0.754122">
                <text:p>0.7541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4681">
                <text:p>0.384681</text:p>
              </table:table-cell>
              <table:table-cell office:value-type="float" office:value="0.81292">
                <text:p>0.81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20428">
                <text:p>0.220428</text:p>
              </table:table-cell>
              <table:table-cell office:value-type="float" office:value="0.336416">
                <text:p>0.3364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771">
                <text:p>0.995771</text:p>
              </table:table-cell>
              <table:table-cell office:value-type="float" office:value="0.662118">
                <text:p>0.662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02547">
                <text:p>0.702547</text:p>
              </table:table-cell>
              <table:table-cell office:value-type="float" office:value="0.270102">
                <text:p>0.2701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5067">
                <text:p>0.395067</text:p>
              </table:table-cell>
              <table:table-cell office:value-type="float" office:value="0.142319">
                <text:p>0.1423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28304">
                <text:p>0.528304</text:p>
              </table:table-cell>
              <table:table-cell office:value-type="float" office:value="0.280203">
                <text:p>0.2802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2775">
                <text:p>0.92775</text:p>
              </table:table-cell>
              <table:table-cell office:value-type="float" office:value="0.920209">
                <text:p>0.9202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949">
                <text:p>0.28949</text:p>
              </table:table-cell>
              <table:table-cell office:value-type="float" office:value="0.334057">
                <text:p>0.3340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38556">
                <text:p>0.938556</text:p>
              </table:table-cell>
              <table:table-cell office:value-type="float" office:value="0.184685">
                <text:p>0.1846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0304">
                <text:p>0.110304</text:p>
              </table:table-cell>
              <table:table-cell office:value-type="float" office:value="0.664121">
                <text:p>0.6641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859692">
                <text:p>0.0859692</text:p>
              </table:table-cell>
              <table:table-cell office:value-type="float" office:value="0.132668">
                <text:p>0.1326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9433">
                <text:p>0.149433</text:p>
              </table:table-cell>
              <table:table-cell office:value-type="float" office:value="0.790964">
                <text:p>0.7909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39146">
                <text:p>0.639146</text:p>
              </table:table-cell>
              <table:table-cell office:value-type="float" office:value="0.847965">
                <text:p>0.8479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385">
                <text:p>0.17385</text:p>
              </table:table-cell>
              <table:table-cell office:value-type="float" office:value="0.023827">
                <text:p>0.0238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60885">
                <text:p>0.660885</text:p>
              </table:table-cell>
              <table:table-cell office:value-type="float" office:value="0.394277">
                <text:p>0.3942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60243">
                <text:p>0.360243</text:p>
              </table:table-cell>
              <table:table-cell office:value-type="float" office:value="0.656656">
                <text:p>0.6566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63954">
                <text:p>0.0563954</text:p>
              </table:table-cell>
              <table:table-cell office:value-type="float" office:value="0.0627899">
                <text:p>0.06278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26758">
                <text:p>0.926758</text:p>
              </table:table-cell>
              <table:table-cell office:value-type="float" office:value="0.451462">
                <text:p>0.4514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5109">
                <text:p>0.205109</text:p>
              </table:table-cell>
              <table:table-cell office:value-type="float" office:value="0.455062">
                <text:p>0.4550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31665">
                <text:p>0.731665</text:p>
              </table:table-cell>
              <table:table-cell office:value-type="float" office:value="0.132859">
                <text:p>0.1328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5271">
                <text:p>0.375271</text:p>
              </table:table-cell>
              <table:table-cell office:value-type="float" office:value="0.0211552">
                <text:p>0.0211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6915">
                <text:p>0.466915</text:p>
              </table:table-cell>
              <table:table-cell office:value-type="float" office:value="0.313828">
                <text:p>0.3138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584">
                <text:p>0.20584</text:p>
              </table:table-cell>
              <table:table-cell office:value-type="float" office:value="0.57722">
                <text:p>0.577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7948">
                <text:p>0.977948</text:p>
              </table:table-cell>
              <table:table-cell office:value-type="float" office:value="0.291809">
                <text:p>0.2918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09888">
                <text:p>0.709888</text:p>
              </table:table-cell>
              <table:table-cell office:value-type="float" office:value="0.522263">
                <text:p>0.5222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04231">
                <text:p>0.904231</text:p>
              </table:table-cell>
              <table:table-cell office:value-type="float" office:value="0.859321">
                <text:p>0.8593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13226">
                <text:p>0.313226</text:p>
              </table:table-cell>
              <table:table-cell office:value-type="float" office:value="0.515094">
                <text:p>0.5150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79048">
                <text:p>0.279048</text:p>
              </table:table-cell>
              <table:table-cell office:value-type="float" office:value="0.952372">
                <text:p>0.952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6199">
                <text:p>0.976199</text:p>
              </table:table-cell>
              <table:table-cell office:value-type="float" office:value="0.0239443">
                <text:p>0.02394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47175">
                <text:p>0.847175</text:p>
              </table:table-cell>
              <table:table-cell office:value-type="float" office:value="0.336443">
                <text:p>0.3364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99233">
                <text:p>0.399233</text:p>
              </table:table-cell>
              <table:table-cell office:value-type="float" office:value="0.607359">
                <text:p>0.6073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55033">
                <text:p>0.355033</text:p>
              </table:table-cell>
              <table:table-cell office:value-type="float" office:value="0.604342">
                <text:p>0.6043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24212">
                <text:p>0.0624212</text:p>
              </table:table-cell>
              <table:table-cell office:value-type="float" office:value="0.0866983">
                <text:p>0.08669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372">
                <text:p>0.7372</text:p>
              </table:table-cell>
              <table:table-cell office:value-type="float" office:value="0.437692">
                <text:p>0.437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7854">
                <text:p>0.107854</text:p>
              </table:table-cell>
              <table:table-cell office:value-type="float" office:value="0.204116">
                <text:p>0.2041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5152">
                <text:p>0.75152</text:p>
              </table:table-cell>
              <table:table-cell office:value-type="float" office:value="0.313693">
                <text:p>0.3136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51731">
                <text:p>0.251731</text:p>
              </table:table-cell>
              <table:table-cell office:value-type="float" office:value="0.509733">
                <text:p>0.5097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0544">
                <text:p>0.350544</text:p>
              </table:table-cell>
              <table:table-cell office:value-type="float" office:value="0.564957">
                <text:p>0.5649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48277">
                <text:p>0.0248277</text:p>
              </table:table-cell>
              <table:table-cell office:value-type="float" office:value="0.629592">
                <text:p>0.6295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824904">
                <text:p>0.0824904</text:p>
              </table:table-cell>
              <table:table-cell office:value-type="float" office:value="0.493529">
                <text:p>0.493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1831">
                <text:p>0.411831</text:p>
              </table:table-cell>
              <table:table-cell office:value-type="float" office:value="0.929666">
                <text:p>0.9296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29972">
                <text:p>0.829972</text:p>
              </table:table-cell>
              <table:table-cell office:value-type="float" office:value="0.0924317">
                <text:p>0.09243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33236">
                <text:p>0.833236</text:p>
              </table:table-cell>
              <table:table-cell office:value-type="float" office:value="0.229204">
                <text:p>0.2292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9979">
                <text:p>0.69979</text:p>
              </table:table-cell>
              <table:table-cell office:value-type="float" office:value="0.188269">
                <text:p>0.1882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74967">
                <text:p>0.274967</text:p>
              </table:table-cell>
              <table:table-cell office:value-type="float" office:value="0.570746">
                <text:p>0.5707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99904">
                <text:p>0.199904</text:p>
              </table:table-cell>
              <table:table-cell office:value-type="float" office:value="0.382821">
                <text:p>0.3828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80893">
                <text:p>0.680893</text:p>
              </table:table-cell>
              <table:table-cell office:value-type="float" office:value="0.302017">
                <text:p>0.3020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74205">
                <text:p>0.0474205</text:p>
              </table:table-cell>
              <table:table-cell office:value-type="float" office:value="0.932624">
                <text:p>0.932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1175">
                <text:p>0.81175</text:p>
              </table:table-cell>
              <table:table-cell office:value-type="float" office:value="0.397964">
                <text:p>0.3979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97581">
                <text:p>0.497581</text:p>
              </table:table-cell>
              <table:table-cell office:value-type="float" office:value="0.836578">
                <text:p>0.8365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75568">
                <text:p>0.0275568</text:p>
              </table:table-cell>
              <table:table-cell office:value-type="float" office:value="0.0149105">
                <text:p>0.0149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24465">
                <text:p>0.224465</text:p>
              </table:table-cell>
              <table:table-cell office:value-type="float" office:value="0.110047">
                <text:p>0.1100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0844">
                <text:p>0.50844</text:p>
              </table:table-cell>
              <table:table-cell office:value-type="float" office:value="0.636296">
                <text:p>0.6362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97128">
                <text:p>0.0397128</text:p>
              </table:table-cell>
              <table:table-cell office:value-type="float" office:value="0.338411">
                <text:p>0.338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12182">
                <text:p>0.0612182</text:p>
              </table:table-cell>
              <table:table-cell office:value-type="float" office:value="0.401162">
                <text:p>0.4011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9073">
                <text:p>0.19073</text:p>
              </table:table-cell>
              <table:table-cell office:value-type="float" office:value="0.336186">
                <text:p>0.3361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1908">
                <text:p>0.971908</text:p>
              </table:table-cell>
              <table:table-cell office:value-type="float" office:value="0.390634">
                <text:p>0.3906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02967">
                <text:p>0.302967</text:p>
              </table:table-cell>
              <table:table-cell office:value-type="float" office:value="0.0229509">
                <text:p>0.02295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17538">
                <text:p>0.717538</text:p>
              </table:table-cell>
              <table:table-cell office:value-type="float" office:value="0.350388">
                <text:p>0.3503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55575">
                <text:p>0.955575</text:p>
              </table:table-cell>
              <table:table-cell office:value-type="float" office:value="0.529288">
                <text:p>0.5292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8352">
                <text:p>0.748352</text:p>
              </table:table-cell>
              <table:table-cell office:value-type="float" office:value="0.453155">
                <text:p>0.4531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5866">
                <text:p>0.365866</text:p>
              </table:table-cell>
              <table:table-cell office:value-type="float" office:value="0.775909">
                <text:p>0.7759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68066">
                <text:p>0.468066</text:p>
              </table:table-cell>
              <table:table-cell office:value-type="float" office:value="0.590331">
                <text:p>0.5903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26627">
                <text:p>0.226627</text:p>
              </table:table-cell>
              <table:table-cell office:value-type="float" office:value="0.925669">
                <text:p>0.9256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14917">
                <text:p>0.314917</text:p>
              </table:table-cell>
              <table:table-cell office:value-type="float" office:value="0.955355">
                <text:p>0.9553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3873">
                <text:p>0.383873</text:p>
              </table:table-cell>
              <table:table-cell office:value-type="float" office:value="0.859836">
                <text:p>0.8598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83694">
                <text:p>0.283694</text:p>
              </table:table-cell>
              <table:table-cell office:value-type="float" office:value="0.574603">
                <text:p>0.574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96022">
                <text:p>0.196022</text:p>
              </table:table-cell>
              <table:table-cell office:value-type="float" office:value="0.255602">
                <text:p>0.255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37164">
                <text:p>0.00237164</text:p>
              </table:table-cell>
              <table:table-cell office:value-type="float" office:value="0.307296">
                <text:p>0.3072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30549">
                <text:p>0.330549</text:p>
              </table:table-cell>
              <table:table-cell office:value-type="float" office:value="0.305339">
                <text:p>0.3053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30247">
                <text:p>0.330247</text:p>
              </table:table-cell>
              <table:table-cell office:value-type="float" office:value="0.0480872">
                <text:p>0.0480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55726">
                <text:p>0.655726</text:p>
              </table:table-cell>
              <table:table-cell office:value-type="float" office:value="0.285821">
                <text:p>0.2858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77375">
                <text:p>0.577375</text:p>
              </table:table-cell>
              <table:table-cell office:value-type="float" office:value="0.404078">
                <text:p>0.4040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79987">
                <text:p>0.179987</text:p>
              </table:table-cell>
              <table:table-cell office:value-type="float" office:value="0.207042">
                <text:p>0.2070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33572">
                <text:p>0.533572</text:p>
              </table:table-cell>
              <table:table-cell office:value-type="float" office:value="0.0659432">
                <text:p>0.06594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3548">
                <text:p>0.183548</text:p>
              </table:table-cell>
              <table:table-cell office:value-type="float" office:value="0.760199">
                <text:p>0.7601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1612">
                <text:p>0.991612</text:p>
              </table:table-cell>
              <table:table-cell office:value-type="float" office:value="0.498465">
                <text:p>0.4984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0997">
                <text:p>0.380997</text:p>
              </table:table-cell>
              <table:table-cell office:value-type="float" office:value="0.0994269">
                <text:p>0.09942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7403">
                <text:p>0.67403</text:p>
              </table:table-cell>
              <table:table-cell office:value-type="float" office:value="0.846088">
                <text:p>0.846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20293">
                <text:p>0.920293</text:p>
              </table:table-cell>
              <table:table-cell office:value-type="float" office:value="0.639268">
                <text:p>0.6392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6563">
                <text:p>0.946563</text:p>
              </table:table-cell>
              <table:table-cell office:value-type="float" office:value="0.0916655">
                <text:p>0.09166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28003">
                <text:p>0.228003</text:p>
              </table:table-cell>
              <table:table-cell office:value-type="float" office:value="0.27681">
                <text:p>0.276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9753">
                <text:p>0.139753</text:p>
              </table:table-cell>
              <table:table-cell office:value-type="float" office:value="0.88373">
                <text:p>0.883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62631">
                <text:p>0.562631</text:p>
              </table:table-cell>
              <table:table-cell office:value-type="float" office:value="0.717128">
                <text:p>0.717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87808">
                <text:p>0.287808</text:p>
              </table:table-cell>
              <table:table-cell office:value-type="float" office:value="0.301607">
                <text:p>0.3016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0865">
                <text:p>0.50865</text:p>
              </table:table-cell>
              <table:table-cell office:value-type="float" office:value="0.193941">
                <text:p>0.1939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33738">
                <text:p>0.533738</text:p>
              </table:table-cell>
              <table:table-cell office:value-type="float" office:value="0.692198">
                <text:p>0.6921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4139">
                <text:p>0.954139</text:p>
              </table:table-cell>
              <table:table-cell office:value-type="float" office:value="0.525351">
                <text:p>0.5253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90662">
                <text:p>0.190662</text:p>
              </table:table-cell>
              <table:table-cell office:value-type="float" office:value="0.669693">
                <text:p>0.6696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1558">
                <text:p>0.31558</text:p>
              </table:table-cell>
              <table:table-cell office:value-type="float" office:value="0.571659">
                <text:p>0.5716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3635">
                <text:p>0.23635</text:p>
              </table:table-cell>
              <table:table-cell office:value-type="float" office:value="0.44315">
                <text:p>0.443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11734">
                <text:p>0.811734</text:p>
              </table:table-cell>
              <table:table-cell office:value-type="float" office:value="0.156643">
                <text:p>0.1566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24178">
                <text:p>0.0824178</text:p>
              </table:table-cell>
              <table:table-cell office:value-type="float" office:value="0.57285">
                <text:p>0.572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93076">
                <text:p>0.0793076</text:p>
              </table:table-cell>
              <table:table-cell office:value-type="float" office:value="0.0289812">
                <text:p>0.0289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64516">
                <text:p>0.664516</text:p>
              </table:table-cell>
              <table:table-cell office:value-type="float" office:value="0.307311">
                <text:p>0.3073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05791">
                <text:p>0.305791</text:p>
              </table:table-cell>
              <table:table-cell office:value-type="float" office:value="0.804269">
                <text:p>0.804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91041">
                <text:p>0.191041</text:p>
              </table:table-cell>
              <table:table-cell office:value-type="float" office:value="0.868422">
                <text:p>0.8684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7003">
                <text:p>0.17003</text:p>
              </table:table-cell>
              <table:table-cell office:value-type="float" office:value="0.181765">
                <text:p>0.1817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46644">
                <text:p>0.946644</text:p>
              </table:table-cell>
              <table:table-cell office:value-type="float" office:value="0.678679">
                <text:p>0.6786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5706">
                <text:p>0.375706</text:p>
              </table:table-cell>
              <table:table-cell office:value-type="float" office:value="0.480382">
                <text:p>0.4803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573269">
                <text:p>0.00573269</text:p>
              </table:table-cell>
              <table:table-cell office:value-type="float" office:value="0.561539">
                <text:p>0.561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9538">
                <text:p>0.999538</text:p>
              </table:table-cell>
              <table:table-cell office:value-type="float" office:value="0.321313">
                <text:p>0.3213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3198">
                <text:p>0.133198</text:p>
              </table:table-cell>
              <table:table-cell office:value-type="float" office:value="0.768658">
                <text:p>0.7686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8696">
                <text:p>0.28696</text:p>
              </table:table-cell>
              <table:table-cell office:value-type="float" office:value="0.369548">
                <text:p>0.3695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11808">
                <text:p>0.211808</text:p>
              </table:table-cell>
              <table:table-cell office:value-type="float" office:value="0.098694">
                <text:p>0.0986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6192">
                <text:p>0.526192</text:p>
              </table:table-cell>
              <table:table-cell office:value-type="float" office:value="0.294226">
                <text:p>0.2942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23207">
                <text:p>0.323207</text:p>
              </table:table-cell>
              <table:table-cell office:value-type="float" office:value="0.33606">
                <text:p>0.336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1281">
                <text:p>0.91281</text:p>
              </table:table-cell>
              <table:table-cell office:value-type="float" office:value="0.628998">
                <text:p>0.6289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0329">
                <text:p>0.140329</text:p>
              </table:table-cell>
              <table:table-cell office:value-type="float" office:value="0.103851">
                <text:p>0.1038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9742">
                <text:p>0.49742</text:p>
              </table:table-cell>
              <table:table-cell office:value-type="float" office:value="0.661725">
                <text:p>0.6617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349">
                <text:p>0.84349</text:p>
              </table:table-cell>
              <table:table-cell office:value-type="float" office:value="0.529343">
                <text:p>0.5293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46129">
                <text:p>0.346129</text:p>
              </table:table-cell>
              <table:table-cell office:value-type="float" office:value="0.219196">
                <text:p>0.2191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72518">
                <text:p>0.00972518</text:p>
              </table:table-cell>
              <table:table-cell office:value-type="float" office:value="0.717007">
                <text:p>0.7170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9041">
                <text:p>0.549041</text:p>
              </table:table-cell>
              <table:table-cell office:value-type="float" office:value="0.0154579">
                <text:p>0.01545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8546">
                <text:p>0.278546</text:p>
              </table:table-cell>
              <table:table-cell office:value-type="float" office:value="0.548579">
                <text:p>0.5485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17237">
                <text:p>0.317237</text:p>
              </table:table-cell>
              <table:table-cell office:value-type="float" office:value="0.623731">
                <text:p>0.623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22425">
                <text:p>0.722425</text:p>
              </table:table-cell>
              <table:table-cell office:value-type="float" office:value="0.307484">
                <text:p>0.307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2327">
                <text:p>0.82327</text:p>
              </table:table-cell>
              <table:table-cell office:value-type="float" office:value="0.393969">
                <text:p>0.3939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12983">
                <text:p>0.912983</text:p>
              </table:table-cell>
              <table:table-cell office:value-type="float" office:value="0.146477">
                <text:p>0.1464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29644">
                <text:p>0.929644</text:p>
              </table:table-cell>
              <table:table-cell office:value-type="float" office:value="0.272896">
                <text:p>0.2728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40346">
                <text:p>0.940346</text:p>
              </table:table-cell>
              <table:table-cell office:value-type="float" office:value="0.375574">
                <text:p>0.3755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16863">
                <text:p>0.0416863</text:p>
              </table:table-cell>
              <table:table-cell office:value-type="float" office:value="0.286475">
                <text:p>0.2864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9477">
                <text:p>0.59477</text:p>
              </table:table-cell>
              <table:table-cell office:value-type="float" office:value="0.0514115">
                <text:p>0.05141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48177">
                <text:p>0.00348177</text:p>
              </table:table-cell>
              <table:table-cell office:value-type="float" office:value="0.143811">
                <text:p>0.1438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68693">
                <text:p>0.0668693</text:p>
              </table:table-cell>
              <table:table-cell office:value-type="float" office:value="0.282028">
                <text:p>0.282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9239">
                <text:p>0.69239</text:p>
              </table:table-cell>
              <table:table-cell office:value-type="float" office:value="0.40364">
                <text:p>0.40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93772">
                <text:p>0.693772</text:p>
              </table:table-cell>
              <table:table-cell office:value-type="float" office:value="0.00962697">
                <text:p>0.00962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73712">
                <text:p>0.0273712</text:p>
              </table:table-cell>
              <table:table-cell office:value-type="float" office:value="0.475064">
                <text:p>0.475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38672">
                <text:p>0.538672</text:p>
              </table:table-cell>
              <table:table-cell office:value-type="float" office:value="0.749796">
                <text:p>0.7497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82549">
                <text:p>0.782549</text:p>
              </table:table-cell>
              <table:table-cell office:value-type="float" office:value="0.361942">
                <text:p>0.3619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43765">
                <text:p>0.143765</text:p>
              </table:table-cell>
              <table:table-cell office:value-type="float" office:value="0.695532">
                <text:p>0.6955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08419">
                <text:p>0.508419</text:p>
              </table:table-cell>
              <table:table-cell office:value-type="float" office:value="0.873795">
                <text:p>0.8737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1325">
                <text:p>0.521325</text:p>
              </table:table-cell>
              <table:table-cell office:value-type="float" office:value="0.283895">
                <text:p>0.2838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4153">
                <text:p>0.744153</text:p>
              </table:table-cell>
              <table:table-cell office:value-type="float" office:value="0.45097">
                <text:p>0.450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56791">
                <text:p>0.556791</text:p>
              </table:table-cell>
              <table:table-cell office:value-type="float" office:value="0.276237">
                <text:p>0.276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63313">
                <text:p>0.963313</text:p>
              </table:table-cell>
              <table:table-cell office:value-type="float" office:value="0.497137">
                <text:p>0.4971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51811">
                <text:p>0.651811</text:p>
              </table:table-cell>
              <table:table-cell office:value-type="float" office:value="0.00499916">
                <text:p>0.004999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83612">
                <text:p>0.783612</text:p>
              </table:table-cell>
              <table:table-cell office:value-type="float" office:value="0.246581">
                <text:p>0.2465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64106">
                <text:p>0.0564106</text:p>
              </table:table-cell>
              <table:table-cell office:value-type="float" office:value="0.787094">
                <text:p>0.7870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0392">
                <text:p>0.390392</text:p>
              </table:table-cell>
              <table:table-cell office:value-type="float" office:value="0.12328">
                <text:p>0.123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91211">
                <text:p>0.0691211</text:p>
              </table:table-cell>
              <table:table-cell office:value-type="float" office:value="0.0827825">
                <text:p>0.08278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2692">
                <text:p>0.52692</text:p>
              </table:table-cell>
              <table:table-cell office:value-type="float" office:value="0.762893">
                <text:p>0.7628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24094">
                <text:p>0.0924094</text:p>
              </table:table-cell>
              <table:table-cell office:value-type="float" office:value="0.554292">
                <text:p>0.5542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37957">
                <text:p>0.237957</text:p>
              </table:table-cell>
              <table:table-cell office:value-type="float" office:value="0.631081">
                <text:p>0.6310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04087">
                <text:p>0.304087</text:p>
              </table:table-cell>
              <table:table-cell office:value-type="float" office:value="0.020506">
                <text:p>0.020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3023">
                <text:p>0.993023</text:p>
              </table:table-cell>
              <table:table-cell office:value-type="float" office:value="0.447853">
                <text:p>0.4478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6038">
                <text:p>0.716038</text:p>
              </table:table-cell>
              <table:table-cell office:value-type="float" office:value="0.501443">
                <text:p>0.5014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21647">
                <text:p>0.321647</text:p>
              </table:table-cell>
              <table:table-cell office:value-type="float" office:value="0.237363">
                <text:p>0.237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85338">
                <text:p>0.785338</text:p>
              </table:table-cell>
              <table:table-cell office:value-type="float" office:value="0.0658001">
                <text:p>0.0658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88333">
                <text:p>0.688333</text:p>
              </table:table-cell>
              <table:table-cell office:value-type="float" office:value="0.342128">
                <text:p>0.3421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42037">
                <text:p>0.342037</text:p>
              </table:table-cell>
              <table:table-cell office:value-type="float" office:value="0.651646">
                <text:p>0.6516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40428">
                <text:p>0.240428</text:p>
              </table:table-cell>
              <table:table-cell office:value-type="float" office:value="0.713056">
                <text:p>0.7130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997">
                <text:p>0.40997</text:p>
              </table:table-cell>
              <table:table-cell office:value-type="float" office:value="0.630821">
                <text:p>0.6308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36336">
                <text:p>0.836336</text:p>
              </table:table-cell>
              <table:table-cell office:value-type="float" office:value="0.479091">
                <text:p>0.4790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13603">
                <text:p>0.713603</text:p>
              </table:table-cell>
              <table:table-cell office:value-type="float" office:value="0.363256">
                <text:p>0.3632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41984">
                <text:p>0.241984</text:p>
              </table:table-cell>
              <table:table-cell office:value-type="float" office:value="0.806013">
                <text:p>0.8060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17548">
                <text:p>0.917548</text:p>
              </table:table-cell>
              <table:table-cell office:value-type="float" office:value="0.479942">
                <text:p>0.4799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37094">
                <text:p>0.437094</text:p>
              </table:table-cell>
              <table:table-cell office:value-type="float" office:value="0.221635">
                <text:p>0.2216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69488">
                <text:p>0.669488</text:p>
              </table:table-cell>
              <table:table-cell office:value-type="float" office:value="0.216486">
                <text:p>0.2164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3156">
                <text:p>0.93156</text:p>
              </table:table-cell>
              <table:table-cell office:value-type="float" office:value="0.991135">
                <text:p>0.9911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3849">
                <text:p>0.453849</text:p>
              </table:table-cell>
              <table:table-cell office:value-type="float" office:value="0.716897">
                <text:p>0.7168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69348">
                <text:p>0.0569348</text:p>
              </table:table-cell>
              <table:table-cell office:value-type="float" office:value="0.142182">
                <text:p>0.142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90255">
                <text:p>0.0590255</text:p>
              </table:table-cell>
              <table:table-cell office:value-type="float" office:value="0.398972">
                <text:p>0.3989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92819">
                <text:p>0.392819</text:p>
              </table:table-cell>
              <table:table-cell office:value-type="float" office:value="0.450473">
                <text:p>0.4504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21167">
                <text:p>0.521167</text:p>
              </table:table-cell>
              <table:table-cell office:value-type="float" office:value="0.633248">
                <text:p>0.6332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3529">
                <text:p>0.163529</text:p>
              </table:table-cell>
              <table:table-cell office:value-type="float" office:value="0.931138">
                <text:p>0.9311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64068">
                <text:p>0.264068</text:p>
              </table:table-cell>
              <table:table-cell office:value-type="float" office:value="0.999865">
                <text:p>0.9998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10229">
                <text:p>0.410229</text:p>
              </table:table-cell>
              <table:table-cell office:value-type="float" office:value="0.977672">
                <text:p>0.9776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3121">
                <text:p>0.363121</text:p>
              </table:table-cell>
              <table:table-cell office:value-type="float" office:value="0.652213">
                <text:p>0.652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83684">
                <text:p>0.783684</text:p>
              </table:table-cell>
              <table:table-cell office:value-type="float" office:value="0.280668">
                <text:p>0.2806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32155">
                <text:p>0.132155</text:p>
              </table:table-cell>
              <table:table-cell office:value-type="float" office:value="0.220778">
                <text:p>0.2207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02303">
                <text:p>0.502303</text:p>
              </table:table-cell>
              <table:table-cell office:value-type="float" office:value="0.632603">
                <text:p>0.6326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50895">
                <text:p>0.650895</text:p>
              </table:table-cell>
              <table:table-cell office:value-type="float" office:value="0.171791">
                <text:p>0.1717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49088">
                <text:p>0.849088</text:p>
              </table:table-cell>
              <table:table-cell office:value-type="float" office:value="0.582454">
                <text:p>0.582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62926">
                <text:p>0.162926</text:p>
              </table:table-cell>
              <table:table-cell office:value-type="float" office:value="0.302938">
                <text:p>0.3029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99351">
                <text:p>0.299351</text:p>
              </table:table-cell>
              <table:table-cell office:value-type="float" office:value="0.219861">
                <text:p>0.2198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18832">
                <text:p>0.618832</text:p>
              </table:table-cell>
              <table:table-cell office:value-type="float" office:value="0.238948">
                <text:p>0.2389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56667">
                <text:p>0.256667</text:p>
              </table:table-cell>
              <table:table-cell office:value-type="float" office:value="0.0116512">
                <text:p>0.01165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44899">
                <text:p>0.644899</text:p>
              </table:table-cell>
              <table:table-cell office:value-type="float" office:value="0.85295">
                <text:p>0.852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52814">
                <text:p>0.852814</text:p>
              </table:table-cell>
              <table:table-cell office:value-type="float" office:value="0.119201">
                <text:p>0.1192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86639">
                <text:p>0.886639</text:p>
              </table:table-cell>
              <table:table-cell office:value-type="float" office:value="0.215935">
                <text:p>0.2159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6603">
                <text:p>0.496603</text:p>
              </table:table-cell>
              <table:table-cell office:value-type="float" office:value="0.90357">
                <text:p>0.903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70698">
                <text:p>0.170698</text:p>
              </table:table-cell>
              <table:table-cell office:value-type="float" office:value="0.385261">
                <text:p>0.3852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24449">
                <text:p>0.124449</text:p>
              </table:table-cell>
              <table:table-cell office:value-type="float" office:value="0.333623">
                <text:p>0.3336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88198">
                <text:p>0.688198</text:p>
              </table:table-cell>
              <table:table-cell office:value-type="float" office:value="0.423801">
                <text:p>0.4238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53484">
                <text:p>0.553484</text:p>
              </table:table-cell>
              <table:table-cell office:value-type="float" office:value="0.133318">
                <text:p>0.133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2177">
                <text:p>0.782177</text:p>
              </table:table-cell>
              <table:table-cell office:value-type="float" office:value="0.172316">
                <text:p>0.1723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72266">
                <text:p>0.372266</text:p>
              </table:table-cell>
              <table:table-cell office:value-type="float" office:value="0.0388446">
                <text:p>0.03884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3967">
                <text:p>0.183967</text:p>
              </table:table-cell>
              <table:table-cell office:value-type="float" office:value="0.061687">
                <text:p>0.0616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14637">
                <text:p>0.914637</text:p>
              </table:table-cell>
              <table:table-cell office:value-type="float" office:value="0.525651">
                <text:p>0.525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83386">
                <text:p>0.983386</text:p>
              </table:table-cell>
              <table:table-cell office:value-type="float" office:value="0.416266">
                <text:p>0.4162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94794">
                <text:p>0.294794</text:p>
              </table:table-cell>
              <table:table-cell office:value-type="float" office:value="0.47999">
                <text:p>0.479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19836">
                <text:p>0.319836</text:p>
              </table:table-cell>
              <table:table-cell office:value-type="float" office:value="0.185895">
                <text:p>0.1858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78896">
                <text:p>0.478896</text:p>
              </table:table-cell>
              <table:table-cell office:value-type="float" office:value="0.856008">
                <text:p>0.856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41269">
                <text:p>0.241269</text:p>
              </table:table-cell>
              <table:table-cell office:value-type="float" office:value="0.85234">
                <text:p>0.852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83217">
                <text:p>0.983217</text:p>
              </table:table-cell>
              <table:table-cell office:value-type="float" office:value="0.929467">
                <text:p>0.9294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7614">
                <text:p>0.27614</text:p>
              </table:table-cell>
              <table:table-cell office:value-type="float" office:value="0.536701">
                <text:p>0.5367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627856">
                <text:p>0.0627856</text:p>
              </table:table-cell>
              <table:table-cell office:value-type="float" office:value="0.0583177">
                <text:p>0.05831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09017">
                <text:p>0.709017</text:p>
              </table:table-cell>
              <table:table-cell office:value-type="float" office:value="0.435052">
                <text:p>0.4350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71623">
                <text:p>0.0971623</text:p>
              </table:table-cell>
              <table:table-cell office:value-type="float" office:value="0.892984">
                <text:p>0.8929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96739">
                <text:p>0.496739</text:p>
              </table:table-cell>
              <table:table-cell office:value-type="float" office:value="0.913841">
                <text:p>0.9138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2185">
                <text:p>0.72185</text:p>
              </table:table-cell>
              <table:table-cell office:value-type="float" office:value="0.411376">
                <text:p>0.4113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8827">
                <text:p>0.178827</text:p>
              </table:table-cell>
              <table:table-cell office:value-type="float" office:value="0.0843443">
                <text:p>0.08434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41551">
                <text:p>0.0841551</text:p>
              </table:table-cell>
              <table:table-cell office:value-type="float" office:value="0.162213">
                <text:p>0.1622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64844">
                <text:p>0.564844</text:p>
              </table:table-cell>
              <table:table-cell office:value-type="float" office:value="0.121099">
                <text:p>0.1210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76455">
                <text:p>0.676455</text:p>
              </table:table-cell>
              <table:table-cell office:value-type="float" office:value="0.292735">
                <text:p>0.2927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45074">
                <text:p>0.145074</text:p>
              </table:table-cell>
              <table:table-cell office:value-type="float" office:value="0.753911">
                <text:p>0.7539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47192">
                <text:p>0.847192</text:p>
              </table:table-cell>
              <table:table-cell office:value-type="float" office:value="0.421215">
                <text:p>0.4212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90612">
                <text:p>0.290612</text:p>
              </table:table-cell>
              <table:table-cell office:value-type="float" office:value="0.909977">
                <text:p>0.9099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79532">
                <text:p>0.479532</text:p>
              </table:table-cell>
              <table:table-cell office:value-type="float" office:value="0.999629">
                <text:p>0.9996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45029">
                <text:p>0.345029</text:p>
              </table:table-cell>
              <table:table-cell office:value-type="float" office:value="0.576695">
                <text:p>0.5766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92613">
                <text:p>0.892613</text:p>
              </table:table-cell>
              <table:table-cell office:value-type="float" office:value="0.841768">
                <text:p>0.8417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90536">
                <text:p>0.490536</text:p>
              </table:table-cell>
              <table:table-cell office:value-type="float" office:value="0.614463">
                <text:p>0.6144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53143">
                <text:p>0.253143</text:p>
              </table:table-cell>
              <table:table-cell office:value-type="float" office:value="0.930028">
                <text:p>0.9300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41464">
                <text:p>0.0741464</text:p>
              </table:table-cell>
              <table:table-cell office:value-type="float" office:value="0.43197">
                <text:p>0.431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43726">
                <text:p>0.0143726</text:p>
              </table:table-cell>
              <table:table-cell office:value-type="float" office:value="0.158301">
                <text:p>0.1583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37251">
                <text:p>0.537251</text:p>
              </table:table-cell>
              <table:table-cell office:value-type="float" office:value="0.236386">
                <text:p>0.2363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3543">
                <text:p>0.33543</text:p>
              </table:table-cell>
              <table:table-cell office:value-type="float" office:value="0.102095">
                <text:p>0.1020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57486">
                <text:p>0.357486</text:p>
              </table:table-cell>
              <table:table-cell office:value-type="float" office:value="0.0118852">
                <text:p>0.01188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9483">
                <text:p>0.39483</text:p>
              </table:table-cell>
              <table:table-cell office:value-type="float" office:value="0.128179">
                <text:p>0.1281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29609">
                <text:p>0.929609</text:p>
              </table:table-cell>
              <table:table-cell office:value-type="float" office:value="0.539904">
                <text:p>0.5399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61119">
                <text:p>0.961119</text:p>
              </table:table-cell>
              <table:table-cell office:value-type="float" office:value="0.172701">
                <text:p>0.1727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86778">
                <text:p>0.686778</text:p>
              </table:table-cell>
              <table:table-cell office:value-type="float" office:value="0.440651">
                <text:p>0.4406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7233">
                <text:p>0.17233</text:p>
              </table:table-cell>
              <table:table-cell office:value-type="float" office:value="0.0318074">
                <text:p>0.03180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73457">
                <text:p>0.0173457</text:p>
              </table:table-cell>
              <table:table-cell office:value-type="float" office:value="0.0649427">
                <text:p>0.06494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73575">
                <text:p>0.873575</text:p>
              </table:table-cell>
              <table:table-cell office:value-type="float" office:value="0.507882">
                <text:p>0.5078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79406">
                <text:p>0.679406</text:p>
              </table:table-cell>
              <table:table-cell office:value-type="float" office:value="0.126718">
                <text:p>0.1267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3791">
                <text:p>0.43791</text:p>
              </table:table-cell>
              <table:table-cell office:value-type="float" office:value="0.753552">
                <text:p>0.7535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11854">
                <text:p>0.911854</text:p>
              </table:table-cell>
              <table:table-cell office:value-type="float" office:value="0.152871">
                <text:p>0.1528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67266">
                <text:p>0.967266</text:p>
              </table:table-cell>
              <table:table-cell office:value-type="float" office:value="0.449105">
                <text:p>0.4491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89258">
                <text:p>0.389258</text:p>
              </table:table-cell>
              <table:table-cell office:value-type="float" office:value="0.302696">
                <text:p>0.3026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12">
                <text:p>0.5512</text:p>
              </table:table-cell>
              <table:table-cell office:value-type="float" office:value="0.746744">
                <text:p>0.746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14581">
                <text:p>0.314581</text:p>
              </table:table-cell>
              <table:table-cell office:value-type="float" office:value="0.94603">
                <text:p>0.94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4923">
                <text:p>0.874923</text:p>
              </table:table-cell>
              <table:table-cell office:value-type="float" office:value="0.244191">
                <text:p>0.2441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85934">
                <text:p>0.485934</text:p>
              </table:table-cell>
              <table:table-cell office:value-type="float" office:value="0.757013">
                <text:p>0.7570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09919">
                <text:p>0.0209919</text:p>
              </table:table-cell>
              <table:table-cell office:value-type="float" office:value="0.447053">
                <text:p>0.4470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87704">
                <text:p>0.887704</text:p>
              </table:table-cell>
              <table:table-cell office:value-type="float" office:value="0.102044">
                <text:p>0.1020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66987">
                <text:p>0.166987</text:p>
              </table:table-cell>
              <table:table-cell office:value-type="float" office:value="0.613153">
                <text:p>0.6131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2932">
                <text:p>0.412932</text:p>
              </table:table-cell>
              <table:table-cell office:value-type="float" office:value="0.846393">
                <text:p>0.8463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99945">
                <text:p>0.599945</text:p>
              </table:table-cell>
              <table:table-cell office:value-type="float" office:value="0.298559">
                <text:p>0.2985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03124">
                <text:p>0.303124</text:p>
              </table:table-cell>
              <table:table-cell office:value-type="float" office:value="0.511798">
                <text:p>0.511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5143">
                <text:p>0.45143</text:p>
              </table:table-cell>
              <table:table-cell office:value-type="float" office:value="0.27039">
                <text:p>0.270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87432">
                <text:p>0.587432</text:p>
              </table:table-cell>
              <table:table-cell office:value-type="float" office:value="0.887668">
                <text:p>0.8876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1858">
                <text:p>0.131858</text:p>
              </table:table-cell>
              <table:table-cell office:value-type="float" office:value="0.944068">
                <text:p>0.9440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19368">
                <text:p>0.219368</text:p>
              </table:table-cell>
              <table:table-cell office:value-type="float" office:value="0.15285">
                <text:p>0.152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91121">
                <text:p>0.391121</text:p>
              </table:table-cell>
              <table:table-cell office:value-type="float" office:value="0.149082">
                <text:p>0.1490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0621">
                <text:p>0.860621</text:p>
              </table:table-cell>
              <table:table-cell office:value-type="float" office:value="0.278825">
                <text:p>0.2788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51126">
                <text:p>0.251126</text:p>
              </table:table-cell>
              <table:table-cell office:value-type="float" office:value="0.600198">
                <text:p>0.6001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83875">
                <text:p>0.183875</text:p>
              </table:table-cell>
              <table:table-cell office:value-type="float" office:value="0.418113">
                <text:p>0.4181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13351">
                <text:p>0.213351</text:p>
              </table:table-cell>
              <table:table-cell office:value-type="float" office:value="0.596807">
                <text:p>0.5968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64506">
                <text:p>0.264506</text:p>
              </table:table-cell>
              <table:table-cell office:value-type="float" office:value="0.953222">
                <text:p>0.9532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47649">
                <text:p>0.447649</text:p>
              </table:table-cell>
              <table:table-cell office:value-type="float" office:value="0.864451">
                <text:p>0.8644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5178">
                <text:p>0.25178</text:p>
              </table:table-cell>
              <table:table-cell office:value-type="float" office:value="0.750773">
                <text:p>0.7507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76249">
                <text:p>0.376249</text:p>
              </table:table-cell>
              <table:table-cell office:value-type="float" office:value="0.70321">
                <text:p>0.703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11639">
                <text:p>0.0211639</text:p>
              </table:table-cell>
              <table:table-cell office:value-type="float" office:value="0.337152">
                <text:p>0.3371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49255">
                <text:p>0.849255</text:p>
              </table:table-cell>
              <table:table-cell office:value-type="float" office:value="0.13133">
                <text:p>0.131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81918">
                <text:p>0.481918</text:p>
              </table:table-cell>
              <table:table-cell office:value-type="float" office:value="0.307388">
                <text:p>0.3073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51456">
                <text:p>0.251456</text:p>
              </table:table-cell>
              <table:table-cell office:value-type="float" office:value="0.813052">
                <text:p>0.8130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66627">
                <text:p>0.766627</text:p>
              </table:table-cell>
              <table:table-cell office:value-type="float" office:value="0.642576">
                <text:p>0.6425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62134">
                <text:p>0.962134</text:p>
              </table:table-cell>
              <table:table-cell office:value-type="float" office:value="0.627248">
                <text:p>0.6272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21402">
                <text:p>0.921402</text:p>
              </table:table-cell>
              <table:table-cell office:value-type="float" office:value="0.21326">
                <text:p>0.213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7446">
                <text:p>0.227446</text:p>
              </table:table-cell>
              <table:table-cell office:value-type="float" office:value="0.105277">
                <text:p>0.1052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94019">
                <text:p>0.394019</text:p>
              </table:table-cell>
              <table:table-cell office:value-type="float" office:value="0.149733">
                <text:p>0.1497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60329">
                <text:p>0.760329</text:p>
              </table:table-cell>
              <table:table-cell office:value-type="float" office:value="0.645799">
                <text:p>0.6457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00507">
                <text:p>0.900507</text:p>
              </table:table-cell>
              <table:table-cell office:value-type="float" office:value="0.136578">
                <text:p>0.1365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901">
                <text:p>0.34901</text:p>
              </table:table-cell>
              <table:table-cell office:value-type="float" office:value="0.921671">
                <text:p>0.9216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7373">
                <text:p>0.47373</text:p>
              </table:table-cell>
              <table:table-cell office:value-type="float" office:value="0.892908">
                <text:p>0.8929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15921">
                <text:p>0.515921</text:p>
              </table:table-cell>
              <table:table-cell office:value-type="float" office:value="0.322985">
                <text:p>0.3229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42377">
                <text:p>0.0242377</text:p>
              </table:table-cell>
              <table:table-cell office:value-type="float" office:value="0.997839">
                <text:p>0.9978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1616">
                <text:p>0.611616</text:p>
              </table:table-cell>
              <table:table-cell office:value-type="float" office:value="0.881829">
                <text:p>0.8818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549047">
                <text:p>0.00549047</text:p>
              </table:table-cell>
              <table:table-cell office:value-type="float" office:value="0.445807">
                <text:p>0.4458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06369">
                <text:p>0.606369</text:p>
              </table:table-cell>
              <table:table-cell office:value-type="float" office:value="0.232937">
                <text:p>0.2329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51084">
                <text:p>0.551084</text:p>
              </table:table-cell>
              <table:table-cell office:value-type="float" office:value="0.237742">
                <text:p>0.2377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73734">
                <text:p>0.673734</text:p>
              </table:table-cell>
              <table:table-cell office:value-type="float" office:value="0.253168">
                <text:p>0.2531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33621">
                <text:p>0.133621</text:p>
              </table:table-cell>
              <table:table-cell office:value-type="float" office:value="0.067753">
                <text:p>0.0677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02901">
                <text:p>0.402901</text:p>
              </table:table-cell>
              <table:table-cell office:value-type="float" office:value="0.89395">
                <text:p>0.893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13552">
                <text:p>0.713552</text:p>
              </table:table-cell>
              <table:table-cell office:value-type="float" office:value="0.303408">
                <text:p>0.3034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05284">
                <text:p>0.0305284</text:p>
              </table:table-cell>
              <table:table-cell office:value-type="float" office:value="0.0625619">
                <text:p>0.06256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25079">
                <text:p>0.225079</text:p>
              </table:table-cell>
              <table:table-cell office:value-type="float" office:value="0.504259">
                <text:p>0.5042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5547">
                <text:p>0.9554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38839">
                <text:p>0.738839</text:p>
              </table:table-cell>
              <table:table-cell office:value-type="float" office:value="0.457617">
                <text:p>0.4576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763">
                <text:p>0.59763</text:p>
              </table:table-cell>
              <table:table-cell office:value-type="float" office:value="0.350455">
                <text:p>0.350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39446">
                <text:p>0.339446</text:p>
              </table:table-cell>
              <table:table-cell office:value-type="float" office:value="0.0286041">
                <text:p>0.02860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1713">
                <text:p>0.421713</text:p>
              </table:table-cell>
              <table:table-cell office:value-type="float" office:value="0.734188">
                <text:p>0.7341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9657">
                <text:p>0.309657</text:p>
              </table:table-cell>
              <table:table-cell office:value-type="float" office:value="0.0280813">
                <text:p>0.02808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65823">
                <text:p>0.265823</text:p>
              </table:table-cell>
              <table:table-cell office:value-type="float" office:value="0.640858">
                <text:p>0.6408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13909">
                <text:p>0.113909</text:p>
              </table:table-cell>
              <table:table-cell office:value-type="float" office:value="0.399444">
                <text:p>0.3994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08611">
                <text:p>0.708611</text:p>
              </table:table-cell>
              <table:table-cell office:value-type="float" office:value="0.51681">
                <text:p>0.516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20218">
                <text:p>0.820218</text:p>
              </table:table-cell>
              <table:table-cell office:value-type="float" office:value="0.323922">
                <text:p>0.3239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84726">
                <text:p>0.484726</text:p>
              </table:table-cell>
              <table:table-cell office:value-type="float" office:value="0.0452968">
                <text:p>0.04529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28181">
                <text:p>0.828181</text:p>
              </table:table-cell>
              <table:table-cell office:value-type="float" office:value="0.440195">
                <text:p>0.4401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13041">
                <text:p>0.113041</text:p>
              </table:table-cell>
              <table:table-cell office:value-type="float" office:value="0.0175325">
                <text:p>0.01753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7559">
                <text:p>0.87559</text:p>
              </table:table-cell>
              <table:table-cell office:value-type="float" office:value="0.452487">
                <text:p>0.4524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461366">
                <text:p>0.0461366</text:p>
              </table:table-cell>
              <table:table-cell office:value-type="float" office:value="0.604287">
                <text:p>0.6042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16338">
                <text:p>0.316338</text:p>
              </table:table-cell>
              <table:table-cell office:value-type="float" office:value="0.467849">
                <text:p>0.4678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38475">
                <text:p>0.338475</text:p>
              </table:table-cell>
              <table:table-cell office:value-type="float" office:value="0.625995">
                <text:p>0.6259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95931">
                <text:p>0.495931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86736">
                <text:p>0.486736</text:p>
              </table:table-cell>
              <table:table-cell office:value-type="float" office:value="0.761754">
                <text:p>0.7617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46458">
                <text:p>0.946458</text:p>
              </table:table-cell>
              <table:table-cell office:value-type="float" office:value="0.600645">
                <text:p>0.6006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61198">
                <text:p>0.161198</text:p>
              </table:table-cell>
              <table:table-cell office:value-type="float" office:value="0.65507">
                <text:p>0.655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17455">
                <text:p>0.117455</text:p>
              </table:table-cell>
              <table:table-cell office:value-type="float" office:value="0.454592">
                <text:p>0.4545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72333">
                <text:p>0.0772333</text:p>
              </table:table-cell>
              <table:table-cell office:value-type="float" office:value="0.937674">
                <text:p>0.9376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8297">
                <text:p>0.98297</text:p>
              </table:table-cell>
              <table:table-cell office:value-type="float" office:value="0.606695">
                <text:p>0.6066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15442">
                <text:p>0.00215442</text:p>
              </table:table-cell>
              <table:table-cell office:value-type="float" office:value="0.769267">
                <text:p>0.7692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62119">
                <text:p>0.262119</text:p>
              </table:table-cell>
              <table:table-cell office:value-type="float" office:value="0.422057">
                <text:p>0.4220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4402">
                <text:p>0.294402</text:p>
              </table:table-cell>
              <table:table-cell office:value-type="float" office:value="0.375161">
                <text:p>0.3751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3959">
                <text:p>0.43959</text:p>
              </table:table-cell>
              <table:table-cell office:value-type="float" office:value="0.169992">
                <text:p>0.1699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7648">
                <text:p>0.827648</text:p>
              </table:table-cell>
              <table:table-cell office:value-type="float" office:value="0.485726">
                <text:p>0.4857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7428">
                <text:p>0.77428</text:p>
              </table:table-cell>
              <table:table-cell office:value-type="float" office:value="0.143986">
                <text:p>0.1439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53576">
                <text:p>0.953576</text:p>
              </table:table-cell>
              <table:table-cell office:value-type="float" office:value="0.112755">
                <text:p>0.1127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69981">
                <text:p>0.769981</text:p>
              </table:table-cell>
              <table:table-cell office:value-type="float" office:value="0.449506">
                <text:p>0.4495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18354">
                <text:p>0.418354</text:p>
              </table:table-cell>
              <table:table-cell office:value-type="float" office:value="0.256717">
                <text:p>0.2567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1126">
                <text:p>0.21126</text:p>
              </table:table-cell>
              <table:table-cell office:value-type="float" office:value="0.364812">
                <text:p>0.3648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57363">
                <text:p>0.857363</text:p>
              </table:table-cell>
              <table:table-cell office:value-type="float" office:value="0.372458">
                <text:p>0.3724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98819">
                <text:p>0.0198819</text:p>
              </table:table-cell>
              <table:table-cell office:value-type="float" office:value="0.974818">
                <text:p>0.9748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27049">
                <text:p>0.827049</text:p>
              </table:table-cell>
              <table:table-cell office:value-type="float" office:value="0.0971151">
                <text:p>0.0971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12492">
                <text:p>0.912492</text:p>
              </table:table-cell>
              <table:table-cell office:value-type="float" office:value="0.605563">
                <text:p>0.6055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12258">
                <text:p>0.212258</text:p>
              </table:table-cell>
              <table:table-cell office:value-type="float" office:value="0.661229">
                <text:p>0.6612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32858">
                <text:p>0.0832858</text:p>
              </table:table-cell>
              <table:table-cell office:value-type="float" office:value="0.959131">
                <text:p>0.9591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9538">
                <text:p>0.84953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29124">
                <text:p>0.129124</text:p>
              </table:table-cell>
              <table:table-cell office:value-type="float" office:value="0.677186">
                <text:p>0.6771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860195">
                <text:p>0.00860195</text:p>
              </table:table-cell>
              <table:table-cell office:value-type="float" office:value="0.903403">
                <text:p>0.9034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61579">
                <text:p>0.0161579</text:p>
              </table:table-cell>
              <table:table-cell office:value-type="float" office:value="0.591153">
                <text:p>0.5911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11684">
                <text:p>0.411684</text:p>
              </table:table-cell>
              <table:table-cell office:value-type="float" office:value="0.434512">
                <text:p>0.4345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16321">
                <text:p>0.916321</text:p>
              </table:table-cell>
              <table:table-cell office:value-type="float" office:value="0.592542">
                <text:p>0.5925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8014">
                <text:p>0.428014</text:p>
              </table:table-cell>
              <table:table-cell office:value-type="float" office:value="0.575396">
                <text:p>0.5753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88004">
                <text:p>0.488004</text:p>
              </table:table-cell>
              <table:table-cell office:value-type="float" office:value="0.640271">
                <text:p>0.6402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36624">
                <text:p>0.236624</text:p>
              </table:table-cell>
              <table:table-cell office:value-type="float" office:value="0.152733">
                <text:p>0.1527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14649">
                <text:p>0.114649</text:p>
              </table:table-cell>
              <table:table-cell office:value-type="float" office:value="0.31991">
                <text:p>0.319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11864">
                <text:p>0.111864</text:p>
              </table:table-cell>
              <table:table-cell office:value-type="float" office:value="0.964187">
                <text:p>0.9641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42786">
                <text:p>0.842786</text:p>
              </table:table-cell>
              <table:table-cell office:value-type="float" office:value="0.240988">
                <text:p>0.2409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1373">
                <text:p>0.641373</text:p>
              </table:table-cell>
              <table:table-cell office:value-type="float" office:value="0.851388">
                <text:p>0.8513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44391">
                <text:p>0.144391</text:p>
              </table:table-cell>
              <table:table-cell office:value-type="float" office:value="0.462545">
                <text:p>0.4625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13565">
                <text:p>0.813565</text:p>
              </table:table-cell>
              <table:table-cell office:value-type="float" office:value="0.160549">
                <text:p>0.1605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536979">
                <text:p>0.0536979</text:p>
              </table:table-cell>
              <table:table-cell office:value-type="float" office:value="0.225249">
                <text:p>0.2252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595061">
                <text:p>0.595061</text:p>
              </table:table-cell>
              <table:table-cell office:value-type="float" office:value="0.901568">
                <text:p>0.9015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48192">
                <text:p>0.848192</text:p>
              </table:table-cell>
              <table:table-cell office:value-type="float" office:value="0.394386">
                <text:p>0.3943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068">
                <text:p>0.6068</text:p>
              </table:table-cell>
              <table:table-cell office:value-type="float" office:value="0.843594">
                <text:p>0.8435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13592">
                <text:p>0.213592</text:p>
              </table:table-cell>
              <table:table-cell office:value-type="float" office:value="0.286851">
                <text:p>0.286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66044">
                <text:p>0.666044</text:p>
              </table:table-cell>
              <table:table-cell office:value-type="float" office:value="0.129913">
                <text:p>0.1299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79393">
                <text:p>0.879393</text:p>
              </table:table-cell>
              <table:table-cell office:value-type="float" office:value="0.0940577">
                <text:p>0.09405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05309">
                <text:p>0.705309</text:p>
              </table:table-cell>
              <table:table-cell office:value-type="float" office:value="0.367397">
                <text:p>0.3673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52013">
                <text:p>0.52013</text:p>
              </table:table-cell>
              <table:table-cell office:value-type="float" office:value="0.848978">
                <text:p>0.8489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843">
                <text:p>0.261843</text:p>
              </table:table-cell>
              <table:table-cell office:value-type="float" office:value="0.631994">
                <text:p>0.6319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13165">
                <text:p>0.813165</text:p>
              </table:table-cell>
              <table:table-cell office:value-type="float" office:value="0.104629">
                <text:p>0.1046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72982">
                <text:p>0.872982</text:p>
              </table:table-cell>
              <table:table-cell office:value-type="float" office:value="0.454538">
                <text:p>0.4545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56016">
                <text:p>0.956016</text:p>
              </table:table-cell>
              <table:table-cell office:value-type="float" office:value="0.0173735">
                <text:p>0.0173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7922">
                <text:p>0.177922</text:p>
              </table:table-cell>
              <table:table-cell office:value-type="float" office:value="0.970781">
                <text:p>0.9707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67369">
                <text:p>0.167369</text:p>
              </table:table-cell>
              <table:table-cell office:value-type="float" office:value="0.47915">
                <text:p>0.479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86616">
                <text:p>0.686616</text:p>
              </table:table-cell>
              <table:table-cell office:value-type="float" office:value="0.380961">
                <text:p>0.3809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66001">
                <text:p>0.766001</text:p>
              </table:table-cell>
              <table:table-cell office:value-type="float" office:value="0.35266">
                <text:p>0.352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510874">
                <text:p>0.510874</text:p>
              </table:table-cell>
              <table:table-cell office:value-type="float" office:value="0.645394">
                <text:p>0.6453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46718">
                <text:p>0.446718</text:p>
              </table:table-cell>
              <table:table-cell office:value-type="float" office:value="0.216183">
                <text:p>0.2161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27909">
                <text:p>0.0127909</text:p>
              </table:table-cell>
              <table:table-cell office:value-type="float" office:value="0.181047">
                <text:p>0.1810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8117">
                <text:p>0.158117</text:p>
              </table:table-cell>
              <table:table-cell office:value-type="float" office:value="0.532921">
                <text:p>0.5329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0025">
                <text:p>0.030025</text:p>
              </table:table-cell>
              <table:table-cell office:value-type="float" office:value="0.41996">
                <text:p>0.419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64916">
                <text:p>0.164916</text:p>
              </table:table-cell>
              <table:table-cell office:value-type="float" office:value="0.84319">
                <text:p>0.843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524588">
                <text:p>0.524588</text:p>
              </table:table-cell>
              <table:table-cell office:value-type="float" office:value="0.037898">
                <text:p>0.0378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97728">
                <text:p>0.297728</text:p>
              </table:table-cell>
              <table:table-cell office:value-type="float" office:value="0.480604">
                <text:p>0.4806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552715">
                <text:p>0.0552715</text:p>
              </table:table-cell>
              <table:table-cell office:value-type="float" office:value="0.214812">
                <text:p>0.2148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50185">
                <text:p>0.250185</text:p>
              </table:table-cell>
              <table:table-cell office:value-type="float" office:value="0.233194">
                <text:p>0.2331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85593">
                <text:p>0.185593</text:p>
              </table:table-cell>
              <table:table-cell office:value-type="float" office:value="0.245015">
                <text:p>0.2450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617739">
                <text:p>0.00617739</text:p>
              </table:table-cell>
              <table:table-cell office:value-type="float" office:value="0.057942">
                <text:p>0.0579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80375">
                <text:p>0.0880375</text:p>
              </table:table-cell>
              <table:table-cell office:value-type="float" office:value="0.173546">
                <text:p>0.1735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537092">
                <text:p>0.537092</text:p>
              </table:table-cell>
              <table:table-cell office:value-type="float" office:value="0.774654">
                <text:p>0.7746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54507">
                <text:p>0.554507</text:p>
              </table:table-cell>
              <table:table-cell office:value-type="float" office:value="0.303092">
                <text:p>0.3030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27314">
                <text:p>0.127314</text:p>
              </table:table-cell>
              <table:table-cell office:value-type="float" office:value="0.0653819">
                <text:p>0.06538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48486">
                <text:p>0.948486</text:p>
              </table:table-cell>
              <table:table-cell office:value-type="float" office:value="0.574032">
                <text:p>0.5740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81565">
                <text:p>0.281565</text:p>
              </table:table-cell>
              <table:table-cell office:value-type="float" office:value="0.961277">
                <text:p>0.9612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55079">
                <text:p>0.755079</text:p>
              </table:table-cell>
              <table:table-cell office:value-type="float" office:value="0.439682">
                <text:p>0.4396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4198">
                <text:p>0.494198</text:p>
              </table:table-cell>
              <table:table-cell office:value-type="float" office:value="0.785104">
                <text:p>0.7851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59641">
                <text:p>0.859641</text:p>
              </table:table-cell>
              <table:table-cell office:value-type="float" office:value="0.659114">
                <text:p>0.6591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28294">
                <text:p>0.628294</text:p>
              </table:table-cell>
              <table:table-cell office:value-type="float" office:value="0.38423">
                <text:p>0.384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40833">
                <text:p>0.140833</text:p>
              </table:table-cell>
              <table:table-cell office:value-type="float" office:value="0.115019">
                <text:p>0.1150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85477">
                <text:p>0.985477</text:p>
              </table:table-cell>
              <table:table-cell office:value-type="float" office:value="0.326426">
                <text:p>0.3264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60034">
                <text:p>0.360034</text:p>
              </table:table-cell>
              <table:table-cell office:value-type="float" office:value="0.991655">
                <text:p>0.9916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84368">
                <text:p>0.384368</text:p>
              </table:table-cell>
              <table:table-cell office:value-type="float" office:value="0.448072">
                <text:p>0.4480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5201">
                <text:p>0.165201</text:p>
              </table:table-cell>
              <table:table-cell office:value-type="float" office:value="0.92146">
                <text:p>0.921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22725">
                <text:p>0.222725</text:p>
              </table:table-cell>
              <table:table-cell office:value-type="float" office:value="0.719709">
                <text:p>0.7197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24552">
                <text:p>0.224552</text:p>
              </table:table-cell>
              <table:table-cell office:value-type="float" office:value="0.350039">
                <text:p>0.3500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8509">
                <text:p>0.78509</text:p>
              </table:table-cell>
              <table:table-cell office:value-type="float" office:value="0.173039">
                <text:p>0.1730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24071">
                <text:p>0.924071</text:p>
              </table:table-cell>
              <table:table-cell office:value-type="float" office:value="0.0666557">
                <text:p>0.06665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34316">
                <text:p>0.134316</text:p>
              </table:table-cell>
              <table:table-cell office:value-type="float" office:value="0.679149">
                <text:p>0.6791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06338">
                <text:p>0.506338</text:p>
              </table:table-cell>
              <table:table-cell office:value-type="float" office:value="0.628514">
                <text:p>0.6285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87628">
                <text:p>0.287628</text:p>
              </table:table-cell>
              <table:table-cell office:value-type="float" office:value="0.0925465">
                <text:p>0.09254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85683">
                <text:p>0.0185683</text:p>
              </table:table-cell>
              <table:table-cell office:value-type="float" office:value="0.615042">
                <text:p>0.6150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736923">
                <text:p>0.736923</text:p>
              </table:table-cell>
              <table:table-cell office:value-type="float" office:value="0.159402">
                <text:p>0.1594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85828">
                <text:p>0.485828</text:p>
              </table:table-cell>
              <table:table-cell office:value-type="float" office:value="0.0900956">
                <text:p>0.09009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38167">
                <text:p>0.538167</text:p>
              </table:table-cell>
              <table:table-cell office:value-type="float" office:value="0.879256">
                <text:p>0.8792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91656">
                <text:p>0.791656</text:p>
              </table:table-cell>
              <table:table-cell office:value-type="float" office:value="0.760893">
                <text:p>0.7608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598965">
                <text:p>0.598965</text:p>
              </table:table-cell>
              <table:table-cell office:value-type="float" office:value="0.0162083">
                <text:p>0.01620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0932">
                <text:p>0.110932</text:p>
              </table:table-cell>
              <table:table-cell office:value-type="float" office:value="0.384055">
                <text:p>0.3840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89247">
                <text:p>0.189247</text:p>
              </table:table-cell>
              <table:table-cell office:value-type="float" office:value="0.0350024">
                <text:p>0.0350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50711">
                <text:p>0.450711</text:p>
              </table:table-cell>
              <table:table-cell office:value-type="float" office:value="0.323563">
                <text:p>0.3235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52077">
                <text:p>0.952077</text:p>
              </table:table-cell>
              <table:table-cell office:value-type="float" office:value="0.178404">
                <text:p>0.1784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23027">
                <text:p>0.323027</text:p>
              </table:table-cell>
              <table:table-cell office:value-type="float" office:value="0.239705">
                <text:p>0.2397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70951">
                <text:p>0.270951</text:p>
              </table:table-cell>
              <table:table-cell office:value-type="float" office:value="0.0732358">
                <text:p>0.07323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24345">
                <text:p>0.224345</text:p>
              </table:table-cell>
              <table:table-cell office:value-type="float" office:value="0.289519">
                <text:p>0.2895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04945">
                <text:p>0.804945</text:p>
              </table:table-cell>
              <table:table-cell office:value-type="float" office:value="0.0466023">
                <text:p>0.04660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7698">
                <text:p>0.27698</text:p>
              </table:table-cell>
              <table:table-cell office:value-type="float" office:value="0.596601">
                <text:p>0.5966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12809">
                <text:p>0.612809</text:p>
              </table:table-cell>
              <table:table-cell office:value-type="float" office:value="0.918427">
                <text:p>0.9184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60001">
                <text:p>0.260001</text:p>
              </table:table-cell>
              <table:table-cell office:value-type="float" office:value="0.802056">
                <text:p>0.8020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53429">
                <text:p>0.953429</text:p>
              </table:table-cell>
              <table:table-cell office:value-type="float" office:value="0.710712">
                <text:p>0.7107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25619">
                <text:p>0.125619</text:p>
              </table:table-cell>
              <table:table-cell office:value-type="float" office:value="0.667581">
                <text:p>0.6675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776">
                <text:p>0.66776</text:p>
              </table:table-cell>
              <table:table-cell office:value-type="float" office:value="0.0776962">
                <text:p>0.07769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17401">
                <text:p>0.317401</text:p>
              </table:table-cell>
              <table:table-cell office:value-type="float" office:value="0.116936">
                <text:p>0.1169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640236">
                <text:p>0.0640236</text:p>
              </table:table-cell>
              <table:table-cell office:value-type="float" office:value="0.541746">
                <text:p>0.5417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06455">
                <text:p>0.406455</text:p>
              </table:table-cell>
              <table:table-cell office:value-type="float" office:value="0.752302">
                <text:p>0.7523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03015">
                <text:p>0.503015</text:p>
              </table:table-cell>
              <table:table-cell office:value-type="float" office:value="0.855376">
                <text:p>0.8553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70641">
                <text:p>0.170641</text:p>
              </table:table-cell>
              <table:table-cell office:value-type="float" office:value="0.186684">
                <text:p>0.1866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1671">
                <text:p>0.191671</text:p>
              </table:table-cell>
              <table:table-cell office:value-type="float" office:value="0.533173">
                <text:p>0.5331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516">
                <text:p>0.4516</text:p>
              </table:table-cell>
              <table:table-cell office:value-type="float" office:value="0.997334">
                <text:p>0.9973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06537">
                <text:p>0.606537</text:p>
              </table:table-cell>
              <table:table-cell office:value-type="float" office:value="0.405029">
                <text:p>0.4050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26101">
                <text:p>0.0726101</text:p>
              </table:table-cell>
              <table:table-cell office:value-type="float" office:value="0.375807">
                <text:p>0.3758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66594">
                <text:p>0.366594</text:p>
              </table:table-cell>
              <table:table-cell office:value-type="float" office:value="0.127253">
                <text:p>0.1272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55315">
                <text:p>0.0355315</text:p>
              </table:table-cell>
              <table:table-cell office:value-type="float" office:value="0.430618">
                <text:p>0.4306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82919">
                <text:p>0.182919</text:p>
              </table:table-cell>
              <table:table-cell office:value-type="float" office:value="0.172014">
                <text:p>0.1720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7363">
                <text:p>0.297363</text:p>
              </table:table-cell>
              <table:table-cell office:value-type="float" office:value="0.35356">
                <text:p>0.353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58698">
                <text:p>0.358698</text:p>
              </table:table-cell>
              <table:table-cell office:value-type="float" office:value="0.0874882">
                <text:p>0.08748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26361">
                <text:p>0.0326361</text:p>
              </table:table-cell>
              <table:table-cell office:value-type="float" office:value="0.943106">
                <text:p>0.943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1487">
                <text:p>0.291487</text:p>
              </table:table-cell>
              <table:table-cell office:value-type="float" office:value="0.541828">
                <text:p>0.5418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39163">
                <text:p>0.539163</text:p>
              </table:table-cell>
              <table:table-cell office:value-type="float" office:value="0.285246">
                <text:p>0.2852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48117">
                <text:p>0.148117</text:p>
              </table:table-cell>
              <table:table-cell office:value-type="float" office:value="0.247209">
                <text:p>0.2472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74022">
                <text:p>0.0174022</text:p>
              </table:table-cell>
              <table:table-cell office:value-type="float" office:value="0.220727">
                <text:p>0.2207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23015">
                <text:p>0.623015</text:p>
              </table:table-cell>
              <table:table-cell office:value-type="float" office:value="0.827254">
                <text:p>0.8272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39322">
                <text:p>0.139322</text:p>
              </table:table-cell>
              <table:table-cell office:value-type="float" office:value="0.98961">
                <text:p>0.989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54507">
                <text:p>0.954507</text:p>
              </table:table-cell>
              <table:table-cell office:value-type="float" office:value="0.174854">
                <text:p>0.1748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20227">
                <text:p>0.420227</text:p>
              </table:table-cell>
              <table:table-cell office:value-type="float" office:value="0.623507">
                <text:p>0.6235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56707">
                <text:p>0.956707</text:p>
              </table:table-cell>
              <table:table-cell office:value-type="float" office:value="0.15422">
                <text:p>0.154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69172">
                <text:p>0.00169172</text:p>
              </table:table-cell>
              <table:table-cell office:value-type="float" office:value="0.989343">
                <text:p>0.9893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973256">
                <text:p>0.0973256</text:p>
              </table:table-cell>
              <table:table-cell office:value-type="float" office:value="0.68425">
                <text:p>0.684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5848">
                <text:p>0.55848</text:p>
              </table:table-cell>
              <table:table-cell office:value-type="float" office:value="0.0391446">
                <text:p>0.03914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43648">
                <text:p>0.443648</text:p>
              </table:table-cell>
              <table:table-cell office:value-type="float" office:value="0.237189">
                <text:p>0.2371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522436">
                <text:p>0.522436</text:p>
              </table:table-cell>
              <table:table-cell office:value-type="float" office:value="0.930349">
                <text:p>0.9303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3002">
                <text:p>0.23002</text:p>
              </table:table-cell>
              <table:table-cell office:value-type="float" office:value="0.539838">
                <text:p>0.5398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51076">
                <text:p>0.151076</text:p>
              </table:table-cell>
              <table:table-cell office:value-type="float" office:value="0.853035">
                <text:p>0.8530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67092">
                <text:p>0.367092</text:p>
              </table:table-cell>
              <table:table-cell office:value-type="float" office:value="0.290398">
                <text:p>0.2903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42645">
                <text:p>0.842645</text:p>
              </table:table-cell>
              <table:table-cell office:value-type="float" office:value="0.3216">
                <text:p>0.32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65251">
                <text:p>0.465251</text:p>
              </table:table-cell>
              <table:table-cell office:value-type="float" office:value="0.262872">
                <text:p>0.2628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45107">
                <text:p>0.945107</text:p>
              </table:table-cell>
              <table:table-cell office:value-type="float" office:value="0.0820917">
                <text:p>0.08209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93993">
                <text:p>0.893993</text:p>
              </table:table-cell>
              <table:table-cell office:value-type="float" office:value="0.240717">
                <text:p>0.2407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98871">
                <text:p>0.598871</text:p>
              </table:table-cell>
              <table:table-cell office:value-type="float" office:value="0.337641">
                <text:p>0.3376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20452">
                <text:p>0.320452</text:p>
              </table:table-cell>
              <table:table-cell office:value-type="float" office:value="0.000341846">
                <text:p>0.0003418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11451">
                <text:p>0.311451</text:p>
              </table:table-cell>
              <table:table-cell office:value-type="float" office:value="0.550472">
                <text:p>0.5504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03507">
                <text:p>0.403507</text:p>
              </table:table-cell>
              <table:table-cell office:value-type="float" office:value="0.907272">
                <text:p>0.9072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2925">
                <text:p>0.752925</text:p>
              </table:table-cell>
              <table:table-cell office:value-type="float" office:value="0.246151">
                <text:p>0.2461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28872">
                <text:p>0.228872</text:p>
              </table:table-cell>
              <table:table-cell office:value-type="float" office:value="0.218176">
                <text:p>0.218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509023">
                <text:p>0.509023</text:p>
              </table:table-cell>
              <table:table-cell office:value-type="float" office:value="0.173979">
                <text:p>0.1739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0267">
                <text:p>0.300267</text:p>
              </table:table-cell>
              <table:table-cell office:value-type="float" office:value="0.375042">
                <text:p>0.3750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14607">
                <text:p>0.914607</text:p>
              </table:table-cell>
              <table:table-cell office:value-type="float" office:value="0.296563">
                <text:p>0.2965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97767">
                <text:p>0.197767</text:p>
              </table:table-cell>
              <table:table-cell office:value-type="float" office:value="0.809455">
                <text:p>0.809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9455">
                <text:p>0.29455</text:p>
              </table:table-cell>
              <table:table-cell office:value-type="float" office:value="0.00983605">
                <text:p>0.009836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17503">
                <text:p>0.217503</text:p>
              </table:table-cell>
              <table:table-cell office:value-type="float" office:value="0.168432">
                <text:p>0.1684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32624">
                <text:p>0.0332624</text:p>
              </table:table-cell>
              <table:table-cell office:value-type="float" office:value="0.695409">
                <text:p>0.6954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95751">
                <text:p>0.695751</text:p>
              </table:table-cell>
              <table:table-cell office:value-type="float" office:value="0.860986">
                <text:p>0.8609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4186">
                <text:p>0.904186</text:p>
              </table:table-cell>
              <table:table-cell office:value-type="float" office:value="0.235931">
                <text:p>0.2359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23513">
                <text:p>0.323513</text:p>
              </table:table-cell>
              <table:table-cell office:value-type="float" office:value="0.307693">
                <text:p>0.3076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43203">
                <text:p>0.143203</text:p>
              </table:table-cell>
              <table:table-cell office:value-type="float" office:value="0.0764376">
                <text:p>0.07643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94613">
                <text:p>0.294613</text:p>
              </table:table-cell>
              <table:table-cell office:value-type="float" office:value="0.0628676">
                <text:p>0.06286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91444">
                <text:p>0.891444</text:p>
              </table:table-cell>
              <table:table-cell office:value-type="float" office:value="0.635677">
                <text:p>0.6356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70115">
                <text:p>0.270115</text:p>
              </table:table-cell>
              <table:table-cell office:value-type="float" office:value="0.185993">
                <text:p>0.1859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45513">
                <text:p>0.645513</text:p>
              </table:table-cell>
              <table:table-cell office:value-type="float" office:value="0.0717427">
                <text:p>0.07174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6278">
                <text:p>0.16278</text:p>
              </table:table-cell>
              <table:table-cell office:value-type="float" office:value="0.215075">
                <text:p>0.2150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67364">
                <text:p>0.767364</text:p>
              </table:table-cell>
              <table:table-cell office:value-type="float" office:value="0.380283">
                <text:p>0.3802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83507">
                <text:p>0.383507</text:p>
              </table:table-cell>
              <table:table-cell office:value-type="float" office:value="0.800626">
                <text:p>0.8006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756919">
                <text:p>0.0756919</text:p>
              </table:table-cell>
              <table:table-cell office:value-type="float" office:value="0.933042">
                <text:p>0.9330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54341">
                <text:p>0.154341</text:p>
              </table:table-cell>
              <table:table-cell office:value-type="float" office:value="0.771443">
                <text:p>0.7714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94029">
                <text:p>0.794029</text:p>
              </table:table-cell>
              <table:table-cell office:value-type="float" office:value="0.0585269">
                <text:p>0.05852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737377">
                <text:p>0.00737377</text:p>
              </table:table-cell>
              <table:table-cell office:value-type="float" office:value="0.117542">
                <text:p>0.1175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6622">
                <text:p>0.36622</text:p>
              </table:table-cell>
              <table:table-cell office:value-type="float" office:value="0.150577">
                <text:p>0.1505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93979">
                <text:p>0.193979</text:p>
              </table:table-cell>
              <table:table-cell office:value-type="float" office:value="0.920064">
                <text:p>0.9200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82932">
                <text:p>0.982932</text:p>
              </table:table-cell>
              <table:table-cell office:value-type="float" office:value="0.0687056">
                <text:p>0.06870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834737">
                <text:p>0.0834737</text:p>
              </table:table-cell>
              <table:table-cell office:value-type="float" office:value="0.420841">
                <text:p>0.4208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29366">
                <text:p>0.529366</text:p>
              </table:table-cell>
              <table:table-cell office:value-type="float" office:value="0.974917">
                <text:p>0.9749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565182">
                <text:p>0.0565182</text:p>
              </table:table-cell>
              <table:table-cell office:value-type="float" office:value="0.799481">
                <text:p>0.7994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6091">
                <text:p>0.16091</text:p>
              </table:table-cell>
              <table:table-cell office:value-type="float" office:value="0.702031">
                <text:p>0.7020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71224">
                <text:p>0.871224</text:p>
              </table:table-cell>
              <table:table-cell office:value-type="float" office:value="0.32369">
                <text:p>0.323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17106">
                <text:p>0.917106</text:p>
              </table:table-cell>
              <table:table-cell office:value-type="float" office:value="0.638587">
                <text:p>0.6385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03973">
                <text:p>0.703973</text:p>
              </table:table-cell>
              <table:table-cell office:value-type="float" office:value="0.300613">
                <text:p>0.3006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39213">
                <text:p>0.439213</text:p>
              </table:table-cell>
              <table:table-cell office:value-type="float" office:value="0.779665">
                <text:p>0.7796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33655">
                <text:p>0.233655</text:p>
              </table:table-cell>
              <table:table-cell office:value-type="float" office:value="0.593554">
                <text:p>0.5935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51108">
                <text:p>0.551108</text:p>
              </table:table-cell>
              <table:table-cell office:value-type="float" office:value="0.027684">
                <text:p>0.0276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45226">
                <text:p>0.145226</text:p>
              </table:table-cell>
              <table:table-cell office:value-type="float" office:value="0.0183008">
                <text:p>0.01830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09058">
                <text:p>0.709058</text:p>
              </table:table-cell>
              <table:table-cell office:value-type="float" office:value="0.339205">
                <text:p>0.3392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38365">
                <text:p>0.938365</text:p>
              </table:table-cell>
              <table:table-cell office:value-type="float" office:value="0.23171">
                <text:p>0.231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00416">
                <text:p>0.300416</text:p>
              </table:table-cell>
              <table:table-cell office:value-type="float" office:value="0.911272">
                <text:p>0.9112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42139">
                <text:p>0.342139</text:p>
              </table:table-cell>
              <table:table-cell office:value-type="float" office:value="0.829782">
                <text:p>0.8297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86189">
                <text:p>0.886189</text:p>
              </table:table-cell>
              <table:table-cell office:value-type="float" office:value="0.398657">
                <text:p>0.3986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29263">
                <text:p>0.629263</text:p>
              </table:table-cell>
              <table:table-cell office:value-type="float" office:value="0.0470995">
                <text:p>0.04709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00688">
                <text:p>0.100688</text:p>
              </table:table-cell>
              <table:table-cell office:value-type="float" office:value="0.500486">
                <text:p>0.5004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7079">
                <text:p>0.37079</text:p>
              </table:table-cell>
              <table:table-cell office:value-type="float" office:value="0.0177936">
                <text:p>0.01779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39073">
                <text:p>0.139073</text:p>
              </table:table-cell>
              <table:table-cell office:value-type="float" office:value="0.0747624">
                <text:p>0.07476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18407">
                <text:p>0.318407</text:p>
              </table:table-cell>
              <table:table-cell office:value-type="float" office:value="0.578287">
                <text:p>0.57828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54427">
                <text:p>0.854427</text:p>
              </table:table-cell>
              <table:table-cell office:value-type="float" office:value="0.552062">
                <text:p>0.5520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7184">
                <text:p>0.17184</text:p>
              </table:table-cell>
              <table:table-cell office:value-type="float" office:value="0.405535">
                <text:p>0.4055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579746">
                <text:p>0.579746</text:p>
              </table:table-cell>
              <table:table-cell office:value-type="float" office:value="0.823921">
                <text:p>0.8239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64016">
                <text:p>0.964016</text:p>
              </table:table-cell>
              <table:table-cell office:value-type="float" office:value="0.724972">
                <text:p>0.7249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641772">
                <text:p>0.0641772</text:p>
              </table:table-cell>
              <table:table-cell office:value-type="float" office:value="0.780587">
                <text:p>0.7805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01884">
                <text:p>0.701884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03247">
                <text:p>0.803247</text:p>
              </table:table-cell>
              <table:table-cell office:value-type="float" office:value="0.0440231">
                <text:p>0.04402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349821">
                <text:p>0.0349821</text:p>
              </table:table-cell>
              <table:table-cell office:value-type="float" office:value="0.689436">
                <text:p>0.6894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4268">
                <text:p>0.44268</text:p>
              </table:table-cell>
              <table:table-cell office:value-type="float" office:value="0.664245">
                <text:p>0.6642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64731">
                <text:p>0.164731</text:p>
              </table:table-cell>
              <table:table-cell office:value-type="float" office:value="0.107325">
                <text:p>0.1073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61162">
                <text:p>0.561162</text:p>
              </table:table-cell>
              <table:table-cell office:value-type="float" office:value="0.303804">
                <text:p>0.3038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2088">
                <text:p>0.182088</text:p>
              </table:table-cell>
              <table:table-cell office:value-type="float" office:value="0.879568">
                <text:p>0.8795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82091">
                <text:p>0.882091</text:p>
              </table:table-cell>
              <table:table-cell office:value-type="float" office:value="0.0365149">
                <text:p>0.03651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3163">
                <text:p>0.43163</text:p>
              </table:table-cell>
              <table:table-cell office:value-type="float" office:value="0.0539315">
                <text:p>0.05393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4205">
                <text:p>0.44205</text:p>
              </table:table-cell>
              <table:table-cell office:value-type="float" office:value="0.0113763">
                <text:p>0.01137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77853">
                <text:p>0.877853</text:p>
              </table:table-cell>
              <table:table-cell office:value-type="float" office:value="0.406066">
                <text:p>0.4060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91404">
                <text:p>0.0791404</text:p>
              </table:table-cell>
              <table:table-cell office:value-type="float" office:value="0.800525">
                <text:p>0.8005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00662">
                <text:p>0.500662</text:p>
              </table:table-cell>
              <table:table-cell office:value-type="float" office:value="0.983925">
                <text:p>0.9839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692501">
                <text:p>0.692501</text:p>
              </table:table-cell>
              <table:table-cell office:value-type="float" office:value="0.202546">
                <text:p>0.2025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9125">
                <text:p>0.189125</text:p>
              </table:table-cell>
              <table:table-cell office:value-type="float" office:value="0.495748">
                <text:p>0.4957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46569">
                <text:p>0.246569</text:p>
              </table:table-cell>
              <table:table-cell office:value-type="float" office:value="0.224108">
                <text:p>0.2241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5184">
                <text:p>0.185184</text:p>
              </table:table-cell>
              <table:table-cell office:value-type="float" office:value="0.689249">
                <text:p>0.6892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32617">
                <text:p>0.232617</text:p>
              </table:table-cell>
              <table:table-cell office:value-type="float" office:value="0.0530833">
                <text:p>0.05308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290455">
                <text:p>0.0290455</text:p>
              </table:table-cell>
              <table:table-cell office:value-type="float" office:value="0.793779">
                <text:p>0.7937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56888">
                <text:p>0.356888</text:p>
              </table:table-cell>
              <table:table-cell office:value-type="float" office:value="0.211133">
                <text:p>0.2111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73347">
                <text:p>0.673347</text:p>
              </table:table-cell>
              <table:table-cell office:value-type="float" office:value="0.238979">
                <text:p>0.2389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47648">
                <text:p>0.247648</text:p>
              </table:table-cell>
              <table:table-cell office:value-type="float" office:value="0.104977">
                <text:p>0.1049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9291">
                <text:p>0.29291</text:p>
              </table:table-cell>
              <table:table-cell office:value-type="float" office:value="0.689698">
                <text:p>0.6896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16353">
                <text:p>0.116353</text:p>
              </table:table-cell>
              <table:table-cell office:value-type="float" office:value="0.170763">
                <text:p>0.1707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957639">
                <text:p>0.0957639</text:p>
              </table:table-cell>
              <table:table-cell office:value-type="float" office:value="0.852702">
                <text:p>0.8527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90837">
                <text:p>0.890837</text:p>
              </table:table-cell>
              <table:table-cell office:value-type="float" office:value="0.174904">
                <text:p>0.1749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53227">
                <text:p>0.653227</text:p>
              </table:table-cell>
              <table:table-cell office:value-type="float" office:value="0.391499">
                <text:p>0.3914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58829">
                <text:p>0.158829</text:p>
              </table:table-cell>
              <table:table-cell office:value-type="float" office:value="0.345728">
                <text:p>0.3457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94046">
                <text:p>0.594046</text:p>
              </table:table-cell>
              <table:table-cell office:value-type="float" office:value="0.347955">
                <text:p>0.3479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72062">
                <text:p>0.572062</text:p>
              </table:table-cell>
              <table:table-cell office:value-type="float" office:value="0.0266604">
                <text:p>0.02666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513498">
                <text:p>0.513498</text:p>
              </table:table-cell>
              <table:table-cell office:value-type="float" office:value="0.977426">
                <text:p>0.9774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55626">
                <text:p>0.55626</text:p>
              </table:table-cell>
              <table:table-cell office:value-type="float" office:value="0.870385">
                <text:p>0.8703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8559">
                <text:p>0.188559</text:p>
              </table:table-cell>
              <table:table-cell office:value-type="float" office:value="0.229607">
                <text:p>0.2296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09364">
                <text:p>0.109364</text:p>
              </table:table-cell>
              <table:table-cell office:value-type="float" office:value="0.436208">
                <text:p>0.4362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25906">
                <text:p>0.125906</text:p>
              </table:table-cell>
              <table:table-cell office:value-type="float" office:value="0.450938">
                <text:p>0.4509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73037">
                <text:p>0.573037</text:p>
              </table:table-cell>
              <table:table-cell office:value-type="float" office:value="0.22167">
                <text:p>0.221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364">
                <text:p>0.30364</text:p>
              </table:table-cell>
              <table:table-cell office:value-type="float" office:value="0.463875">
                <text:p>0.463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96574">
                <text:p>0.396574</text:p>
              </table:table-cell>
              <table:table-cell office:value-type="float" office:value="0.956867">
                <text:p>0.9568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55374">
                <text:p>0.855374</text:p>
              </table:table-cell>
              <table:table-cell office:value-type="float" office:value="0.555403">
                <text:p>0.5554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03358">
                <text:p>0.903358</text:p>
              </table:table-cell>
              <table:table-cell office:value-type="float" office:value="0.144071">
                <text:p>0.1440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90035">
                <text:p>0.290035</text:p>
              </table:table-cell>
              <table:table-cell office:value-type="float" office:value="0.47542">
                <text:p>0.475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70732">
                <text:p>0.170732</text:p>
              </table:table-cell>
              <table:table-cell office:value-type="float" office:value="0.819899">
                <text:p>0.8198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35834">
                <text:p>0.935834</text:p>
              </table:table-cell>
              <table:table-cell office:value-type="float" office:value="0.119112">
                <text:p>0.119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965383">
                <text:p>0.0965383</text:p>
              </table:table-cell>
              <table:table-cell office:value-type="float" office:value="0.138641">
                <text:p>0.1386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19717">
                <text:p>0.319717</text:p>
              </table:table-cell>
              <table:table-cell office:value-type="float" office:value="0.285098">
                <text:p>0.2850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53771">
                <text:p>0.153771</text:p>
              </table:table-cell>
              <table:table-cell office:value-type="float" office:value="0.404394">
                <text:p>0.404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88805">
                <text:p>0.0688805</text:p>
              </table:table-cell>
              <table:table-cell office:value-type="float" office:value="0.457411">
                <text:p>0.4574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68269">
                <text:p>0.868269</text:p>
              </table:table-cell>
              <table:table-cell office:value-type="float" office:value="0.465454">
                <text:p>0.4654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14278">
                <text:p>0.414278</text:p>
              </table:table-cell>
              <table:table-cell office:value-type="float" office:value="0.723643">
                <text:p>0.7236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08573">
                <text:p>0.0208573</text:p>
              </table:table-cell>
              <table:table-cell office:value-type="float" office:value="0.716873">
                <text:p>0.7168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73063">
                <text:p>0.173063</text:p>
              </table:table-cell>
              <table:table-cell office:value-type="float" office:value="0.924215">
                <text:p>0.9242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0944">
                <text:p>0.860944</text:p>
              </table:table-cell>
              <table:table-cell office:value-type="float" office:value="0.463097">
                <text:p>0.4630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99635">
                <text:p>0.399635</text:p>
              </table:table-cell>
              <table:table-cell office:value-type="float" office:value="0.0316762">
                <text:p>0.03167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82996">
                <text:p>0.282996</text:p>
              </table:table-cell>
              <table:table-cell office:value-type="float" office:value="0.335469">
                <text:p>0.3354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0788">
                <text:p>0.150788</text:p>
              </table:table-cell>
              <table:table-cell office:value-type="float" office:value="0.865377">
                <text:p>0.8653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84801">
                <text:p>0.784801</text:p>
              </table:table-cell>
              <table:table-cell office:value-type="float" office:value="0.247327">
                <text:p>0.24732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401818">
                <text:p>0.00401818</text:p>
              </table:table-cell>
              <table:table-cell office:value-type="float" office:value="0.104518">
                <text:p>0.104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5336">
                <text:p>0.5336</text:p>
              </table:table-cell>
              <table:table-cell office:value-type="float" office:value="0.25373">
                <text:p>0.253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750997">
                <text:p>0.0750997</text:p>
              </table:table-cell>
              <table:table-cell office:value-type="float" office:value="0.364956">
                <text:p>0.3649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00941">
                <text:p>0.100941</text:p>
              </table:table-cell>
              <table:table-cell office:value-type="float" office:value="0.228871">
                <text:p>0.2288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6935">
                <text:p>0.76935</text:p>
              </table:table-cell>
              <table:table-cell office:value-type="float" office:value="0.169821">
                <text:p>0.1698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35275">
                <text:p>0.635275</text:p>
              </table:table-cell>
              <table:table-cell office:value-type="float" office:value="0.10056">
                <text:p>0.10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61261">
                <text:p>0.361261</text:p>
              </table:table-cell>
              <table:table-cell office:value-type="float" office:value="0.656133">
                <text:p>0.6561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97421">
                <text:p>0.997421</text:p>
              </table:table-cell>
              <table:table-cell office:value-type="float" office:value="0.979982">
                <text:p>0.97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10054">
                <text:p>0.710054</text:p>
              </table:table-cell>
              <table:table-cell office:value-type="float" office:value="0.280417">
                <text:p>0.2804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15451">
                <text:p>0.315451</text:p>
              </table:table-cell>
              <table:table-cell office:value-type="float" office:value="0.860842">
                <text:p>0.8608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45794">
                <text:p>0.145794</text:p>
              </table:table-cell>
              <table:table-cell office:value-type="float" office:value="0.100252">
                <text:p>0.1002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08169">
                <text:p>0.108169</text:p>
              </table:table-cell>
              <table:table-cell office:value-type="float" office:value="0.149813">
                <text:p>0.1498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04771">
                <text:p>0.204771</text:p>
              </table:table-cell>
              <table:table-cell office:value-type="float" office:value="0.640593">
                <text:p>0.6405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22079">
                <text:p>0.522079</text:p>
              </table:table-cell>
              <table:table-cell office:value-type="float" office:value="0.738371">
                <text:p>0.7383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94323">
                <text:p>0.894323</text:p>
              </table:table-cell>
              <table:table-cell office:value-type="float" office:value="0.597179">
                <text:p>0.5971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03327">
                <text:p>0.103327</text:p>
              </table:table-cell>
              <table:table-cell office:value-type="float" office:value="0.995264">
                <text:p>0.995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65085">
                <text:p>0.165085</text:p>
              </table:table-cell>
              <table:table-cell office:value-type="float" office:value="0.512332">
                <text:p>0.5123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10296">
                <text:p>0.510296</text:p>
              </table:table-cell>
              <table:table-cell office:value-type="float" office:value="0.80036">
                <text:p>0.800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12891">
                <text:p>0.612891</text:p>
              </table:table-cell>
              <table:table-cell office:value-type="float" office:value="0.871558">
                <text:p>0.8715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05881">
                <text:p>0.405881</text:p>
              </table:table-cell>
              <table:table-cell office:value-type="float" office:value="0.0368405">
                <text:p>0.03684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08702">
                <text:p>0.108702</text:p>
              </table:table-cell>
              <table:table-cell office:value-type="float" office:value="0.403303">
                <text:p>0.4033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68228">
                <text:p>0.0168228</text:p>
              </table:table-cell>
              <table:table-cell office:value-type="float" office:value="0.818755">
                <text:p>0.8187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8372">
                <text:p>0.68372</text:p>
              </table:table-cell>
              <table:table-cell office:value-type="float" office:value="0.332274">
                <text:p>0.3322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32526">
                <text:p>0.432526</text:p>
              </table:table-cell>
              <table:table-cell office:value-type="float" office:value="0.787766">
                <text:p>0.7877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79327">
                <text:p>0.979327</text:p>
              </table:table-cell>
              <table:table-cell office:value-type="float" office:value="0.637297">
                <text:p>0.6372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75668">
                <text:p>0.375668</text:p>
              </table:table-cell>
              <table:table-cell office:value-type="float" office:value="0.322681">
                <text:p>0.3226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985855">
                <text:p>0.0985855</text:p>
              </table:table-cell>
              <table:table-cell office:value-type="float" office:value="0.478996">
                <text:p>0.4789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17945">
                <text:p>0.317945</text:p>
              </table:table-cell>
              <table:table-cell office:value-type="float" office:value="0.924635">
                <text:p>0.9246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1673">
                <text:p>0.351673</text:p>
              </table:table-cell>
              <table:table-cell office:value-type="float" office:value="0.48303">
                <text:p>0.483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6967">
                <text:p>0.436967</text:p>
              </table:table-cell>
              <table:table-cell office:value-type="float" office:value="0.861969">
                <text:p>0.8619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8339">
                <text:p>0.28339</text:p>
              </table:table-cell>
              <table:table-cell office:value-type="float" office:value="0.0498583">
                <text:p>0.04985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80183">
                <text:p>0.480183</text:p>
              </table:table-cell>
              <table:table-cell office:value-type="float" office:value="0.139408">
                <text:p>0.1394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42711">
                <text:p>0.542711</text:p>
              </table:table-cell>
              <table:table-cell office:value-type="float" office:value="0.793546">
                <text:p>0.7935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07639">
                <text:p>0.407639</text:p>
              </table:table-cell>
              <table:table-cell office:value-type="float" office:value="0.226431">
                <text:p>0.2264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2582">
                <text:p>0.12582</text:p>
              </table:table-cell>
              <table:table-cell office:value-type="float" office:value="0.0872361">
                <text:p>0.08723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559451">
                <text:p>0.0559451</text:p>
              </table:table-cell>
              <table:table-cell office:value-type="float" office:value="0.558347">
                <text:p>0.5583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75002">
                <text:p>0.875002</text:p>
              </table:table-cell>
              <table:table-cell office:value-type="float" office:value="0.0352721">
                <text:p>0.03527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95644">
                <text:p>0.195644</text:p>
              </table:table-cell>
              <table:table-cell office:value-type="float" office:value="0.30336">
                <text:p>0.303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03078">
                <text:p>0.0503078</text:p>
              </table:table-cell>
              <table:table-cell office:value-type="float" office:value="0.943987">
                <text:p>0.9439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27016">
                <text:p>0.427016</text:p>
              </table:table-cell>
              <table:table-cell office:value-type="float" office:value="0.996866">
                <text:p>0.9968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6395">
                <text:p>0.26395</text:p>
              </table:table-cell>
              <table:table-cell office:value-type="float" office:value="0.710406">
                <text:p>0.7104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67247">
                <text:p>0.0467247</text:p>
              </table:table-cell>
              <table:table-cell office:value-type="float" office:value="0.997477">
                <text:p>0.9974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36885">
                <text:p>0.136885</text:p>
              </table:table-cell>
              <table:table-cell office:value-type="float" office:value="0.227013">
                <text:p>0.2270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15791">
                <text:p>0.115791</text:p>
              </table:table-cell>
              <table:table-cell office:value-type="float" office:value="0.679596">
                <text:p>0.6795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05589">
                <text:p>0.0205589</text:p>
              </table:table-cell>
              <table:table-cell office:value-type="float" office:value="0.523431">
                <text:p>0.5234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06026">
                <text:p>0.906026</text:p>
              </table:table-cell>
              <table:table-cell office:value-type="float" office:value="0.146379">
                <text:p>0.146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10667">
                <text:p>0.610667</text:p>
              </table:table-cell>
              <table:table-cell office:value-type="float" office:value="0.961971">
                <text:p>0.9619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04726">
                <text:p>0.704726</text:p>
              </table:table-cell>
              <table:table-cell office:value-type="float" office:value="0.485668">
                <text:p>0.4856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69186">
                <text:p>0.169186</text:p>
              </table:table-cell>
              <table:table-cell office:value-type="float" office:value="0.52199">
                <text:p>0.521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59057">
                <text:p>0.359057</text:p>
              </table:table-cell>
              <table:table-cell office:value-type="float" office:value="0.729085">
                <text:p>0.7290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25952">
                <text:p>0.725952</text:p>
              </table:table-cell>
              <table:table-cell office:value-type="float" office:value="0.187921">
                <text:p>0.1879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9648">
                <text:p>0.49648</text:p>
              </table:table-cell>
              <table:table-cell office:value-type="float" office:value="0.772676">
                <text:p>0.7726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5398">
                <text:p>0.185398</text:p>
              </table:table-cell>
              <table:table-cell office:value-type="float" office:value="0.946769">
                <text:p>0.9467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99584">
                <text:p>0.299584</text:p>
              </table:table-cell>
              <table:table-cell office:value-type="float" office:value="0.322283">
                <text:p>0.3222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73782">
                <text:p>0.173782</text:p>
              </table:table-cell>
              <table:table-cell office:value-type="float" office:value="0.415375">
                <text:p>0.415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87834">
                <text:p>0.00187834</text:p>
              </table:table-cell>
              <table:table-cell office:value-type="float" office:value="0.194341">
                <text:p>0.1943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4072">
                <text:p>0.34072</text:p>
              </table:table-cell>
              <table:table-cell office:value-type="float" office:value="0.549472">
                <text:p>0.5494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69876">
                <text:p>0.869876</text:p>
              </table:table-cell>
              <table:table-cell office:value-type="float" office:value="0.0454463">
                <text:p>0.04544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351405">
                <text:p>0.0351405</text:p>
              </table:table-cell>
              <table:table-cell office:value-type="float" office:value="0.867119">
                <text:p>0.8671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39239">
                <text:p>0.239239</text:p>
              </table:table-cell>
              <table:table-cell office:value-type="float" office:value="0.570228">
                <text:p>0.5702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39489">
                <text:p>0.939489</text:p>
              </table:table-cell>
              <table:table-cell office:value-type="float" office:value="0.598296">
                <text:p>0.5982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99313">
                <text:p>0.299313</text:p>
              </table:table-cell>
              <table:table-cell office:value-type="float" office:value="0.863459">
                <text:p>0.8634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8437">
                <text:p>0.38437</text:p>
              </table:table-cell>
              <table:table-cell office:value-type="float" office:value="0.0252645">
                <text:p>0.02526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513803">
                <text:p>0.0513803</text:p>
              </table:table-cell>
              <table:table-cell office:value-type="float" office:value="0.88085">
                <text:p>0.880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97941">
                <text:p>0.797941</text:p>
              </table:table-cell>
              <table:table-cell office:value-type="float" office:value="0.236778">
                <text:p>0.2367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27619">
                <text:p>0.827619</text:p>
              </table:table-cell>
              <table:table-cell office:value-type="float" office:value="0.0975245">
                <text:p>0.097524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559061">
                <text:p>0.559061</text:p>
              </table:table-cell>
              <table:table-cell office:value-type="float" office:value="0.00140116">
                <text:p>0.001401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95742">
                <text:p>0.195742</text:p>
              </table:table-cell>
              <table:table-cell office:value-type="float" office:value="0.451705">
                <text:p>0.4517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117734">
                <text:p>0.00117734</text:p>
              </table:table-cell>
              <table:table-cell office:value-type="float" office:value="0.33872">
                <text:p>0.338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81909">
                <text:p>0.581909</text:p>
              </table:table-cell>
              <table:table-cell office:value-type="float" office:value="0.0363179">
                <text:p>0.036317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05839">
                <text:p>0.205839</text:p>
              </table:table-cell>
              <table:table-cell office:value-type="float" office:value="0.527725">
                <text:p>0.5277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60487">
                <text:p>0.860487</text:p>
              </table:table-cell>
              <table:table-cell office:value-type="float" office:value="0.606881">
                <text:p>0.6068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45223">
                <text:p>0.945223</text:p>
              </table:table-cell>
              <table:table-cell office:value-type="float" office:value="0.0997262">
                <text:p>0.09972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77108">
                <text:p>0.177108</text:p>
              </table:table-cell>
              <table:table-cell office:value-type="float" office:value="0.884712">
                <text:p>0.8847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98023">
                <text:p>0.698023</text:p>
              </table:table-cell>
              <table:table-cell office:value-type="float" office:value="0.476421">
                <text:p>0.4764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48171">
                <text:p>0.748171</text:p>
              </table:table-cell>
              <table:table-cell office:value-type="float" office:value="0.0823923">
                <text:p>0.08239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01686">
                <text:p>0.501686</text:p>
              </table:table-cell>
              <table:table-cell office:value-type="float" office:value="0.799552">
                <text:p>0.7995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63242">
                <text:p>0.963242</text:p>
              </table:table-cell>
              <table:table-cell office:value-type="float" office:value="0.299627">
                <text:p>0.2996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63298">
                <text:p>0.0363298</text:p>
              </table:table-cell>
              <table:table-cell office:value-type="float" office:value="0.790861">
                <text:p>0.7908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97151">
                <text:p>0.397151</text:p>
              </table:table-cell>
              <table:table-cell office:value-type="float" office:value="0.595391">
                <text:p>0.5953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5633">
                <text:p>0.15633</text:p>
              </table:table-cell>
              <table:table-cell office:value-type="float" office:value="0.988005">
                <text:p>0.9880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61756">
                <text:p>0.361756</text:p>
              </table:table-cell>
              <table:table-cell office:value-type="float" office:value="0.625174">
                <text:p>0.625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63893">
                <text:p>0.963893</text:p>
              </table:table-cell>
              <table:table-cell office:value-type="float" office:value="0.106376">
                <text:p>0.1063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99251">
                <text:p>0.399251</text:p>
              </table:table-cell>
              <table:table-cell office:value-type="float" office:value="0.169732">
                <text:p>0.1697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341">
                <text:p>0.6341</text:p>
              </table:table-cell>
              <table:table-cell office:value-type="float" office:value="0.259738">
                <text:p>0.2597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59464">
                <text:p>0.359464</text:p>
              </table:table-cell>
              <table:table-cell office:value-type="float" office:value="0.953721">
                <text:p>0.9537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64036">
                <text:p>0.464036</text:p>
              </table:table-cell>
              <table:table-cell office:value-type="float" office:value="0.0574866">
                <text:p>0.05748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0143">
                <text:p>0.430143</text:p>
              </table:table-cell>
              <table:table-cell office:value-type="float" office:value="0.212207">
                <text:p>0.2122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39879">
                <text:p>0.139879</text:p>
              </table:table-cell>
              <table:table-cell office:value-type="float" office:value="0.931828">
                <text:p>0.9318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17589">
                <text:p>0.0117589</text:p>
              </table:table-cell>
              <table:table-cell office:value-type="float" office:value="0.103121">
                <text:p>0.1031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31455">
                <text:p>0.231455</text:p>
              </table:table-cell>
              <table:table-cell office:value-type="float" office:value="0.0480887">
                <text:p>0.04808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93982">
                <text:p>0.893982</text:p>
              </table:table-cell>
              <table:table-cell office:value-type="float" office:value="0.628606">
                <text:p>0.6286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38656">
                <text:p>0.538656</text:p>
              </table:table-cell>
              <table:table-cell office:value-type="float" office:value="0.799809">
                <text:p>0.7998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24983">
                <text:p>0.424983</text:p>
              </table:table-cell>
              <table:table-cell office:value-type="float" office:value="0.198716">
                <text:p>0.1987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63345">
                <text:p>0.263345</text:p>
              </table:table-cell>
              <table:table-cell office:value-type="float" office:value="0.388876">
                <text:p>0.3888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05092">
                <text:p>0.305092</text:p>
              </table:table-cell>
              <table:table-cell office:value-type="float" office:value="0.662596">
                <text:p>0.662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558608">
                <text:p>0.558608</text:p>
              </table:table-cell>
              <table:table-cell office:value-type="float" office:value="0.939192">
                <text:p>0.9391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22334">
                <text:p>0.922334</text:p>
              </table:table-cell>
              <table:table-cell office:value-type="float" office:value="0.335221">
                <text:p>0.3352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18516">
                <text:p>0.518516</text:p>
              </table:table-cell>
              <table:table-cell office:value-type="float" office:value="0.281798">
                <text:p>0.2817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88943">
                <text:p>0.288943</text:p>
              </table:table-cell>
              <table:table-cell office:value-type="float" office:value="0.982552">
                <text:p>0.9825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39285">
                <text:p>0.339285</text:p>
              </table:table-cell>
              <table:table-cell office:value-type="float" office:value="0.719085">
                <text:p>0.7190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94759">
                <text:p>0.194759</text:p>
              </table:table-cell>
              <table:table-cell office:value-type="float" office:value="0.479163">
                <text:p>0.4791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50914">
                <text:p>0.650914</text:p>
              </table:table-cell>
              <table:table-cell office:value-type="float" office:value="0.206518">
                <text:p>0.2065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82285">
                <text:p>0.582285</text:p>
              </table:table-cell>
              <table:table-cell office:value-type="float" office:value="0.882368">
                <text:p>0.8823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54607">
                <text:p>0.254607</text:p>
              </table:table-cell>
              <table:table-cell office:value-type="float" office:value="0.476267">
                <text:p>0.4762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10974">
                <text:p>0.510974</text:p>
              </table:table-cell>
              <table:table-cell office:value-type="float" office:value="0.898086">
                <text:p>0.8980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62512">
                <text:p>0.162512</text:p>
              </table:table-cell>
              <table:table-cell office:value-type="float" office:value="0.0496305">
                <text:p>0.04963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50043">
                <text:p>0.950043</text:p>
              </table:table-cell>
              <table:table-cell office:value-type="float" office:value="0.122878">
                <text:p>0.1228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54768">
                <text:p>0.0354768</text:p>
              </table:table-cell>
              <table:table-cell office:value-type="float" office:value="0.213388">
                <text:p>0.2133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75984">
                <text:p>0.875984</text:p>
              </table:table-cell>
              <table:table-cell office:value-type="float" office:value="0.0703619">
                <text:p>0.07036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79761">
                <text:p>0.279761</text:p>
              </table:table-cell>
              <table:table-cell office:value-type="float" office:value="0.798318">
                <text:p>0.7983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05583">
                <text:p>0.405583</text:p>
              </table:table-cell>
              <table:table-cell office:value-type="float" office:value="0.798276">
                <text:p>0.7982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801155">
                <text:p>0.0801155</text:p>
              </table:table-cell>
              <table:table-cell office:value-type="float" office:value="0.694526">
                <text:p>0.69452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80828">
                <text:p>0.780828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13612">
                <text:p>0.413612</text:p>
              </table:table-cell>
              <table:table-cell office:value-type="float" office:value="0.975588">
                <text:p>0.9755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98563">
                <text:p>0.898563</text:p>
              </table:table-cell>
              <table:table-cell office:value-type="float" office:value="0.0645254">
                <text:p>0.06452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82106">
                <text:p>0.182106</text:p>
              </table:table-cell>
              <table:table-cell office:value-type="float" office:value="0.480848">
                <text:p>0.4808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46894">
                <text:p>0.946894</text:p>
              </table:table-cell>
              <table:table-cell office:value-type="float" office:value="0.436712">
                <text:p>0.4367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57115">
                <text:p>0.957115</text:p>
              </table:table-cell>
              <table:table-cell office:value-type="float" office:value="0.457868">
                <text:p>0.4578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34799">
                <text:p>0.334799</text:p>
              </table:table-cell>
              <table:table-cell office:value-type="float" office:value="0.119626">
                <text:p>0.1196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507498">
                <text:p>0.507498</text:p>
              </table:table-cell>
              <table:table-cell office:value-type="float" office:value="0.0326938">
                <text:p>0.03269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56387">
                <text:p>0.956387</text:p>
              </table:table-cell>
              <table:table-cell office:value-type="float" office:value="0.457541">
                <text:p>0.4575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55572">
                <text:p>0.155572</text:p>
              </table:table-cell>
              <table:table-cell office:value-type="float" office:value="0.991864">
                <text:p>0.9918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32432">
                <text:p>0.332432</text:p>
              </table:table-cell>
              <table:table-cell office:value-type="float" office:value="0.546912">
                <text:p>0.5469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4523">
                <text:p>0.34523</text:p>
              </table:table-cell>
              <table:table-cell office:value-type="float" office:value="0.143271">
                <text:p>0.1432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10469">
                <text:p>0.410469</text:p>
              </table:table-cell>
              <table:table-cell office:value-type="float" office:value="0.425345">
                <text:p>0.4253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37797">
                <text:p>0.837797</text:p>
              </table:table-cell>
              <table:table-cell office:value-type="float" office:value="0.191298">
                <text:p>0.1912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44745">
                <text:p>0.844745</text:p>
              </table:table-cell>
              <table:table-cell office:value-type="float" office:value="0.251409">
                <text:p>0.2514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66885">
                <text:p>0.166885</text:p>
              </table:table-cell>
              <table:table-cell office:value-type="float" office:value="0.743309">
                <text:p>0.7433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15934">
                <text:p>0.315934</text:p>
              </table:table-cell>
              <table:table-cell office:value-type="float" office:value="0.348991">
                <text:p>0.348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24157">
                <text:p>0.224157</text:p>
              </table:table-cell>
              <table:table-cell office:value-type="float" office:value="0.262828">
                <text:p>0.2628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85703">
                <text:p>0.785703</text:p>
              </table:table-cell>
              <table:table-cell office:value-type="float" office:value="0.181272">
                <text:p>0.1812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20696">
                <text:p>0.720696</text:p>
              </table:table-cell>
              <table:table-cell office:value-type="float" office:value="0.120502">
                <text:p>0.1205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00898">
                <text:p>0.300898</text:p>
              </table:table-cell>
              <table:table-cell office:value-type="float" office:value="0.228194">
                <text:p>0.2281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53196">
                <text:p>0.153196</text:p>
              </table:table-cell>
              <table:table-cell office:value-type="float" office:value="0.257285">
                <text:p>0.25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Hoja1.H1:Hoja1.I10" svg:x="0.32cm" svg:y="0.18cm" svg:width="13.044cm" svg:height="8.64cm">
          <chartooo:coordinate-region svg:x="1.047cm" svg:y="0.379cm" svg:width="11.9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I1:Hoja1.I10" chart:class="chart:scatter">
            <chart:domain table:cell-range-address="Hoja1.H1:Hoja1.H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0169">
                <text:p>0.610169</text:p>
                <draw:g>
                  <svg:desc>Hoja1.H1:Hoja1.H10</svg:desc>
                </draw:g>
              </table:table-cell>
              <table:table-cell office:value-type="float" office:value="0.583333">
                <text:p>0.583333</text:p>
                <draw:g>
                  <svg:desc>Hoja1.I1:Hoja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0169">
                <text:p>0.610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4068">
                <text:p>0.644068</text:p>
              </table:table-cell>
              <table:table-cell office:value-type="float" office:value="0.541667">
                <text:p>0.54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22">
                <text:p>0.59322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322">
                <text:p>0.593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2712">
                <text:p>0.762712</text:p>
              </table:table-cell>
              <table:table-cell office:value-type="float" office:value="0.708333">
                <text:p>0.708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7966">
                <text:p>0.677966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661">
                <text:p>0.79661</text:p>
              </table:table-cell>
              <table:table-cell office:value-type="float" office:value="0.916667">
                <text:p>0.91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4068">
                <text:p>0.644068</text:p>
              </table:table-cell>
              <table:table-cell office:value-type="float" office:value="0.708333">
                <text:p>0.708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